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libri Light" svg:font-family="&quot;Calibri Light&quot;"/>
    <style:font-face style:name="Liberation Sans1" svg:font-family="&quot;Liberation Sans1&quot;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size="11pt" style:font-size-asian="11pt" style:font-size-complex="11pt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Helvetica" style:font-name-asian="Helvetica" style:font-name-complex="Helvetica" fo:font-size="11pt" style:font-size-asian="11pt" style:font-size-complex="11pt"/>
    </style:style>
    <style:style style:name="ce5" style:family="table-cell" style:parent-style-name="Normal_32_2" style:data-style-name="N0">
      <style:table-cell-properties style:vertical-align="automatic" fo:background-color="transparent"/>
      <style:text-properties style:font-name="Helvetica" style:font-name-asian="Helvetica" style:font-name-complex="Helvetica" fo:font-size="11pt" style:font-size-asian="11pt" style:font-size-complex="11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Corruption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IdPays</text:p>
          </table:table-cell>
          <table:table-cell office:value-type="string" table:style-name="ce2">
            <text:p>Valeur</text:p>
          </table:table-cell>
          <table:table-cell office:value-type="string" table:style-name="ce1">
            <text:p>Annee</text:p>
          </table:table-cell>
          <table:table-cell office:value-type="string" table:style-name="ce1">
            <text:p>IdCorruption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17" table:style-name="ce1">
            <text:p>4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21" table:style-name="ce1">
            <text:p>4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31" table:style-name="ce1">
            <text:p>4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42" table:style-name="ce1">
            <text:p>4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81" table:style-name="ce1">
            <text:p>48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93" table:style-name="ce1">
            <text:p>49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06" table:style-name="ce1">
            <text:p>50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11" table:style-name="ce1">
            <text:p>51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23" table:style-name="ce1">
            <text:p>52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24" table:style-name="ce1">
            <text:p>52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25" table:style-name="ce1">
            <text:p>52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29" table:style-name="ce1">
            <text:p>52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30" table:style-name="ce1">
            <text:p>530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35" table:style-name="ce1">
            <text:p>53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36" table:style-name="ce1">
            <text:p>536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39" table:style-name="ce1">
            <text:p>53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46" table:style-name="ce1">
            <text:p>54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51" table:style-name="ce1">
            <text:p>55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56" table:style-name="ce1">
            <text:p>55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3" table:style-name="ce1">
            <text:p>56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74" table:style-name="ce1">
            <text:p>57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77" table:style-name="ce1">
            <text:p>57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82" table:style-name="ce1">
            <text:p>58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87" table:style-name="ce1">
            <text:p>58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91" table:style-name="ce1">
            <text:p>59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92" table:style-name="ce1">
            <text:p>59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95" table:style-name="ce1">
            <text:p>595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96" table:style-name="ce1">
            <text:p>59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602" table:style-name="ce1">
            <text:p>60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604" table:style-name="ce1">
            <text:p>60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12" table:style-name="ce1">
            <text:p>61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14" table:style-name="ce1">
            <text:p>614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17" table:style-name="ce1">
            <text:p>61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19" table:style-name="ce1">
            <text:p>6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23" table:style-name="ce1">
            <text:p>62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24" table:style-name="ce1">
            <text:p>6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26" table:style-name="ce1">
            <text:p>62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27" table:style-name="ce1">
            <text:p>6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30" table:style-name="ce1">
            <text:p>63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34" table:style-name="ce1">
            <text:p>6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36" table:style-name="ce1">
            <text:p>63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43" table:style-name="ce1">
            <text:p>6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48" table:style-name="ce1">
            <text:p>64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49" table:style-name="ce1">
            <text:p>6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52" table:style-name="ce1">
            <text:p>65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56" table:style-name="ce1">
            <text:p>65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59" table:style-name="ce1">
            <text:p>65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62" table:style-name="ce1">
            <text:p>66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64" table:style-name="ce1">
            <text:p>66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65" table:style-name="ce1">
            <text:p>66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70" table:style-name="ce1">
            <text:p>67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71" table:style-name="ce1">
            <text:p>67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76" table:style-name="ce1">
            <text:p>67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77" table:style-name="ce1">
            <text:p>67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3" table:style-name="ce1">
            <text:p>683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4" table:style-name="ce1">
            <text:p>68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90" table:style-name="ce1">
            <text:p>69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99" table:style-name="ce1">
            <text:p>69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04" table:style-name="ce1">
            <text:p>70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09" table:style-name="ce1">
            <text:p>70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10" table:style-name="ce1">
            <text:p>71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11" table:style-name="ce1">
            <text:p>71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14" table:style-name="ce1">
            <text:p>71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15" table:style-name="ce1">
            <text:p>71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16" table:style-name="ce1">
            <text:p>716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17" table:style-name="ce1">
            <text:p>71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18" table:style-name="ce1">
            <text:p>71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19" table:style-name="ce1">
            <text:p>719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21" table:style-name="ce1">
            <text:p>72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24" table:style-name="ce1">
            <text:p>72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29" table:style-name="ce1">
            <text:p>72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31" table:style-name="ce1">
            <text:p>731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35" table:style-name="ce1">
            <text:p>73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37" table:style-name="ce1">
            <text:p>73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39" table:style-name="ce1">
            <text:p>739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40" table:style-name="ce1">
            <text:p>74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42" table:style-name="ce1">
            <text:p>74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44" table:style-name="ce1">
            <text:p>744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46" table:style-name="ce1">
            <text:p>74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47" table:style-name="ce1">
            <text:p>74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50" table:style-name="ce1">
            <text:p>75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52" table:style-name="ce1">
            <text:p>752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53" table:style-name="ce1">
            <text:p>75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54" table:style-name="ce1">
            <text:p>75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55" table:style-name="ce1">
            <text:p>75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56" table:style-name="ce1">
            <text:p>75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57" table:style-name="ce1">
            <text:p>75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58" table:style-name="ce1">
            <text:p>75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62" table:style-name="ce1">
            <text:p>76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63" table:style-name="ce1">
            <text:p>76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66" table:style-name="ce1">
            <text:p>76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67" table:style-name="ce1">
            <text:p>76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68" table:style-name="ce1">
            <text:p>76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69" table:style-name="ce1">
            <text:p>769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1" table:style-name="ce1">
            <text:p>771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3" table:style-name="ce1">
            <text:p>77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5" table:style-name="ce1">
            <text:p>77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6" table:style-name="ce1">
            <text:p>77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8" table:style-name="ce1">
            <text:p>77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9" table:style-name="ce1">
            <text:p>77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80" table:style-name="ce1">
            <text:p>78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81" table:style-name="ce1">
            <text:p>78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82" table:style-name="ce1">
            <text:p>78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83" table:style-name="ce1">
            <text:p>78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84" table:style-name="ce1">
            <text:p>78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85" table:style-name="ce1">
            <text:p>78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86" table:style-name="ce1">
            <text:p>78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88" table:style-name="ce1">
            <text:p>78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89" table:style-name="ce1">
            <text:p>78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90" table:style-name="ce1">
            <text:p>79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91" table:style-name="ce1">
            <text:p>79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93" table:style-name="ce1">
            <text:p>79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94" table:style-name="ce1">
            <text:p>79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96" table:style-name="ce1">
            <text:p>79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97" table:style-name="ce1">
            <text:p>79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98" table:style-name="ce1">
            <text:p>798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99" table:style-name="ce1">
            <text:p>79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01" table:style-name="ce1">
            <text:p>80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03" table:style-name="ce1">
            <text:p>803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04" table:style-name="ce1">
            <text:p>80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05" table:style-name="ce1">
            <text:p>80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06" table:style-name="ce1">
            <text:p>80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07" table:style-name="ce1">
            <text:p>80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08" table:style-name="ce1">
            <text:p>80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09" table:style-name="ce1">
            <text:p>80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10" table:style-name="ce1">
            <text:p>81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13" table:style-name="ce1">
            <text:p>8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14" table:style-name="ce1">
            <text:p>8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15" table:style-name="ce1">
            <text:p>81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16" table:style-name="ce1">
            <text:p>8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18" table:style-name="ce1">
            <text:p>8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19" table:style-name="ce1">
            <text:p>819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20" table:style-name="ce1">
            <text:p>82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23" table:style-name="ce1">
            <text:p>82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26" table:style-name="ce1">
            <text:p>8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27" table:style-name="ce1">
            <text:p>8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28" table:style-name="ce1">
            <text:p>82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30" table:style-name="ce1">
            <text:p>8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31" table:style-name="ce1">
            <text:p>8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32" table:style-name="ce1">
            <text:p>832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33" table:style-name="ce1">
            <text:p>8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34" table:style-name="ce1">
            <text:p>834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37" table:style-name="ce1">
            <text:p>8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39" table:style-name="ce1">
            <text:p>8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41" table:style-name="ce1">
            <text:p>84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43" table:style-name="ce1">
            <text:p>84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46" table:style-name="ce1">
            <text:p>8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47" table:style-name="ce1">
            <text:p>84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49" table:style-name="ce1">
            <text:p>8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50" table:style-name="ce1">
            <text:p>8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52" table:style-name="ce1">
            <text:p>85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54" table:style-name="ce1">
            <text:p>85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55" table:style-name="ce1">
            <text:p>85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59" table:style-name="ce1">
            <text:p>85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61" table:style-name="ce1">
            <text:p>86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64" table:style-name="ce1">
            <text:p>86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66" table:style-name="ce1">
            <text:p>86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67" table:style-name="ce1">
            <text:p>86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68" table:style-name="ce1">
            <text:p>86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69" table:style-name="ce1">
            <text:p>86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70" table:style-name="ce1">
            <text:p>87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71" table:style-name="ce1">
            <text:p>87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73" table:style-name="ce1">
            <text:p>87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74" table:style-name="ce1">
            <text:p>87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75" table:style-name="ce1">
            <text:p>875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76" table:style-name="ce1">
            <text:p>876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77" table:style-name="ce1">
            <text:p>87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78" table:style-name="ce1">
            <text:p>87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79" table:style-name="ce1">
            <text:p>87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0" table:style-name="ce1">
            <text:p>88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1" table:style-name="ce1">
            <text:p>88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2" table:style-name="ce1">
            <text:p>88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3" table:style-name="ce1">
            <text:p>883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4" table:style-name="ce1">
            <text:p>88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5" table:style-name="ce1">
            <text:p>88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6" table:style-name="ce1">
            <text:p>886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7" table:style-name="ce1">
            <text:p>88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8" table:style-name="ce1">
            <text:p>888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90" table:style-name="ce1">
            <text:p>89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91" table:style-name="ce1">
            <text:p>89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92" table:style-name="ce1">
            <text:p>89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93" table:style-name="ce1">
            <text:p>89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94" table:style-name="ce1">
            <text:p>89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95" table:style-name="ce1">
            <text:p>89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96" table:style-name="ce1">
            <text:p>89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97" table:style-name="ce1">
            <text:p>89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98" table:style-name="ce1">
            <text:p>89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01" table:style-name="ce1">
            <text:p>90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02" table:style-name="ce1">
            <text:p>90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03" table:style-name="ce1">
            <text:p>90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05" table:style-name="ce1">
            <text:p>90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06" table:style-name="ce1">
            <text:p>90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07" table:style-name="ce1">
            <text:p>90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08" table:style-name="ce1">
            <text:p>90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12" table:style-name="ce1">
            <text:p>91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13" table:style-name="ce1">
            <text:p>91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15" table:style-name="ce1">
            <text:p>91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17" table:style-name="ce1">
            <text:p>91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18" table:style-name="ce1">
            <text:p>91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19" table:style-name="ce1">
            <text:p>919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22" table:style-name="ce1">
            <text:p>922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23" table:style-name="ce1">
            <text:p>92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24" table:style-name="ce1">
            <text:p>92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25" table:style-name="ce1">
            <text:p>92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26" table:style-name="ce1">
            <text:p>92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31" table:style-name="ce1">
            <text:p>93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33" table:style-name="ce1">
            <text:p>93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34" table:style-name="ce1">
            <text:p>934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36" table:style-name="ce1">
            <text:p>936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37" table:style-name="ce1">
            <text:p>93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38" table:style-name="ce1">
            <text:p>93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40" table:style-name="ce1">
            <text:p>94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41" table:style-name="ce1">
            <text:p>94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42" table:style-name="ce1">
            <text:p>942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44" table:style-name="ce1">
            <text:p>94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45" table:style-name="ce1">
            <text:p>94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46" table:style-name="ce1">
            <text:p>9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48" table:style-name="ce1">
            <text:p>94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49" table:style-name="ce1">
            <text:p>94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50" table:style-name="ce1">
            <text:p>95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51" table:style-name="ce1">
            <text:p>95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53" table:style-name="ce1">
            <text:p>95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54" table:style-name="ce1">
            <text:p>954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55" table:style-name="ce1">
            <text:p>955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56" table:style-name="ce1">
            <text:p>95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57" table:style-name="ce1">
            <text:p>95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58" table:style-name="ce1">
            <text:p>95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59" table:style-name="ce1">
            <text:p>95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60" table:style-name="ce1">
            <text:p>96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61" table:style-name="ce1">
            <text:p>96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62" table:style-name="ce1">
            <text:p>96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63" table:style-name="ce1">
            <text:p>96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65" table:style-name="ce1">
            <text:p>96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66" table:style-name="ce1">
            <text:p>96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67" table:style-name="ce1">
            <text:p>96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69" table:style-name="ce1">
            <text:p>96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0" table:style-name="ce1">
            <text:p>97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3" table:style-name="ce1">
            <text:p>973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4" table:style-name="ce1">
            <text:p>974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6" table:style-name="ce1">
            <text:p>97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7" table:style-name="ce1">
            <text:p>977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8" table:style-name="ce1">
            <text:p>97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9" table:style-name="ce1">
            <text:p>97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80" table:style-name="ce1">
            <text:p>98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81" table:style-name="ce1">
            <text:p>98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82" table:style-name="ce1">
            <text:p>98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84" table:style-name="ce1">
            <text:p>98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86" table:style-name="ce1">
            <text:p>98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87" table:style-name="ce1">
            <text:p>98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88" table:style-name="ce1">
            <text:p>98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89" table:style-name="ce1">
            <text:p>98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90" table:style-name="ce1">
            <text:p>99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91" table:style-name="ce1">
            <text:p>99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92" table:style-name="ce1">
            <text:p>99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93" table:style-name="ce1">
            <text:p>99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94" table:style-name="ce1">
            <text:p>99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96" table:style-name="ce1">
            <text:p>99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98" table:style-name="ce1">
            <text:p>99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01" table:style-name="ce1">
            <text:p>1001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02" table:style-name="ce1">
            <text:p>100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03" table:style-name="ce1">
            <text:p>100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04" table:style-name="ce1">
            <text:p>100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05" table:style-name="ce1">
            <text:p>100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06" table:style-name="ce1">
            <text:p>1006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07" table:style-name="ce1">
            <text:p>100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08" table:style-name="ce1">
            <text:p>100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09" table:style-name="ce1">
            <text:p>100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10" table:style-name="ce1">
            <text:p>101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11" table:style-name="ce1">
            <text:p>101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12" table:style-name="ce1">
            <text:p>101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13" table:style-name="ce1">
            <text:p>101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14" table:style-name="ce1">
            <text:p>101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15" table:style-name="ce1">
            <text:p>10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16" table:style-name="ce1">
            <text:p>10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17" table:style-name="ce1">
            <text:p>10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18" table:style-name="ce1">
            <text:p>10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19" table:style-name="ce1">
            <text:p>10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20" table:style-name="ce1">
            <text:p>1020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21" table:style-name="ce1">
            <text:p>10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22" table:style-name="ce1">
            <text:p>1022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23" table:style-name="ce1">
            <text:p>10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24" table:style-name="ce1">
            <text:p>102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25" table:style-name="ce1">
            <text:p>10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26" table:style-name="ce1">
            <text:p>102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27" table:style-name="ce1">
            <text:p>102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28" table:style-name="ce1">
            <text:p>10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30" table:style-name="ce1">
            <text:p>103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31" table:style-name="ce1">
            <text:p>103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32" table:style-name="ce1">
            <text:p>10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33" table:style-name="ce1">
            <text:p>103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34" table:style-name="ce1">
            <text:p>103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35" table:style-name="ce1">
            <text:p>1035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36" table:style-name="ce1">
            <text:p>10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37" table:style-name="ce1">
            <text:p>1037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38" table:style-name="ce1">
            <text:p>10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39" table:style-name="ce1">
            <text:p>10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40" table:style-name="ce1">
            <text:p>10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41" table:style-name="ce1">
            <text:p>10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42" table:style-name="ce1">
            <text:p>10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43" table:style-name="ce1">
            <text:p>104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44" table:style-name="ce1">
            <text:p>10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45" table:style-name="ce1">
            <text:p>10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46" table:style-name="ce1">
            <text:p>10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47" table:style-name="ce1">
            <text:p>10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48" table:style-name="ce1">
            <text:p>10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49" table:style-name="ce1">
            <text:p>10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50" table:style-name="ce1">
            <text:p>10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51" table:style-name="ce1">
            <text:p>105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52" table:style-name="ce1">
            <text:p>105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53" table:style-name="ce1">
            <text:p>105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54" table:style-name="ce1">
            <text:p>105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55" table:style-name="ce1">
            <text:p>105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56" table:style-name="ce1">
            <text:p>105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57" table:style-name="ce1">
            <text:p>105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58" table:style-name="ce1">
            <text:p>105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59" table:style-name="ce1">
            <text:p>105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60" table:style-name="ce1">
            <text:p>106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61" table:style-name="ce1">
            <text:p>106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62" table:style-name="ce1">
            <text:p>106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63" table:style-name="ce1">
            <text:p>106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64" table:style-name="ce1">
            <text:p>106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65" table:style-name="ce1">
            <text:p>106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66" table:style-name="ce1">
            <text:p>106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67" table:style-name="ce1">
            <text:p>106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68" table:style-name="ce1">
            <text:p>106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69" table:style-name="ce1">
            <text:p>106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70" table:style-name="ce1">
            <text:p>107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71" table:style-name="ce1">
            <text:p>107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72" table:style-name="ce1">
            <text:p>107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73" table:style-name="ce1">
            <text:p>107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74" table:style-name="ce1">
            <text:p>107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75" table:style-name="ce1">
            <text:p>107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76" table:style-name="ce1">
            <text:p>107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77" table:style-name="ce1">
            <text:p>107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79" table:style-name="ce1">
            <text:p>1079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80" table:style-name="ce1">
            <text:p>108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81" table:style-name="ce1">
            <text:p>108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82" table:style-name="ce1">
            <text:p>108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83" table:style-name="ce1">
            <text:p>108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84" table:style-name="ce1">
            <text:p>108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85" table:style-name="ce1">
            <text:p>108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86" table:style-name="ce1">
            <text:p>1086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88" table:style-name="ce1">
            <text:p>108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89" table:style-name="ce1">
            <text:p>1089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90" table:style-name="ce1">
            <text:p>109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91" table:style-name="ce1">
            <text:p>1091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92" table:style-name="ce1">
            <text:p>109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93" table:style-name="ce1">
            <text:p>109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94" table:style-name="ce1">
            <text:p>109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95" table:style-name="ce1">
            <text:p>109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96" table:style-name="ce1">
            <text:p>109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97" table:style-name="ce1">
            <text:p>109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98" table:style-name="ce1">
            <text:p>109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099" table:style-name="ce1">
            <text:p>109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00" table:style-name="ce1">
            <text:p>110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01" table:style-name="ce1">
            <text:p>110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02" table:style-name="ce1">
            <text:p>110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03" table:style-name="ce1">
            <text:p>110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04" table:style-name="ce1">
            <text:p>110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05" table:style-name="ce1">
            <text:p>110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06" table:style-name="ce1">
            <text:p>110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07" table:style-name="ce1">
            <text:p>110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08" table:style-name="ce1">
            <text:p>110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09" table:style-name="ce1">
            <text:p>110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10" table:style-name="ce1">
            <text:p>111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11" table:style-name="ce1">
            <text:p>111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12" table:style-name="ce1">
            <text:p>111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13" table:style-name="ce1">
            <text:p>111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14" table:style-name="ce1">
            <text:p>1114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15" table:style-name="ce1">
            <text:p>111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16" table:style-name="ce1">
            <text:p>111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17" table:style-name="ce1">
            <text:p>111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18" table:style-name="ce1">
            <text:p>111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19" table:style-name="ce1">
            <text:p>111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20" table:style-name="ce1">
            <text:p>112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21" table:style-name="ce1">
            <text:p>112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22" table:style-name="ce1">
            <text:p>1122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23" table:style-name="ce1">
            <text:p>112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24" table:style-name="ce1">
            <text:p>112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25" table:style-name="ce1">
            <text:p>1125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26" table:style-name="ce1">
            <text:p>112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27" table:style-name="ce1">
            <text:p>112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28" table:style-name="ce1">
            <text:p>112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29" table:style-name="ce1">
            <text:p>112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30" table:style-name="ce1">
            <text:p>113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31" table:style-name="ce1">
            <text:p>113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33" table:style-name="ce1">
            <text:p>113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34" table:style-name="ce1">
            <text:p>113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35" table:style-name="ce1">
            <text:p>113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36" table:style-name="ce1">
            <text:p>113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37" table:style-name="ce1">
            <text:p>1137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38" table:style-name="ce1">
            <text:p>113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39" table:style-name="ce1">
            <text:p>1139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40" table:style-name="ce1">
            <text:p>114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41" table:style-name="ce1">
            <text:p>114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42" table:style-name="ce1">
            <text:p>114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44" table:style-name="ce1">
            <text:p>114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45" table:style-name="ce1">
            <text:p>1145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48" table:style-name="ce1">
            <text:p>114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49" table:style-name="ce1">
            <text:p>114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50" table:style-name="ce1">
            <text:p>1150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51" table:style-name="ce1">
            <text:p>115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52" table:style-name="ce1">
            <text:p>115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53" table:style-name="ce1">
            <text:p>115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54" table:style-name="ce1">
            <text:p>115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55" table:style-name="ce1">
            <text:p>115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56" table:style-name="ce1">
            <text:p>115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57" table:style-name="ce1">
            <text:p>1157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58" table:style-name="ce1">
            <text:p>1158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59" table:style-name="ce1">
            <text:p>115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60" table:style-name="ce1">
            <text:p>116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61" table:style-name="ce1">
            <text:p>116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62" table:style-name="ce1">
            <text:p>116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63" table:style-name="ce1">
            <text:p>116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64" table:style-name="ce1">
            <text:p>116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65" table:style-name="ce1">
            <text:p>116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66" table:style-name="ce1">
            <text:p>116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67" table:style-name="ce1">
            <text:p>116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68" table:style-name="ce1">
            <text:p>116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69" table:style-name="ce1">
            <text:p>116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70" table:style-name="ce1">
            <text:p>117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71" table:style-name="ce1">
            <text:p>117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72" table:style-name="ce1">
            <text:p>117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73" table:style-name="ce1">
            <text:p>117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74" table:style-name="ce1">
            <text:p>117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77" table:style-name="ce1">
            <text:p>1177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78" table:style-name="ce1">
            <text:p>117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79" table:style-name="ce1">
            <text:p>117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80" table:style-name="ce1">
            <text:p>1180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82" table:style-name="ce1">
            <text:p>118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85" table:style-name="ce1">
            <text:p>118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86" table:style-name="ce1">
            <text:p>118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89" table:style-name="ce1">
            <text:p>118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90" table:style-name="ce1">
            <text:p>119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91" table:style-name="ce1">
            <text:p>119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92" table:style-name="ce1">
            <text:p>119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94" table:style-name="ce1">
            <text:p>119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96" table:style-name="ce1">
            <text:p>119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01" table:style-name="ce1">
            <text:p>120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02" table:style-name="ce1">
            <text:p>120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03" table:style-name="ce1">
            <text:p>120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04" table:style-name="ce1">
            <text:p>1204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05" table:style-name="ce1">
            <text:p>120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06" table:style-name="ce1">
            <text:p>120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08" table:style-name="ce1">
            <text:p>120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09" table:style-name="ce1">
            <text:p>1209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10" table:style-name="ce1">
            <text:p>121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11" table:style-name="ce1">
            <text:p>121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12" table:style-name="ce1">
            <text:p>121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13" table:style-name="ce1">
            <text:p>121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14" table:style-name="ce1">
            <text:p>121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15" table:style-name="ce1">
            <text:p>121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16" table:style-name="ce1">
            <text:p>121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17" table:style-name="ce1">
            <text:p>121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2"/>
          <table:table-cell office:value-type="float" office:value="2005" table:formula="of:=2005" table:style-name="ce1">
            <text:p>2005</text:p>
          </table:table-cell>
          <table:table-cell office:value-type="float" office:value="1218" table:style-name="ce1">
            <text:p>12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21" table:style-name="ce1">
            <text:p>12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22" table:style-name="ce1">
            <text:p>12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23" table:style-name="ce1">
            <text:p>1223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24" table:style-name="ce1">
            <text:p>122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25" table:style-name="ce1">
            <text:p>1225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26" table:style-name="ce1">
            <text:p>122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27" table:style-name="ce1">
            <text:p>122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28" table:style-name="ce1">
            <text:p>122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29" table:style-name="ce1">
            <text:p>12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30" table:style-name="ce1">
            <text:p>12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31" table:style-name="ce1">
            <text:p>12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32" table:style-name="ce1">
            <text:p>12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33" table:style-name="ce1">
            <text:p>123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34" table:style-name="ce1">
            <text:p>123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36" table:style-name="ce1">
            <text:p>123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37" table:style-name="ce1">
            <text:p>123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38" table:style-name="ce1">
            <text:p>1238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39" table:style-name="ce1">
            <text:p>12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40" table:style-name="ce1">
            <text:p>1240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41" table:style-name="ce1">
            <text:p>124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42" table:style-name="ce1">
            <text:p>12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43" table:style-name="ce1">
            <text:p>12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44" table:style-name="ce1">
            <text:p>124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45" table:style-name="ce1">
            <text:p>12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46" table:style-name="ce1">
            <text:p>12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48" table:style-name="ce1">
            <text:p>124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49" table:style-name="ce1">
            <text:p>124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50" table:style-name="ce1">
            <text:p>12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51" table:style-name="ce1">
            <text:p>125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52" table:style-name="ce1">
            <text:p>125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53" table:style-name="ce1">
            <text:p>125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54" table:style-name="ce1">
            <text:p>125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56" table:style-name="ce1">
            <text:p>125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57" table:style-name="ce1">
            <text:p>125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60" table:style-name="ce1">
            <text:p>126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61" table:style-name="ce1">
            <text:p>126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62" table:style-name="ce1">
            <text:p>126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63" table:style-name="ce1">
            <text:p>126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64" table:style-name="ce1">
            <text:p>126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66" table:style-name="ce1">
            <text:p>126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68" table:style-name="ce1">
            <text:p>126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69" table:style-name="ce1">
            <text:p>126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71" table:style-name="ce1">
            <text:p>127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72" table:style-name="ce1">
            <text:p>127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73" table:style-name="ce1">
            <text:p>127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74" table:style-name="ce1">
            <text:p>127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75" table:style-name="ce1">
            <text:p>127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77" table:style-name="ce1">
            <text:p>127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78" table:style-name="ce1">
            <text:p>127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79" table:style-name="ce1">
            <text:p>127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80" table:style-name="ce1">
            <text:p>128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81" table:style-name="ce1">
            <text:p>1281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82" table:style-name="ce1">
            <text:p>1282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83" table:style-name="ce1">
            <text:p>12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84" table:style-name="ce1">
            <text:p>128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85" table:style-name="ce1">
            <text:p>128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86" table:style-name="ce1">
            <text:p>128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87" table:style-name="ce1">
            <text:p>128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88" table:style-name="ce1">
            <text:p>128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90" table:style-name="ce1">
            <text:p>129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91" table:style-name="ce1">
            <text:p>129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92" table:style-name="ce1">
            <text:p>1292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93" table:style-name="ce1">
            <text:p>12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94" table:style-name="ce1">
            <text:p>1294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95" table:style-name="ce1">
            <text:p>129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96" table:style-name="ce1">
            <text:p>129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97" table:style-name="ce1">
            <text:p>129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299" table:style-name="ce1">
            <text:p>129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02" table:style-name="ce1">
            <text:p>130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03" table:style-name="ce1">
            <text:p>130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04" table:style-name="ce1">
            <text:p>130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05" table:style-name="ce1">
            <text:p>130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06" table:style-name="ce1">
            <text:p>130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07" table:style-name="ce1">
            <text:p>130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08" table:style-name="ce1">
            <text:p>130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09" table:style-name="ce1">
            <text:p>130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10" table:style-name="ce1">
            <text:p>131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12" table:style-name="ce1">
            <text:p>131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13" table:style-name="ce1">
            <text:p>131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14" table:style-name="ce1">
            <text:p>131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15" table:style-name="ce1">
            <text:p>131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16" table:style-name="ce1">
            <text:p>131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17" table:style-name="ce1">
            <text:p>1317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18" table:style-name="ce1">
            <text:p>131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19" table:style-name="ce1">
            <text:p>131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20" table:style-name="ce1">
            <text:p>132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21" table:style-name="ce1">
            <text:p>132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22" table:style-name="ce1">
            <text:p>132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23" table:style-name="ce1">
            <text:p>132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27" table:style-name="ce1">
            <text:p>132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28" table:style-name="ce1">
            <text:p>1328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29" table:style-name="ce1">
            <text:p>132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30" table:style-name="ce1">
            <text:p>133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31" table:style-name="ce1">
            <text:p>133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32" table:style-name="ce1">
            <text:p>133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33" table:style-name="ce1">
            <text:p>133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34" table:style-name="ce1">
            <text:p>133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35" table:style-name="ce1">
            <text:p>133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36" table:style-name="ce1">
            <text:p>133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37" table:style-name="ce1">
            <text:p>133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38" table:style-name="ce1">
            <text:p>133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39" table:style-name="ce1">
            <text:p>133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40" table:style-name="ce1">
            <text:p>1340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41" table:style-name="ce1">
            <text:p>134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43" table:style-name="ce1">
            <text:p>134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44" table:style-name="ce1">
            <text:p>134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45" table:style-name="ce1">
            <text:p>134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46" table:style-name="ce1">
            <text:p>134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47" table:style-name="ce1">
            <text:p>134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48" table:style-name="ce1">
            <text:p>1348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49" table:style-name="ce1">
            <text:p>134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50" table:style-name="ce1">
            <text:p>135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51" table:style-name="ce1">
            <text:p>135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52" table:style-name="ce1">
            <text:p>135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53" table:style-name="ce1">
            <text:p>1353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54" table:style-name="ce1">
            <text:p>135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55" table:style-name="ce1">
            <text:p>135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56" table:style-name="ce1">
            <text:p>135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57" table:style-name="ce1">
            <text:p>135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58" table:style-name="ce1">
            <text:p>135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59" table:style-name="ce1">
            <text:p>135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60" table:style-name="ce1">
            <text:p>1360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61" table:style-name="ce1">
            <text:p>1361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62" table:style-name="ce1">
            <text:p>136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63" table:style-name="ce1">
            <text:p>136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64" table:style-name="ce1">
            <text:p>136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66" table:style-name="ce1">
            <text:p>136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67" table:style-name="ce1">
            <text:p>136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68" table:style-name="ce1">
            <text:p>136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69" table:style-name="ce1">
            <text:p>136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71" table:style-name="ce1">
            <text:p>137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73" table:style-name="ce1">
            <text:p>137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74" table:style-name="ce1">
            <text:p>137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75" table:style-name="ce1">
            <text:p>137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76" table:style-name="ce1">
            <text:p>137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77" table:style-name="ce1">
            <text:p>137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79" table:style-name="ce1">
            <text:p>1379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80" table:style-name="ce1">
            <text:p>1380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81" table:style-name="ce1">
            <text:p>138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83" table:style-name="ce1">
            <text:p>1383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84" table:style-name="ce1">
            <text:p>138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85" table:style-name="ce1">
            <text:p>138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86" table:style-name="ce1">
            <text:p>138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87" table:style-name="ce1">
            <text:p>138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88" table:style-name="ce1">
            <text:p>138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89" table:style-name="ce1">
            <text:p>138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91" table:style-name="ce1">
            <text:p>139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92" table:style-name="ce1">
            <text:p>139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93" table:style-name="ce1">
            <text:p>139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94" table:style-name="ce1">
            <text:p>139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95" table:style-name="ce1">
            <text:p>139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96" table:style-name="ce1">
            <text:p>139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97" table:style-name="ce1">
            <text:p>139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98" table:style-name="ce1">
            <text:p>139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399" table:style-name="ce1">
            <text:p>139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00" table:style-name="ce1">
            <text:p>140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01" table:style-name="ce1">
            <text:p>140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02" table:style-name="ce1">
            <text:p>140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03" table:style-name="ce1">
            <text:p>140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04" table:style-name="ce1">
            <text:p>140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05" table:style-name="ce1">
            <text:p>140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06" table:style-name="ce1">
            <text:p>140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07" table:style-name="ce1">
            <text:p>1407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08" table:style-name="ce1">
            <text:p>140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09" table:style-name="ce1">
            <text:p>140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10" table:style-name="ce1">
            <text:p>141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11" table:style-name="ce1">
            <text:p>141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13" table:style-name="ce1">
            <text:p>141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14" table:style-name="ce1">
            <text:p>141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15" table:style-name="ce1">
            <text:p>141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16" table:style-name="ce1">
            <text:p>141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17" table:style-name="ce1">
            <text:p>141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18" table:style-name="ce1">
            <text:p>141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19" table:style-name="ce1">
            <text:p>141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20" table:style-name="ce1">
            <text:p>142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2"/>
          <table:table-cell office:value-type="float" office:value="2006" table:formula="of:=2006" table:style-name="ce1">
            <text:p>2006</text:p>
          </table:table-cell>
          <table:table-cell office:value-type="float" office:value="1421" table:style-name="ce1">
            <text:p>14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22" table:style-name="ce1">
            <text:p>14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23" table:style-name="ce1">
            <text:p>14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24" table:style-name="ce1">
            <text:p>14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26" table:style-name="ce1">
            <text:p>1426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27" table:style-name="ce1">
            <text:p>142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28" table:style-name="ce1">
            <text:p>1428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29" table:style-name="ce1">
            <text:p>14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31" table:style-name="ce1">
            <text:p>14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32" table:style-name="ce1">
            <text:p>14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33" table:style-name="ce1">
            <text:p>143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34" table:style-name="ce1">
            <text:p>14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35" table:style-name="ce1">
            <text:p>14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36" table:style-name="ce1">
            <text:p>14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38" table:style-name="ce1">
            <text:p>14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39" table:style-name="ce1">
            <text:p>14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40" table:style-name="ce1">
            <text:p>144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41" table:style-name="ce1">
            <text:p>1441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42" table:style-name="ce1">
            <text:p>14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43" table:style-name="ce1">
            <text:p>1443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44" table:style-name="ce1">
            <text:p>14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46" table:style-name="ce1">
            <text:p>14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49" table:style-name="ce1">
            <text:p>14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50" table:style-name="ce1">
            <text:p>145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51" table:style-name="ce1">
            <text:p>145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52" table:style-name="ce1">
            <text:p>145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53" table:style-name="ce1">
            <text:p>145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54" table:style-name="ce1">
            <text:p>145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55" table:style-name="ce1">
            <text:p>145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57" table:style-name="ce1">
            <text:p>145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58" table:style-name="ce1">
            <text:p>145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60" table:style-name="ce1">
            <text:p>146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61" table:style-name="ce1">
            <text:p>146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62" table:style-name="ce1">
            <text:p>146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63" table:style-name="ce1">
            <text:p>146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64" table:style-name="ce1">
            <text:p>146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65" table:style-name="ce1">
            <text:p>146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66" table:style-name="ce1">
            <text:p>146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67" table:style-name="ce1">
            <text:p>146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68" table:style-name="ce1">
            <text:p>146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69" table:style-name="ce1">
            <text:p>146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70" table:style-name="ce1">
            <text:p>147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71" table:style-name="ce1">
            <text:p>147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72" table:style-name="ce1">
            <text:p>147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73" table:style-name="ce1">
            <text:p>147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74" table:style-name="ce1">
            <text:p>14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76" table:style-name="ce1">
            <text:p>147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77" table:style-name="ce1">
            <text:p>147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78" table:style-name="ce1">
            <text:p>147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79" table:style-name="ce1">
            <text:p>147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80" table:style-name="ce1">
            <text:p>148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81" table:style-name="ce1">
            <text:p>148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82" table:style-name="ce1">
            <text:p>14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83" table:style-name="ce1">
            <text:p>148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84" table:style-name="ce1">
            <text:p>1484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85" table:style-name="ce1">
            <text:p>1485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86" table:style-name="ce1">
            <text:p>148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87" table:style-name="ce1">
            <text:p>148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88" table:style-name="ce1">
            <text:p>148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89" table:style-name="ce1">
            <text:p>148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90" table:style-name="ce1">
            <text:p>149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91" table:style-name="ce1">
            <text:p>149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92" table:style-name="ce1">
            <text:p>1492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93" table:style-name="ce1">
            <text:p>149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94" table:style-name="ce1">
            <text:p>149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95" table:style-name="ce1">
            <text:p>1495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96" table:style-name="ce1">
            <text:p>149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97" table:style-name="ce1">
            <text:p>1497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98" table:style-name="ce1">
            <text:p>149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499" table:style-name="ce1">
            <text:p>149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00" table:style-name="ce1">
            <text:p>150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01" table:style-name="ce1">
            <text:p>150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02" table:style-name="ce1">
            <text:p>150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03" table:style-name="ce1">
            <text:p>150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04" table:style-name="ce1">
            <text:p>150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05" table:style-name="ce1">
            <text:p>150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06" table:style-name="ce1">
            <text:p>150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07" table:style-name="ce1">
            <text:p>150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08" table:style-name="ce1">
            <text:p>150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09" table:style-name="ce1">
            <text:p>150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10" table:style-name="ce1">
            <text:p>151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11" table:style-name="ce1">
            <text:p>151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12" table:style-name="ce1">
            <text:p>15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13" table:style-name="ce1">
            <text:p>151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14" table:style-name="ce1">
            <text:p>151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15" table:style-name="ce1">
            <text:p>15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16" table:style-name="ce1">
            <text:p>151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17" table:style-name="ce1">
            <text:p>151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18" table:style-name="ce1">
            <text:p>151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19" table:style-name="ce1">
            <text:p>151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20" table:style-name="ce1">
            <text:p>1520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21" table:style-name="ce1">
            <text:p>152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22" table:style-name="ce1">
            <text:p>152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23" table:style-name="ce1">
            <text:p>152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24" table:style-name="ce1">
            <text:p>152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25" table:style-name="ce1">
            <text:p>152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26" table:style-name="ce1">
            <text:p>152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27" table:style-name="ce1">
            <text:p>152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28" table:style-name="ce1">
            <text:p>1528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29" table:style-name="ce1">
            <text:p>152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30" table:style-name="ce1">
            <text:p>153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31" table:style-name="ce1">
            <text:p>1531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32" table:style-name="ce1">
            <text:p>153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33" table:style-name="ce1">
            <text:p>153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34" table:style-name="ce1">
            <text:p>153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35" table:style-name="ce1">
            <text:p>153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36" table:style-name="ce1">
            <text:p>153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37" table:style-name="ce1">
            <text:p>153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38" table:style-name="ce1">
            <text:p>153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39" table:style-name="ce1">
            <text:p>153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40" table:style-name="ce1">
            <text:p>154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41" table:style-name="ce1">
            <text:p>154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42" table:style-name="ce1">
            <text:p>154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43" table:style-name="ce1">
            <text:p>1543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44" table:style-name="ce1">
            <text:p>154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45" table:style-name="ce1">
            <text:p>1545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46" table:style-name="ce1">
            <text:p>154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47" table:style-name="ce1">
            <text:p>154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48" table:style-name="ce1">
            <text:p>154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49" table:style-name="ce1">
            <text:p>154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50" table:style-name="ce1">
            <text:p>155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51" table:style-name="ce1">
            <text:p>1551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52" table:style-name="ce1">
            <text:p>155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53" table:style-name="ce1">
            <text:p>155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54" table:style-name="ce1">
            <text:p>155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55" table:style-name="ce1">
            <text:p>155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56" table:style-name="ce1">
            <text:p>1556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57" table:style-name="ce1">
            <text:p>155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58" table:style-name="ce1">
            <text:p>155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59" table:style-name="ce1">
            <text:p>155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60" table:style-name="ce1">
            <text:p>156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61" table:style-name="ce1">
            <text:p>156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62" table:style-name="ce1">
            <text:p>156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63" table:style-name="ce1">
            <text:p>1563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64" table:style-name="ce1">
            <text:p>1564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65" table:style-name="ce1">
            <text:p>156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66" table:style-name="ce1">
            <text:p>156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67" table:style-name="ce1">
            <text:p>156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68" table:style-name="ce1">
            <text:p>156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69" table:style-name="ce1">
            <text:p>156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70" table:style-name="ce1">
            <text:p>157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71" table:style-name="ce1">
            <text:p>157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72" table:style-name="ce1">
            <text:p>157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73" table:style-name="ce1">
            <text:p>157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74" table:style-name="ce1">
            <text:p>157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75" table:style-name="ce1">
            <text:p>157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76" table:style-name="ce1">
            <text:p>157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77" table:style-name="ce1">
            <text:p>157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78" table:style-name="ce1">
            <text:p>157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79" table:style-name="ce1">
            <text:p>157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80" table:style-name="ce1">
            <text:p>158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81" table:style-name="ce1">
            <text:p>1581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82" table:style-name="ce1">
            <text:p>1582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83" table:style-name="ce1">
            <text:p>1583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84" table:style-name="ce1">
            <text:p>158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85" table:style-name="ce1">
            <text:p>158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86" table:style-name="ce1">
            <text:p>1586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87" table:style-name="ce1">
            <text:p>158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88" table:style-name="ce1">
            <text:p>158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89" table:style-name="ce1">
            <text:p>158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90" table:style-name="ce1">
            <text:p>159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91" table:style-name="ce1">
            <text:p>159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92" table:style-name="ce1">
            <text:p>159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93" table:style-name="ce1">
            <text:p>159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94" table:style-name="ce1">
            <text:p>159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95" table:style-name="ce1">
            <text:p>159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96" table:style-name="ce1">
            <text:p>159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97" table:style-name="ce1">
            <text:p>159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98" table:style-name="ce1">
            <text:p>159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599" table:style-name="ce1">
            <text:p>159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00" table:style-name="ce1">
            <text:p>160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01" table:style-name="ce1">
            <text:p>160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02" table:style-name="ce1">
            <text:p>160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03" table:style-name="ce1">
            <text:p>160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04" table:style-name="ce1">
            <text:p>160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05" table:style-name="ce1">
            <text:p>160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06" table:style-name="ce1">
            <text:p>160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07" table:style-name="ce1">
            <text:p>160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08" table:style-name="ce1">
            <text:p>160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09" table:style-name="ce1">
            <text:p>160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10" table:style-name="ce1">
            <text:p>1610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11" table:style-name="ce1">
            <text:p>161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12" table:style-name="ce1">
            <text:p>161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13" table:style-name="ce1">
            <text:p>161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14" table:style-name="ce1">
            <text:p>161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15" table:style-name="ce1">
            <text:p>1615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16" table:style-name="ce1">
            <text:p>161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17" table:style-name="ce1">
            <text:p>161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18" table:style-name="ce1">
            <text:p>161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19" table:style-name="ce1">
            <text:p>161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20" table:style-name="ce1">
            <text:p>162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21" table:style-name="ce1">
            <text:p>162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22" table:style-name="ce1">
            <text:p>162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23" table:style-name="ce1">
            <text:p>162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2"/>
          <table:table-cell office:value-type="float" office:value="2007" table:formula="of:=2007" table:style-name="ce1">
            <text:p>2007</text:p>
          </table:table-cell>
          <table:table-cell office:value-type="float" office:value="1624" table:style-name="ce1">
            <text:p>16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25" table:style-name="ce1">
            <text:p>16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26" table:style-name="ce1">
            <text:p>16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27" table:style-name="ce1">
            <text:p>16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28" table:style-name="ce1">
            <text:p>16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29" table:style-name="ce1">
            <text:p>1629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30" table:style-name="ce1">
            <text:p>16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31" table:style-name="ce1">
            <text:p>1631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32" table:style-name="ce1">
            <text:p>16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33" table:style-name="ce1">
            <text:p>163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34" table:style-name="ce1">
            <text:p>16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35" table:style-name="ce1">
            <text:p>16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36" table:style-name="ce1">
            <text:p>163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37" table:style-name="ce1">
            <text:p>16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38" table:style-name="ce1">
            <text:p>16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39" table:style-name="ce1">
            <text:p>16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40" table:style-name="ce1">
            <text:p>16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41" table:style-name="ce1">
            <text:p>16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42" table:style-name="ce1">
            <text:p>16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43" table:style-name="ce1">
            <text:p>16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44" table:style-name="ce1">
            <text:p>1644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45" table:style-name="ce1">
            <text:p>164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46" table:style-name="ce1">
            <text:p>1646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47" table:style-name="ce1">
            <text:p>164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48" table:style-name="ce1">
            <text:p>16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49" table:style-name="ce1">
            <text:p>16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50" table:style-name="ce1">
            <text:p>165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51" table:style-name="ce1">
            <text:p>165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52" table:style-name="ce1">
            <text:p>165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53" table:style-name="ce1">
            <text:p>165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54" table:style-name="ce1">
            <text:p>165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55" table:style-name="ce1">
            <text:p>165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56" table:style-name="ce1">
            <text:p>165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57" table:style-name="ce1">
            <text:p>165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58" table:style-name="ce1">
            <text:p>165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59" table:style-name="ce1">
            <text:p>165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60" table:style-name="ce1">
            <text:p>166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61" table:style-name="ce1">
            <text:p>166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62" table:style-name="ce1">
            <text:p>166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63" table:style-name="ce1">
            <text:p>166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64" table:style-name="ce1">
            <text:p>166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65" table:style-name="ce1">
            <text:p>166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66" table:style-name="ce1">
            <text:p>166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67" table:style-name="ce1">
            <text:p>166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68" table:style-name="ce1">
            <text:p>166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69" table:style-name="ce1">
            <text:p>166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70" table:style-name="ce1">
            <text:p>167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71" table:style-name="ce1">
            <text:p>167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72" table:style-name="ce1">
            <text:p>167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73" table:style-name="ce1">
            <text:p>167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74" table:style-name="ce1">
            <text:p>167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75" table:style-name="ce1">
            <text:p>167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76" table:style-name="ce1">
            <text:p>167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77" table:style-name="ce1">
            <text:p>167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78" table:style-name="ce1">
            <text:p>167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79" table:style-name="ce1">
            <text:p>167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80" table:style-name="ce1">
            <text:p>168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81" table:style-name="ce1">
            <text:p>168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82" table:style-name="ce1">
            <text:p>168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83" table:style-name="ce1">
            <text:p>168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84" table:style-name="ce1">
            <text:p>168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85" table:style-name="ce1">
            <text:p>168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86" table:style-name="ce1">
            <text:p>168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87" table:style-name="ce1">
            <text:p>1687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88" table:style-name="ce1">
            <text:p>1688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89" table:style-name="ce1">
            <text:p>168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90" table:style-name="ce1">
            <text:p>169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91" table:style-name="ce1">
            <text:p>169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92" table:style-name="ce1">
            <text:p>169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93" table:style-name="ce1">
            <text:p>169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94" table:style-name="ce1">
            <text:p>169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95" table:style-name="ce1">
            <text:p>1695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96" table:style-name="ce1">
            <text:p>169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97" table:style-name="ce1">
            <text:p>169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98" table:style-name="ce1">
            <text:p>1698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699" table:style-name="ce1">
            <text:p>169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00" table:style-name="ce1">
            <text:p>1700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01" table:style-name="ce1">
            <text:p>170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02" table:style-name="ce1">
            <text:p>170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03" table:style-name="ce1">
            <text:p>170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04" table:style-name="ce1">
            <text:p>170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05" table:style-name="ce1">
            <text:p>170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06" table:style-name="ce1">
            <text:p>170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07" table:style-name="ce1">
            <text:p>170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08" table:style-name="ce1">
            <text:p>170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09" table:style-name="ce1">
            <text:p>170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10" table:style-name="ce1">
            <text:p>171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11" table:style-name="ce1">
            <text:p>171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12" table:style-name="ce1">
            <text:p>171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13" table:style-name="ce1">
            <text:p>171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14" table:style-name="ce1">
            <text:p>17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15" table:style-name="ce1">
            <text:p>17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16" table:style-name="ce1">
            <text:p>171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17" table:style-name="ce1">
            <text:p>171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18" table:style-name="ce1">
            <text:p>171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19" table:style-name="ce1">
            <text:p>171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20" table:style-name="ce1">
            <text:p>172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21" table:style-name="ce1">
            <text:p>172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22" table:style-name="ce1">
            <text:p>17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23" table:style-name="ce1">
            <text:p>1723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24" table:style-name="ce1">
            <text:p>172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25" table:style-name="ce1">
            <text:p>172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26" table:style-name="ce1">
            <text:p>172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27" table:style-name="ce1">
            <text:p>172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28" table:style-name="ce1">
            <text:p>172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29" table:style-name="ce1">
            <text:p>172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30" table:style-name="ce1">
            <text:p>173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31" table:style-name="ce1">
            <text:p>1731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32" table:style-name="ce1">
            <text:p>173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33" table:style-name="ce1">
            <text:p>173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34" table:style-name="ce1">
            <text:p>1734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35" table:style-name="ce1">
            <text:p>173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36" table:style-name="ce1">
            <text:p>173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37" table:style-name="ce1">
            <text:p>173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38" table:style-name="ce1">
            <text:p>173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39" table:style-name="ce1">
            <text:p>173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40" table:style-name="ce1">
            <text:p>174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41" table:style-name="ce1">
            <text:p>174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42" table:style-name="ce1">
            <text:p>174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43" table:style-name="ce1">
            <text:p>174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44" table:style-name="ce1">
            <text:p>174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45" table:style-name="ce1">
            <text:p>174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46" table:style-name="ce1">
            <text:p>1746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47" table:style-name="ce1">
            <text:p>174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48" table:style-name="ce1">
            <text:p>1748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49" table:style-name="ce1">
            <text:p>174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50" table:style-name="ce1">
            <text:p>175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51" table:style-name="ce1">
            <text:p>175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52" table:style-name="ce1">
            <text:p>175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53" table:style-name="ce1">
            <text:p>175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54" table:style-name="ce1">
            <text:p>1754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55" table:style-name="ce1">
            <text:p>175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56" table:style-name="ce1">
            <text:p>175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57" table:style-name="ce1">
            <text:p>175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58" table:style-name="ce1">
            <text:p>175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59" table:style-name="ce1">
            <text:p>1759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60" table:style-name="ce1">
            <text:p>176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61" table:style-name="ce1">
            <text:p>176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62" table:style-name="ce1">
            <text:p>176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63" table:style-name="ce1">
            <text:p>176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64" table:style-name="ce1">
            <text:p>176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65" table:style-name="ce1">
            <text:p>176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66" table:style-name="ce1">
            <text:p>1766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67" table:style-name="ce1">
            <text:p>1767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68" table:style-name="ce1">
            <text:p>176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69" table:style-name="ce1">
            <text:p>176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70" table:style-name="ce1">
            <text:p>177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71" table:style-name="ce1">
            <text:p>177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72" table:style-name="ce1">
            <text:p>177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73" table:style-name="ce1">
            <text:p>177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74" table:style-name="ce1">
            <text:p>177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75" table:style-name="ce1">
            <text:p>177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76" table:style-name="ce1">
            <text:p>177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77" table:style-name="ce1">
            <text:p>177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78" table:style-name="ce1">
            <text:p>177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79" table:style-name="ce1">
            <text:p>177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80" table:style-name="ce1">
            <text:p>178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81" table:style-name="ce1">
            <text:p>178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82" table:style-name="ce1">
            <text:p>178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83" table:style-name="ce1">
            <text:p>178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84" table:style-name="ce1">
            <text:p>1784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85" table:style-name="ce1">
            <text:p>1785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86" table:style-name="ce1">
            <text:p>1786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87" table:style-name="ce1">
            <text:p>178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88" table:style-name="ce1">
            <text:p>178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89" table:style-name="ce1">
            <text:p>1789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90" table:style-name="ce1">
            <text:p>179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91" table:style-name="ce1">
            <text:p>179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92" table:style-name="ce1">
            <text:p>179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93" table:style-name="ce1">
            <text:p>179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94" table:style-name="ce1">
            <text:p>179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95" table:style-name="ce1">
            <text:p>179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96" table:style-name="ce1">
            <text:p>179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97" table:style-name="ce1">
            <text:p>179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98" table:style-name="ce1">
            <text:p>179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799" table:style-name="ce1">
            <text:p>179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00" table:style-name="ce1">
            <text:p>180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01" table:style-name="ce1">
            <text:p>180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02" table:style-name="ce1">
            <text:p>180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03" table:style-name="ce1">
            <text:p>180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04" table:style-name="ce1">
            <text:p>180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05" table:style-name="ce1">
            <text:p>180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06" table:style-name="ce1">
            <text:p>180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07" table:style-name="ce1">
            <text:p>180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08" table:style-name="ce1">
            <text:p>180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09" table:style-name="ce1">
            <text:p>180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10" table:style-name="ce1">
            <text:p>181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11" table:style-name="ce1">
            <text:p>181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12" table:style-name="ce1">
            <text:p>181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13" table:style-name="ce1">
            <text:p>1813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14" table:style-name="ce1">
            <text:p>181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15" table:style-name="ce1">
            <text:p>181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16" table:style-name="ce1">
            <text:p>181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17" table:style-name="ce1">
            <text:p>181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18" table:style-name="ce1">
            <text:p>1818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19" table:style-name="ce1">
            <text:p>181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20" table:style-name="ce1">
            <text:p>182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21" table:style-name="ce1">
            <text:p>182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22" table:style-name="ce1">
            <text:p>182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23" table:style-name="ce1">
            <text:p>182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24" table:style-name="ce1">
            <text:p>182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25" table:style-name="ce1">
            <text:p>182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26" table:style-name="ce1">
            <text:p>182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2"/>
          <table:table-cell office:value-type="float" office:value="2008" table:formula="of:=2008" table:style-name="ce1">
            <text:p>2008</text:p>
          </table:table-cell>
          <table:table-cell office:value-type="float" office:value="1827" table:style-name="ce1">
            <text:p>18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28" table:style-name="ce1">
            <text:p>18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29" table:style-name="ce1">
            <text:p>18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30" table:style-name="ce1">
            <text:p>18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31" table:style-name="ce1">
            <text:p>183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32" table:style-name="ce1">
            <text:p>1832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33" table:style-name="ce1">
            <text:p>183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34" table:style-name="ce1">
            <text:p>1834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35" table:style-name="ce1">
            <text:p>18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36" table:style-name="ce1">
            <text:p>18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37" table:style-name="ce1">
            <text:p>183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38" table:style-name="ce1">
            <text:p>183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39" table:style-name="ce1">
            <text:p>18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40" table:style-name="ce1">
            <text:p>18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41" table:style-name="ce1">
            <text:p>18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42" table:style-name="ce1">
            <text:p>18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43" table:style-name="ce1">
            <text:p>184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44" table:style-name="ce1">
            <text:p>184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46" table:style-name="ce1">
            <text:p>18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47" table:style-name="ce1">
            <text:p>1847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48" table:style-name="ce1">
            <text:p>18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49" table:style-name="ce1">
            <text:p>1849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50" table:style-name="ce1">
            <text:p>185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51" table:style-name="ce1">
            <text:p>185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52" table:style-name="ce1">
            <text:p>185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53" table:style-name="ce1">
            <text:p>185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54" table:style-name="ce1">
            <text:p>185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55" table:style-name="ce1">
            <text:p>185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56" table:style-name="ce1">
            <text:p>185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57" table:style-name="ce1">
            <text:p>185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58" table:style-name="ce1">
            <text:p>185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59" table:style-name="ce1">
            <text:p>185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60" table:style-name="ce1">
            <text:p>186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61" table:style-name="ce1">
            <text:p>186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63" table:style-name="ce1">
            <text:p>186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64" table:style-name="ce1">
            <text:p>186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65" table:style-name="ce1">
            <text:p>186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66" table:style-name="ce1">
            <text:p>186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68" table:style-name="ce1">
            <text:p>186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69" table:style-name="ce1">
            <text:p>186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70" table:style-name="ce1">
            <text:p>187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71" table:style-name="ce1">
            <text:p>187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72" table:style-name="ce1">
            <text:p>187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73" table:style-name="ce1">
            <text:p>187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74" table:style-name="ce1">
            <text:p>187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75" table:style-name="ce1">
            <text:p>187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77" table:style-name="ce1">
            <text:p>187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78" table:style-name="ce1">
            <text:p>187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79" table:style-name="ce1">
            <text:p>187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80" table:style-name="ce1">
            <text:p>188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81" table:style-name="ce1">
            <text:p>188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83" table:style-name="ce1">
            <text:p>188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84" table:style-name="ce1">
            <text:p>188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85" table:style-name="ce1">
            <text:p>188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88" table:style-name="ce1">
            <text:p>188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89" table:style-name="ce1">
            <text:p>188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90" table:style-name="ce1">
            <text:p>1890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91" table:style-name="ce1">
            <text:p>1891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92" table:style-name="ce1">
            <text:p>189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93" table:style-name="ce1">
            <text:p>18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94" table:style-name="ce1">
            <text:p>189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95" table:style-name="ce1">
            <text:p>189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96" table:style-name="ce1">
            <text:p>189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98" table:style-name="ce1">
            <text:p>1898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00" table:style-name="ce1">
            <text:p>190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01" table:style-name="ce1">
            <text:p>1901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02" table:style-name="ce1">
            <text:p>190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03" table:style-name="ce1">
            <text:p>1903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04" table:style-name="ce1">
            <text:p>190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07" table:style-name="ce1">
            <text:p>190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08" table:style-name="ce1">
            <text:p>190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09" table:style-name="ce1">
            <text:p>190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10" table:style-name="ce1">
            <text:p>191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12" table:style-name="ce1">
            <text:p>191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16" table:style-name="ce1">
            <text:p>191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24" table:style-name="ce1">
            <text:p>192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32" table:style-name="ce1">
            <text:p>193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46" table:style-name="ce1">
            <text:p>19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47" table:style-name="ce1">
            <text:p>194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48" table:style-name="ce1">
            <text:p>194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49" table:style-name="ce1">
            <text:p>1949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50" table:style-name="ce1">
            <text:p>195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51" table:style-name="ce1">
            <text:p>1951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52" table:style-name="ce1">
            <text:p>195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53" table:style-name="ce1">
            <text:p>195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54" table:style-name="ce1">
            <text:p>195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55" table:style-name="ce1">
            <text:p>195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57" table:style-name="ce1">
            <text:p>1957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58" table:style-name="ce1">
            <text:p>195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60" table:style-name="ce1">
            <text:p>196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61" table:style-name="ce1">
            <text:p>196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62" table:style-name="ce1">
            <text:p>1962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63" table:style-name="ce1">
            <text:p>196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64" table:style-name="ce1">
            <text:p>196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65" table:style-name="ce1">
            <text:p>196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66" table:style-name="ce1">
            <text:p>196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67" table:style-name="ce1">
            <text:p>196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68" table:style-name="ce1">
            <text:p>196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70" table:style-name="ce1">
            <text:p>1970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71" table:style-name="ce1">
            <text:p>197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72" table:style-name="ce1">
            <text:p>197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73" table:style-name="ce1">
            <text:p>197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74" table:style-name="ce1">
            <text:p>197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75" table:style-name="ce1">
            <text:p>197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77" table:style-name="ce1">
            <text:p>197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79" table:style-name="ce1">
            <text:p>197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80" table:style-name="ce1">
            <text:p>198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81" table:style-name="ce1">
            <text:p>198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83" table:style-name="ce1">
            <text:p>198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84" table:style-name="ce1">
            <text:p>198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86" table:style-name="ce1">
            <text:p>198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87" table:style-name="ce1">
            <text:p>1987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88" table:style-name="ce1">
            <text:p>1988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89" table:style-name="ce1">
            <text:p>1989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93" table:style-name="ce1">
            <text:p>199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94" table:style-name="ce1">
            <text:p>199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95" table:style-name="ce1">
            <text:p>199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96" table:style-name="ce1">
            <text:p>199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97" table:style-name="ce1">
            <text:p>199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98" table:style-name="ce1">
            <text:p>199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1999" table:style-name="ce1">
            <text:p>199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01" table:style-name="ce1">
            <text:p>200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02" table:style-name="ce1">
            <text:p>200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03" table:style-name="ce1">
            <text:p>200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04" table:style-name="ce1">
            <text:p>200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05" table:style-name="ce1">
            <text:p>200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06" table:style-name="ce1">
            <text:p>200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07" table:style-name="ce1">
            <text:p>200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08" table:style-name="ce1">
            <text:p>200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09" table:style-name="ce1">
            <text:p>200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11" table:style-name="ce1">
            <text:p>201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13" table:style-name="ce1">
            <text:p>201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14" table:style-name="ce1">
            <text:p>201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15" table:style-name="ce1">
            <text:p>201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16" table:style-name="ce1">
            <text:p>2016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17" table:style-name="ce1">
            <text:p>201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18" table:style-name="ce1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20" table:style-name="ce1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21" table:style-name="ce1">
            <text:p>2021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22" table:style-name="ce1">
            <text:p>202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23" table:style-name="ce1">
            <text:p>202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24" table:style-name="ce1">
            <text:p>202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25" table:style-name="ce1">
            <text:p>202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26" table:style-name="ce1">
            <text:p>202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27" table:style-name="ce1">
            <text:p>202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28" table:style-name="ce1">
            <text:p>202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29" table:style-name="ce1">
            <text:p>202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2"/>
          <table:table-cell office:value-type="float" office:value="2009" table:formula="of:=2009" table:style-name="ce1">
            <text:p>2009</text:p>
          </table:table-cell>
          <table:table-cell office:value-type="float" office:value="2030" table:style-name="ce1">
            <text:p>20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31" table:style-name="ce1">
            <text:p>20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32" table:style-name="ce1">
            <text:p>203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35" table:style-name="ce1">
            <text:p>2035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36" table:style-name="ce1">
            <text:p>203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37" table:style-name="ce1">
            <text:p>2037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38" table:style-name="ce1">
            <text:p>20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39" table:style-name="ce1">
            <text:p>203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40" table:style-name="ce1">
            <text:p>204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42" table:style-name="ce1">
            <text:p>204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43" table:style-name="ce1">
            <text:p>204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44" table:style-name="ce1">
            <text:p>20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45" table:style-name="ce1">
            <text:p>204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46" table:style-name="ce1">
            <text:p>20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48" table:style-name="ce1">
            <text:p>204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49" table:style-name="ce1">
            <text:p>204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51" table:style-name="ce1">
            <text:p>205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52" table:style-name="ce1">
            <text:p>2052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53" table:style-name="ce1">
            <text:p>205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54" table:style-name="ce1">
            <text:p>205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55" table:style-name="ce1">
            <text:p>205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56" table:style-name="ce1">
            <text:p>205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57" table:style-name="ce1">
            <text:p>205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58" table:style-name="ce1">
            <text:p>205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59" table:style-name="ce1">
            <text:p>205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60" table:style-name="ce1">
            <text:p>206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61" table:style-name="ce1">
            <text:p>206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63" table:style-name="ce1">
            <text:p>206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65" table:style-name="ce1">
            <text:p>206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66" table:style-name="ce1">
            <text:p>206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67" table:style-name="ce1">
            <text:p>206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68" table:style-name="ce1">
            <text:p>206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69" table:style-name="ce1">
            <text:p>206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71" table:style-name="ce1">
            <text:p>207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72" table:style-name="ce1">
            <text:p>207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73" table:style-name="ce1">
            <text:p>207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74" table:style-name="ce1">
            <text:p>207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75" table:style-name="ce1">
            <text:p>207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76" table:style-name="ce1">
            <text:p>207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77" table:style-name="ce1">
            <text:p>207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78" table:style-name="ce1">
            <text:p>207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80" table:style-name="ce1">
            <text:p>208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81" table:style-name="ce1">
            <text:p>208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83" table:style-name="ce1">
            <text:p>208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85" table:style-name="ce1">
            <text:p>208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86" table:style-name="ce1">
            <text:p>208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88" table:style-name="ce1">
            <text:p>208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90" table:style-name="ce1">
            <text:p>209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91" table:style-name="ce1">
            <text:p>20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92" table:style-name="ce1">
            <text:p>20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94" table:style-name="ce1">
            <text:p>2094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95" table:style-name="ce1">
            <text:p>209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96" table:style-name="ce1">
            <text:p>209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97" table:style-name="ce1">
            <text:p>209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099" table:style-name="ce1">
            <text:p>209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00" table:style-name="ce1">
            <text:p>210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01" table:style-name="ce1">
            <text:p>2101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02" table:style-name="ce1">
            <text:p>210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04" table:style-name="ce1">
            <text:p>2104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05" table:style-name="ce1">
            <text:p>210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06" table:style-name="ce1">
            <text:p>2106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07" table:style-name="ce1">
            <text:p>210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08" table:style-name="ce1">
            <text:p>210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09" table:style-name="ce1">
            <text:p>210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10" table:style-name="ce1">
            <text:p>211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11" table:style-name="ce1">
            <text:p>211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12" table:style-name="ce1">
            <text:p>211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13" table:style-name="ce1">
            <text:p>211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14" table:style-name="ce1">
            <text:p>211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15" table:style-name="ce1">
            <text:p>21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16" table:style-name="ce1">
            <text:p>211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17" table:style-name="ce1">
            <text:p>211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18" table:style-name="ce1">
            <text:p>211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19" table:style-name="ce1">
            <text:p>211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20" table:style-name="ce1">
            <text:p>212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21" table:style-name="ce1">
            <text:p>212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22" table:style-name="ce1">
            <text:p>212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23" table:style-name="ce1">
            <text:p>212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24" table:style-name="ce1">
            <text:p>212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26" table:style-name="ce1">
            <text:p>212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27" table:style-name="ce1">
            <text:p>212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28" table:style-name="ce1">
            <text:p>212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29" table:style-name="ce1">
            <text:p>2129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31" table:style-name="ce1">
            <text:p>213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32" table:style-name="ce1">
            <text:p>213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33" table:style-name="ce1">
            <text:p>213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34" table:style-name="ce1">
            <text:p>213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35" table:style-name="ce1">
            <text:p>213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36" table:style-name="ce1">
            <text:p>213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37" table:style-name="ce1">
            <text:p>2137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38" table:style-name="ce1">
            <text:p>213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39" table:style-name="ce1">
            <text:p>213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40" table:style-name="ce1">
            <text:p>2140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41" table:style-name="ce1">
            <text:p>214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42" table:style-name="ce1">
            <text:p>214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43" table:style-name="ce1">
            <text:p>214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45" table:style-name="ce1">
            <text:p>214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46" table:style-name="ce1">
            <text:p>21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47" table:style-name="ce1">
            <text:p>214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48" table:style-name="ce1">
            <text:p>214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49" table:style-name="ce1">
            <text:p>214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50" table:style-name="ce1">
            <text:p>215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51" table:style-name="ce1">
            <text:p>215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52" table:style-name="ce1">
            <text:p>2152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53" table:style-name="ce1">
            <text:p>215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54" table:style-name="ce1">
            <text:p>2154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55" table:style-name="ce1">
            <text:p>215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56" table:style-name="ce1">
            <text:p>215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57" table:style-name="ce1">
            <text:p>215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58" table:style-name="ce1">
            <text:p>215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59" table:style-name="ce1">
            <text:p>215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60" table:style-name="ce1">
            <text:p>2160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61" table:style-name="ce1">
            <text:p>216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62" table:style-name="ce1">
            <text:p>216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63" table:style-name="ce1">
            <text:p>216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64" table:style-name="ce1">
            <text:p>216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65" table:style-name="ce1">
            <text:p>2165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66" table:style-name="ce1">
            <text:p>216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67" table:style-name="ce1">
            <text:p>216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69" table:style-name="ce1">
            <text:p>216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70" table:style-name="ce1">
            <text:p>217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71" table:style-name="ce1">
            <text:p>217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72" table:style-name="ce1">
            <text:p>2172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73" table:style-name="ce1">
            <text:p>2173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74" table:style-name="ce1">
            <text:p>217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75" table:style-name="ce1">
            <text:p>217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77" table:style-name="ce1">
            <text:p>217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78" table:style-name="ce1">
            <text:p>217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79" table:style-name="ce1">
            <text:p>217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80" table:style-name="ce1">
            <text:p>218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81" table:style-name="ce1">
            <text:p>218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82" table:style-name="ce1">
            <text:p>218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83" table:style-name="ce1">
            <text:p>218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84" table:style-name="ce1">
            <text:p>218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85" table:style-name="ce1">
            <text:p>218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86" table:style-name="ce1">
            <text:p>218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87" table:style-name="ce1">
            <text:p>218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88" table:style-name="ce1">
            <text:p>218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89" table:style-name="ce1">
            <text:p>218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90" table:style-name="ce1">
            <text:p>2190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91" table:style-name="ce1">
            <text:p>2191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93" table:style-name="ce1">
            <text:p>219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94" table:style-name="ce1">
            <text:p>219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95" table:style-name="ce1">
            <text:p>2195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96" table:style-name="ce1">
            <text:p>219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97" table:style-name="ce1">
            <text:p>219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98" table:style-name="ce1">
            <text:p>219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199" table:style-name="ce1">
            <text:p>219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00" table:style-name="ce1">
            <text:p>220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01" table:style-name="ce1">
            <text:p>220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03" table:style-name="ce1">
            <text:p>220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04" table:style-name="ce1">
            <text:p>220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06" table:style-name="ce1">
            <text:p>220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07" table:style-name="ce1">
            <text:p>220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08" table:style-name="ce1">
            <text:p>220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09" table:style-name="ce1">
            <text:p>220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10" table:style-name="ce1">
            <text:p>221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12" table:style-name="ce1">
            <text:p>221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13" table:style-name="ce1">
            <text:p>221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14" table:style-name="ce1">
            <text:p>221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16" table:style-name="ce1">
            <text:p>221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18" table:style-name="ce1">
            <text:p>221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19" table:style-name="ce1">
            <text:p>2219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20" table:style-name="ce1">
            <text:p>222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21" table:style-name="ce1">
            <text:p>222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24" table:style-name="ce1">
            <text:p>2224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25" table:style-name="ce1">
            <text:p>222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26" table:style-name="ce1">
            <text:p>222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27" table:style-name="ce1">
            <text:p>222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28" table:style-name="ce1">
            <text:p>222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29" table:style-name="ce1">
            <text:p>222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30" table:style-name="ce1">
            <text:p>223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31" table:style-name="ce1">
            <text:p>223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2"/>
          <table:table-cell office:value-type="float" office:value="2010" table:formula="of:=2010" table:style-name="ce1">
            <text:p>2010</text:p>
          </table:table-cell>
          <table:table-cell office:value-type="float" office:value="2233" table:style-name="ce1">
            <text:p>22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34" table:style-name="ce1">
            <text:p>22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35" table:style-name="ce1">
            <text:p>22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36" table:style-name="ce1">
            <text:p>22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37" table:style-name="ce1">
            <text:p>22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38" table:style-name="ce1">
            <text:p>2238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39" table:style-name="ce1">
            <text:p>223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40" table:style-name="ce1">
            <text:p>2240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41" table:style-name="ce1">
            <text:p>224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42" table:style-name="ce1">
            <text:p>22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43" table:style-name="ce1">
            <text:p>22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44" table:style-name="ce1">
            <text:p>22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45" table:style-name="ce1">
            <text:p>22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46" table:style-name="ce1">
            <text:p>22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47" table:style-name="ce1">
            <text:p>22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48" table:style-name="ce1">
            <text:p>22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49" table:style-name="ce1">
            <text:p>22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51" table:style-name="ce1">
            <text:p>225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52" table:style-name="ce1">
            <text:p>225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53" table:style-name="ce1">
            <text:p>2253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54" table:style-name="ce1">
            <text:p>225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55" table:style-name="ce1">
            <text:p>2255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56" table:style-name="ce1">
            <text:p>225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57" table:style-name="ce1">
            <text:p>225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58" table:style-name="ce1">
            <text:p>225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59" table:style-name="ce1">
            <text:p>225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60" table:style-name="ce1">
            <text:p>226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61" table:style-name="ce1">
            <text:p>226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62" table:style-name="ce1">
            <text:p>226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63" table:style-name="ce1">
            <text:p>226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65" table:style-name="ce1">
            <text:p>226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67" table:style-name="ce1">
            <text:p>226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68" table:style-name="ce1">
            <text:p>226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69" table:style-name="ce1">
            <text:p>226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70" table:style-name="ce1">
            <text:p>227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71" table:style-name="ce1">
            <text:p>227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72" table:style-name="ce1">
            <text:p>227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73" table:style-name="ce1">
            <text:p>227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74" table:style-name="ce1">
            <text:p>227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75" table:style-name="ce1">
            <text:p>227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76" table:style-name="ce1">
            <text:p>227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77" table:style-name="ce1">
            <text:p>227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78" table:style-name="ce1">
            <text:p>227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79" table:style-name="ce1">
            <text:p>227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80" table:style-name="ce1">
            <text:p>228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81" table:style-name="ce1">
            <text:p>228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82" table:style-name="ce1">
            <text:p>228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83" table:style-name="ce1">
            <text:p>228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84" table:style-name="ce1">
            <text:p>228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86" table:style-name="ce1">
            <text:p>228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87" table:style-name="ce1">
            <text:p>228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89" table:style-name="ce1">
            <text:p>228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90" table:style-name="ce1">
            <text:p>229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91" table:style-name="ce1">
            <text:p>229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92" table:style-name="ce1">
            <text:p>229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93" table:style-name="ce1">
            <text:p>229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94" table:style-name="ce1">
            <text:p>22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95" table:style-name="ce1">
            <text:p>229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96" table:style-name="ce1">
            <text:p>2296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97" table:style-name="ce1">
            <text:p>2297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299" table:style-name="ce1">
            <text:p>229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00" table:style-name="ce1">
            <text:p>230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02" table:style-name="ce1">
            <text:p>230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03" table:style-name="ce1">
            <text:p>230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04" table:style-name="ce1">
            <text:p>2304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05" table:style-name="ce1">
            <text:p>230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06" table:style-name="ce1">
            <text:p>230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07" table:style-name="ce1">
            <text:p>2307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08" table:style-name="ce1">
            <text:p>230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09" table:style-name="ce1">
            <text:p>2309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10" table:style-name="ce1">
            <text:p>231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11" table:style-name="ce1">
            <text:p>231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13" table:style-name="ce1">
            <text:p>231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14" table:style-name="ce1">
            <text:p>231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15" table:style-name="ce1">
            <text:p>23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16" table:style-name="ce1">
            <text:p>231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17" table:style-name="ce1">
            <text:p>231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18" table:style-name="ce1">
            <text:p>231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19" table:style-name="ce1">
            <text:p>231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21" table:style-name="ce1">
            <text:p>232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22" table:style-name="ce1">
            <text:p>232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23" table:style-name="ce1">
            <text:p>232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24" table:style-name="ce1">
            <text:p>232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25" table:style-name="ce1">
            <text:p>232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26" table:style-name="ce1">
            <text:p>232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27" table:style-name="ce1">
            <text:p>232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28" table:style-name="ce1">
            <text:p>232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29" table:style-name="ce1">
            <text:p>232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30" table:style-name="ce1">
            <text:p>233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31" table:style-name="ce1">
            <text:p>233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32" table:style-name="ce1">
            <text:p>2332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34" table:style-name="ce1">
            <text:p>233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35" table:style-name="ce1">
            <text:p>233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36" table:style-name="ce1">
            <text:p>233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37" table:style-name="ce1">
            <text:p>233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38" table:style-name="ce1">
            <text:p>233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39" table:style-name="ce1">
            <text:p>233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40" table:style-name="ce1">
            <text:p>2340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41" table:style-name="ce1">
            <text:p>234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42" table:style-name="ce1">
            <text:p>234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43" table:style-name="ce1">
            <text:p>2343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44" table:style-name="ce1">
            <text:p>234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46" table:style-name="ce1">
            <text:p>234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47" table:style-name="ce1">
            <text:p>234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48" table:style-name="ce1">
            <text:p>234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49" table:style-name="ce1">
            <text:p>234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51" table:style-name="ce1">
            <text:p>235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52" table:style-name="ce1">
            <text:p>235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53" table:style-name="ce1">
            <text:p>235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54" table:style-name="ce1">
            <text:p>235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56" table:style-name="ce1">
            <text:p>235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57" table:style-name="ce1">
            <text:p>2357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58" table:style-name="ce1">
            <text:p>235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59" table:style-name="ce1">
            <text:p>235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60" table:style-name="ce1">
            <text:p>236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61" table:style-name="ce1">
            <text:p>236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62" table:style-name="ce1">
            <text:p>236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63" table:style-name="ce1">
            <text:p>2363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64" table:style-name="ce1">
            <text:p>236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65" table:style-name="ce1">
            <text:p>236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66" table:style-name="ce1">
            <text:p>236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67" table:style-name="ce1">
            <text:p>236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68" table:style-name="ce1">
            <text:p>2368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69" table:style-name="ce1">
            <text:p>236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70" table:style-name="ce1">
            <text:p>237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72" table:style-name="ce1">
            <text:p>237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73" table:style-name="ce1">
            <text:p>237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74" table:style-name="ce1">
            <text:p>237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75" table:style-name="ce1">
            <text:p>2375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76" table:style-name="ce1">
            <text:p>2376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77" table:style-name="ce1">
            <text:p>237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78" table:style-name="ce1">
            <text:p>237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79" table:style-name="ce1">
            <text:p>237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80" table:style-name="ce1">
            <text:p>238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81" table:style-name="ce1">
            <text:p>238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82" table:style-name="ce1">
            <text:p>238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83" table:style-name="ce1">
            <text:p>238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84" table:style-name="ce1">
            <text:p>238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85" table:style-name="ce1">
            <text:p>238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87" table:style-name="ce1">
            <text:p>238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88" table:style-name="ce1">
            <text:p>238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89" table:style-name="ce1">
            <text:p>238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90" table:style-name="ce1">
            <text:p>239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91" table:style-name="ce1">
            <text:p>239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92" table:style-name="ce1">
            <text:p>239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93" table:style-name="ce1">
            <text:p>2393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94" table:style-name="ce1">
            <text:p>2394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95" table:style-name="ce1">
            <text:p>2395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96" table:style-name="ce1">
            <text:p>239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97" table:style-name="ce1">
            <text:p>239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98" table:style-name="ce1">
            <text:p>2398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399" table:style-name="ce1">
            <text:p>239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00" table:style-name="ce1">
            <text:p>240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01" table:style-name="ce1">
            <text:p>240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02" table:style-name="ce1">
            <text:p>240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03" table:style-name="ce1">
            <text:p>240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04" table:style-name="ce1">
            <text:p>240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05" table:style-name="ce1">
            <text:p>240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06" table:style-name="ce1">
            <text:p>240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07" table:style-name="ce1">
            <text:p>240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08" table:style-name="ce1">
            <text:p>240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09" table:style-name="ce1">
            <text:p>240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10" table:style-name="ce1">
            <text:p>241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11" table:style-name="ce1">
            <text:p>241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12" table:style-name="ce1">
            <text:p>241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13" table:style-name="ce1">
            <text:p>241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14" table:style-name="ce1">
            <text:p>241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15" table:style-name="ce1">
            <text:p>241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16" table:style-name="ce1">
            <text:p>241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17" table:style-name="ce1">
            <text:p>241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18" table:style-name="ce1">
            <text:p>241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19" table:style-name="ce1">
            <text:p>241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20" table:style-name="ce1">
            <text:p>242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21" table:style-name="ce1">
            <text:p>242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22" table:style-name="ce1">
            <text:p>2422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23" table:style-name="ce1">
            <text:p>242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24" table:style-name="ce1">
            <text:p>242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25" table:style-name="ce1">
            <text:p>242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26" table:style-name="ce1">
            <text:p>242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27" table:style-name="ce1">
            <text:p>2427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28" table:style-name="ce1">
            <text:p>242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29" table:style-name="ce1">
            <text:p>242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30" table:style-name="ce1">
            <text:p>243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31" table:style-name="ce1">
            <text:p>243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32" table:style-name="ce1">
            <text:p>243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33" table:style-name="ce1">
            <text:p>243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34" table:style-name="ce1">
            <text:p>243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35" table:style-name="ce1">
            <text:p>243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2"/>
          <table:table-cell office:value-type="float" office:value="2011" table:formula="of:=2011" table:style-name="ce1">
            <text:p>2011</text:p>
          </table:table-cell>
          <table:table-cell office:value-type="float" office:value="2436" table:style-name="ce1">
            <text:p>24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4">
            <text:p>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7" table:style-name="ce1">
            <text:p>24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3" table:style-name="ce4">
            <text:p>4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8" table:style-name="ce1">
            <text:p>24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9" table:style-name="ce1">
            <text:p>243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" table:style-name="ce4">
            <text:p>3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0" table:style-name="ce1">
            <text:p>24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9" table:style-name="ce4">
            <text:p>7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1" table:style-name="ce1">
            <text:p>2441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442" table:style-name="ce1">
            <text:p>24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4">
            <text:p>2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3" table:style-name="ce1">
            <text:p>2443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444" table:style-name="ce1">
            <text:p>244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4" table:style-name="ce4">
            <text:p>4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5" table:style-name="ce1">
            <text:p>24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" table:style-name="ce4">
            <text:p>3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6" table:style-name="ce1">
            <text:p>244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4" table:style-name="ce4">
            <text:p>3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7" table:style-name="ce1">
            <text:p>24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5" table:style-name="ce4">
            <text:p>8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8" table:style-name="ce1">
            <text:p>244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" table:style-name="ce4">
            <text:p>6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9" table:style-name="ce1">
            <text:p>24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" table:style-name="ce4">
            <text:p>2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0" table:style-name="ce1">
            <text:p>24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1" table:style-name="ce4">
            <text:p>7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1" table:style-name="ce1">
            <text:p>245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1" table:style-name="ce4">
            <text:p>5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2" table:style-name="ce1">
            <text:p>245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4">
            <text:p>2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3" table:style-name="ce1">
            <text:p>245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6" table:style-name="ce4">
            <text:p>7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4" table:style-name="ce1">
            <text:p>245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4">
            <text:p>3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5" table:style-name="ce1">
            <text:p>245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5" table:style-name="ce4">
            <text:p>7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6" table:style-name="ce1">
            <text:p>2456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457" table:style-name="ce1">
            <text:p>245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" table:style-name="ce4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8" table:style-name="ce1">
            <text:p>2458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459" table:style-name="ce1">
            <text:p>245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3" table:style-name="ce4">
            <text:p>6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4">
            <text:p>3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1" table:style-name="ce1">
            <text:p>246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4">
            <text:p>4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2" table:style-name="ce1">
            <text:p>246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5" table:style-name="ce4">
            <text:p>6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3" table:style-name="ce1">
            <text:p>246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3" table:style-name="ce4">
            <text:p>4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4" table:style-name="ce1">
            <text:p>246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5" table:style-name="ce4">
            <text:p>5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5" table:style-name="ce1">
            <text:p>246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1" table:style-name="ce4">
            <text:p>4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6" table:style-name="ce1">
            <text:p>246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4">
            <text:p>3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7" table:style-name="ce1">
            <text:p>246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4">
            <text:p>1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8" table:style-name="ce1">
            <text:p>246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0" table:style-name="ce4">
            <text:p>6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9" table:style-name="ce1">
            <text:p>246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4">
            <text:p>2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0" table:style-name="ce1">
            <text:p>247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6" table:style-name="ce4">
            <text:p>2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1" table:style-name="ce1">
            <text:p>247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4" table:style-name="ce4">
            <text:p>8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2" table:style-name="ce1">
            <text:p>247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2" table:style-name="ce4">
            <text:p>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3" table:style-name="ce1">
            <text:p>247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4" table:style-name="ce1">
            <text:p>247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6" table:style-name="ce4">
            <text:p>6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5" table:style-name="ce1">
            <text:p>247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6" table:style-name="ce4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6" table:style-name="ce1">
            <text:p>247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8" table:style-name="ce4">
            <text:p>2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7" table:style-name="ce1">
            <text:p>247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6" table:style-name="ce4">
            <text:p>2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8" table:style-name="ce1">
            <text:p>247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" table:style-name="ce4">
            <text:p>2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9" table:style-name="ce1">
            <text:p>247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6" table:style-name="ce4">
            <text:p>5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0" table:style-name="ce1">
            <text:p>248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" table:style-name="ce4">
            <text:p>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1" table:style-name="ce1">
            <text:p>248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4" table:style-name="ce4">
            <text:p>5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2" table:style-name="ce1">
            <text:p>248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9" table:style-name="ce4">
            <text:p>2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3" table:style-name="ce1">
            <text:p>248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6" table:style-name="ce4">
            <text:p>4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4" table:style-name="ce1">
            <text:p>248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4">
            <text:p>4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5" table:style-name="ce1">
            <text:p>248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0" table:style-name="ce4">
            <text:p>9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6" table:style-name="ce1">
            <text:p>248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6" table:style-name="ce4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7" table:style-name="ce1">
            <text:p>24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2" table:style-name="ce4">
            <text:p>3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8" table:style-name="ce1">
            <text:p>248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8" table:style-name="ce4">
            <text:p>5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9" table:style-name="ce1">
            <text:p>248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2" table:style-name="ce4">
            <text:p>3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0" table:style-name="ce1">
            <text:p>249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8" table:style-name="ce4">
            <text:p>3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1" table:style-name="ce1">
            <text:p>249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" table:style-name="ce4">
            <text:p>6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2" table:style-name="ce1">
            <text:p>24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2" table:style-name="ce4">
            <text:p>3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3" table:style-name="ce1">
            <text:p>249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5" table:style-name="ce4">
            <text:p>2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4" table:style-name="ce1">
            <text:p>249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5" table:style-name="ce4">
            <text:p>6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5" table:style-name="ce1">
            <text:p>249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4" table:style-name="ce4">
            <text:p>6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6" table:style-name="ce1">
            <text:p>249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7" table:style-name="ce4">
            <text:p>3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3" table:style-name="ce4">
            <text:p>7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8" table:style-name="ce1">
            <text:p>249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3" table:style-name="ce4">
            <text:p>3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9" table:style-name="ce1">
            <text:p>2499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01" table:style-name="ce1">
            <text:p>250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0" table:style-name="ce4">
            <text:p>9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2" table:style-name="ce1">
            <text:p>250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1" table:style-name="ce4">
            <text:p>7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3" table:style-name="ce1">
            <text:p>250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5" table:style-name="ce4">
            <text:p>3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4" table:style-name="ce1">
            <text:p>250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4" table:style-name="ce4">
            <text:p>3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5" table:style-name="ce1">
            <text:p>250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2" table:style-name="ce4">
            <text:p>5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6" table:style-name="ce1">
            <text:p>250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5" table:style-name="ce4">
            <text:p>4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7" table:style-name="ce1">
            <text:p>2507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08" table:style-name="ce1">
            <text:p>250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6" table:style-name="ce4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9" table:style-name="ce1">
            <text:p>250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10" table:style-name="ce1">
            <text:p>2510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11" table:style-name="ce1">
            <text:p>251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3" table:style-name="ce4">
            <text:p>3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2" table:style-name="ce1">
            <text:p>2512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13" table:style-name="ce1">
            <text:p>251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4" table:style-name="ce4">
            <text:p>2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4" table:style-name="ce1">
            <text:p>251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" table:style-name="ce4">
            <text:p>2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5" table:style-name="ce1">
            <text:p>251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5" table:style-name="ce4">
            <text:p>2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6" table:style-name="ce1">
            <text:p>251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8" table:style-name="ce4">
            <text:p>2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7" table:style-name="ce1">
            <text:p>251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9" table:style-name="ce4">
            <text:p>1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8" table:style-name="ce1">
            <text:p>251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8" table:style-name="ce4">
            <text:p>2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9" table:style-name="ce1">
            <text:p>251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7" table:style-name="ce4">
            <text:p>7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0" table:style-name="ce1">
            <text:p>252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5" table:style-name="ce4">
            <text:p>5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1" table:style-name="ce1">
            <text:p>252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6" table:style-name="ce4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2" table:style-name="ce1">
            <text:p>25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2" table:style-name="ce4">
            <text:p>3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3" table:style-name="ce1">
            <text:p>252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8" table:style-name="ce4">
            <text:p>2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4" table:style-name="ce1">
            <text:p>252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8" table:style-name="ce4">
            <text:p>1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5" table:style-name="ce1">
            <text:p>252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9" table:style-name="ce4">
            <text:p>6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6" table:style-name="ce1">
            <text:p>252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2" table:style-name="ce4">
            <text:p>8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7" table:style-name="ce1">
            <text:p>252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4">
            <text:p>6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8" table:style-name="ce1">
            <text:p>252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2" table:style-name="ce4">
            <text:p>4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9" table:style-name="ce1">
            <text:p>252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8" table:style-name="ce4">
            <text:p>3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0" table:style-name="ce1">
            <text:p>253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4" table:style-name="ce4">
            <text:p>7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1" table:style-name="ce1">
            <text:p>253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8" table:style-name="ce4">
            <text:p>4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2" table:style-name="ce1">
            <text:p>253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8" table:style-name="ce4">
            <text:p>2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3" table:style-name="ce1">
            <text:p>253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7" table:style-name="ce4">
            <text:p>2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4" table:style-name="ce1">
            <text:p>253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" table:style-name="ce4">
            <text:p>2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5" table:style-name="ce1">
            <text:p>2535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36" table:style-name="ce1">
            <text:p>253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4" table:style-name="ce4">
            <text:p>4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7" table:style-name="ce1">
            <text:p>253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1" table:style-name="ce4">
            <text:p>2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8" table:style-name="ce1">
            <text:p>253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5" table:style-name="ce4">
            <text:p>4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9" table:style-name="ce1">
            <text:p>253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9" table:style-name="ce4">
            <text:p>4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0" table:style-name="ce1">
            <text:p>254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0" table:style-name="ce4">
            <text:p>3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1" table:style-name="ce1">
            <text:p>254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1" table:style-name="ce4">
            <text:p>4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2" table:style-name="ce1">
            <text:p>254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1" table:style-name="ce4">
            <text:p>2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3" table:style-name="ce1">
            <text:p>2543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44" table:style-name="ce1">
            <text:p>254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4" table:style-name="ce4">
            <text:p>5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5" table:style-name="ce1">
            <text:p>254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0" table:style-name="ce4">
            <text:p>8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6" table:style-name="ce1">
            <text:p>2546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47" table:style-name="ce1">
            <text:p>254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3" table:style-name="ce4">
            <text:p>4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8" table:style-name="ce1">
            <text:p>254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2" table:style-name="ce4">
            <text:p>3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9" table:style-name="ce1">
            <text:p>254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9" table:style-name="ce4">
            <text:p>4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0" table:style-name="ce1">
            <text:p>255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7" table:style-name="ce4">
            <text:p>3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1" table:style-name="ce1">
            <text:p>255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52" table:style-name="ce1">
            <text:p>255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4" table:style-name="ce4">
            <text:p>3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3" table:style-name="ce1">
            <text:p>255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7" table:style-name="ce4">
            <text:p>5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4" table:style-name="ce1">
            <text:p>255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7" table:style-name="ce4">
            <text:p>3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5" table:style-name="ce1">
            <text:p>255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7" table:style-name="ce4">
            <text:p>5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6" table:style-name="ce1">
            <text:p>255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1" table:style-name="ce4">
            <text:p>3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7" table:style-name="ce1">
            <text:p>255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4" table:style-name="ce4">
            <text:p>3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8" table:style-name="ce1">
            <text:p>2558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59" table:style-name="ce1">
            <text:p>255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6" table:style-name="ce4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0" table:style-name="ce1">
            <text:p>2560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61" table:style-name="ce1">
            <text:p>256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6" table:style-name="ce4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2" table:style-name="ce1">
            <text:p>256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1" table:style-name="ce4">
            <text:p>4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3" table:style-name="ce1">
            <text:p>256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1" table:style-name="ce4">
            <text:p>3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4" table:style-name="ce1">
            <text:p>256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5" table:style-name="ce4">
            <text:p>1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5" table:style-name="ce1">
            <text:p>256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8" table:style-name="ce4">
            <text:p>4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6" table:style-name="ce1">
            <text:p>2566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67" table:style-name="ce1">
            <text:p>256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7" table:style-name="ce4">
            <text:p>2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8" table:style-name="ce1">
            <text:p>256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9" table:style-name="ce4">
            <text:p>2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9" table:style-name="ce1">
            <text:p>256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3" table:style-name="ce4">
            <text:p>3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0" table:style-name="ce1">
            <text:p>257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7" table:style-name="ce4">
            <text:p>2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1" table:style-name="ce1">
            <text:p>2571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72" table:style-name="ce1">
            <text:p>257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5" table:style-name="ce4">
            <text:p>8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3" table:style-name="ce1">
            <text:p>257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90" table:style-name="ce4">
            <text:p>9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4" table:style-name="ce1">
            <text:p>257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7" table:style-name="ce4">
            <text:p>4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5" table:style-name="ce1">
            <text:p>257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9" table:style-name="ce4">
            <text:p>2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6" table:style-name="ce1">
            <text:p>257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7" table:style-name="ce4">
            <text:p>1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7" table:style-name="ce1">
            <text:p>257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7" table:style-name="ce4">
            <text:p>2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8" table:style-name="ce1">
            <text:p>2578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79" table:style-name="ce1">
            <text:p>2579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80" table:style-name="ce1">
            <text:p>258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8" table:style-name="ce4">
            <text:p>3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1" table:style-name="ce1">
            <text:p>258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5" table:style-name="ce4">
            <text:p>2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2" table:style-name="ce1">
            <text:p>258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5" table:style-name="ce4">
            <text:p>2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3" table:style-name="ce1">
            <text:p>258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4" table:style-name="ce4">
            <text:p>8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4" table:style-name="ce1">
            <text:p>258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8" table:style-name="ce4">
            <text:p>3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5" table:style-name="ce1">
            <text:p>258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4" table:style-name="ce4">
            <text:p>3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6" table:style-name="ce1">
            <text:p>258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8" table:style-name="ce4">
            <text:p>5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7" table:style-name="ce1">
            <text:p>258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3" table:style-name="ce4">
            <text:p>6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8" table:style-name="ce1">
            <text:p>258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8" table:style-name="ce4">
            <text:p>6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9" table:style-name="ce1">
            <text:p>258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6" table:style-name="ce4">
            <text:p>2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0" table:style-name="ce1">
            <text:p>259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6" table:style-name="ce4">
            <text:p>2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1" table:style-name="ce1">
            <text:p>259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4" table:style-name="ce4">
            <text:p>4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2" table:style-name="ce1">
            <text:p>259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4" table:style-name="ce4">
            <text:p>7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3" table:style-name="ce1">
            <text:p>259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8" table:style-name="ce4">
            <text:p>2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4" table:style-name="ce1">
            <text:p>259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3" table:style-name="ce4">
            <text:p>5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5" table:style-name="ce1">
            <text:p>259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71" table:style-name="ce4">
            <text:p>7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6" table:style-name="ce1">
            <text:p>2596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97" table:style-name="ce1">
            <text:p>2597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98" table:style-name="ce1">
            <text:p>2598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599" table:style-name="ce1">
            <text:p>259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62" table:style-name="ce4">
            <text:p>6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0" table:style-name="ce1">
            <text:p>260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601" table:style-name="ce1">
            <text:p>2601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602" table:style-name="ce1">
            <text:p>260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2" table:style-name="ce4">
            <text:p>4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3" table:style-name="ce1">
            <text:p>260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6" table:style-name="ce4">
            <text:p>3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4" table:style-name="ce1">
            <text:p>260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9" table:style-name="ce4">
            <text:p>3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5" table:style-name="ce1">
            <text:p>260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2" table:style-name="ce4">
            <text:p>5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6" table:style-name="ce1">
            <text:p>260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1" table:style-name="ce4">
            <text:p>3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7" table:style-name="ce1">
            <text:p>260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87" table:style-name="ce4">
            <text:p>8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8" table:style-name="ce1">
            <text:p>260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46" table:style-name="ce4">
            <text:p>4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9" table:style-name="ce1">
            <text:p>260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1" table:style-name="ce4">
            <text:p>6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0" table:style-name="ce1">
            <text:p>261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8" table:style-name="ce4">
            <text:p>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1" table:style-name="ce1">
            <text:p>261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3" table:style-name="ce4">
            <text:p>1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2" table:style-name="ce1">
            <text:p>261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613" table:style-name="ce1">
            <text:p>261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0" table:style-name="ce4">
            <text:p>4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4" table:style-name="ce1">
            <text:p>261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88" table:style-name="ce4">
            <text:p>8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5" table:style-name="ce1">
            <text:p>261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6" table:style-name="ce4">
            <text:p>8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6" table:style-name="ce1">
            <text:p>261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7" table:style-name="ce4">
            <text:p>3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7" table:style-name="ce1">
            <text:p>261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2" table:style-name="ce4">
            <text:p>2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8" table:style-name="ce1">
            <text:p>261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1" table:style-name="ce4">
            <text:p>6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9" table:style-name="ce1">
            <text:p>261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5" table:style-name="ce4">
            <text:p>3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0" table:style-name="ce1">
            <text:p>262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9" table:style-name="ce4">
            <text:p>1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1" table:style-name="ce1">
            <text:p>262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49" table:style-name="ce4">
            <text:p>4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2" table:style-name="ce1">
            <text:p>262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7" table:style-name="ce4">
            <text:p>3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3" table:style-name="ce1">
            <text:p>262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3" table:style-name="ce4">
            <text:p>3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4" table:style-name="ce1">
            <text:p>262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0" table:style-name="ce4">
            <text:p>3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5" table:style-name="ce1">
            <text:p>2625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626" table:style-name="ce1">
            <text:p>262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9" table:style-name="ce4">
            <text:p>3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7" table:style-name="ce1">
            <text:p>262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1" table:style-name="ce4">
            <text:p>4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8" table:style-name="ce1">
            <text:p>262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7" table:style-name="ce4">
            <text:p>1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9" table:style-name="ce1">
            <text:p>262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9" table:style-name="ce4">
            <text:p>4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0" table:style-name="ce1">
            <text:p>2630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631" table:style-name="ce1">
            <text:p>263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6" table:style-name="ce4">
            <text:p>2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2" table:style-name="ce1">
            <text:p>263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2" table:style-name="ce4">
            <text:p>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3" table:style-name="ce1">
            <text:p>263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4"/>
          <table:table-cell office:value-type="float" office:value="2012" table:formula="of:=2012" table:style-name="ce1">
            <text:p>2012</text:p>
          </table:table-cell>
          <table:table-cell office:value-type="float" office:value="2634" table:style-name="ce1">
            <text:p>263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9" table:style-name="ce4">
            <text:p>1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5" table:style-name="ce1">
            <text:p>263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1" table:style-name="ce4">
            <text:p>3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6" table:style-name="ce1">
            <text:p>263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3" table:style-name="ce4">
            <text:p>2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7" table:style-name="ce1">
            <text:p>263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7" table:style-name="ce4">
            <text:p>3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8" table:style-name="ce1">
            <text:p>263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0" table:style-name="ce4">
            <text:p>2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9" table:style-name="ce1">
            <text:p>26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4">
            <text:p>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0" table:style-name="ce1">
            <text:p>26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" table:style-name="ce4">
            <text:p>4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1" table:style-name="ce1">
            <text:p>26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2" table:style-name="ce1">
            <text:p>264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4">
            <text:p>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3" table:style-name="ce1">
            <text:p>264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8" table:style-name="ce4">
            <text:p>7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4" table:style-name="ce1">
            <text:p>2644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645" table:style-name="ce1">
            <text:p>26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3" table:style-name="ce4">
            <text:p>2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6" table:style-name="ce1">
            <text:p>2646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647" table:style-name="ce1">
            <text:p>26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4">
            <text:p>4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8" table:style-name="ce1">
            <text:p>26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4" table:style-name="ce4">
            <text:p>3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9" table:style-name="ce1">
            <text:p>26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6" table:style-name="ce4">
            <text:p>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0" table:style-name="ce1">
            <text:p>26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1" table:style-name="ce4">
            <text:p>8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1" table:style-name="ce1">
            <text:p>265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" table:style-name="ce4">
            <text:p>6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2" table:style-name="ce1">
            <text:p>265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" table:style-name="ce4">
            <text:p>2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3" table:style-name="ce1">
            <text:p>265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1" table:style-name="ce4">
            <text:p>7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4" table:style-name="ce1">
            <text:p>265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8" table:style-name="ce4">
            <text:p>4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5" table:style-name="ce1">
            <text:p>265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4">
            <text:p>2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6" table:style-name="ce1">
            <text:p>265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5" table:style-name="ce4">
            <text:p>7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7" table:style-name="ce1">
            <text:p>265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" table:style-name="ce4">
            <text:p>2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8" table:style-name="ce1">
            <text:p>265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5" table:style-name="ce4">
            <text:p>7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9" table:style-name="ce1">
            <text:p>2659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660" table:style-name="ce1">
            <text:p>266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" table:style-name="ce4">
            <text:p>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1" table:style-name="ce1">
            <text:p>2661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662" table:style-name="ce1">
            <text:p>266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3" table:style-name="ce4">
            <text:p>6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3" table:style-name="ce1">
            <text:p>266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4">
            <text:p>3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4" table:style-name="ce1">
            <text:p>266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4">
            <text:p>4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5" table:style-name="ce1">
            <text:p>266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4" table:style-name="ce4">
            <text:p>6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6" table:style-name="ce1">
            <text:p>266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" table:style-name="ce4">
            <text:p>4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7" table:style-name="ce1">
            <text:p>266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0" table:style-name="ce4">
            <text:p>6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8" table:style-name="ce1">
            <text:p>266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1" table:style-name="ce4">
            <text:p>4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9" table:style-name="ce1">
            <text:p>266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4">
            <text:p>3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0" table:style-name="ce1">
            <text:p>267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4">
            <text:p>2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1" table:style-name="ce1">
            <text:p>267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8" table:style-name="ce4">
            <text:p>5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2" table:style-name="ce1">
            <text:p>267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" table:style-name="ce4">
            <text:p>2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3" table:style-name="ce1">
            <text:p>267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5" table:style-name="ce4">
            <text:p>2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4" table:style-name="ce1">
            <text:p>267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1" table:style-name="ce4">
            <text:p>8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5" table:style-name="ce1">
            <text:p>26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1" table:style-name="ce4">
            <text:p>7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6" table:style-name="ce1">
            <text:p>267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0" table:style-name="ce4">
            <text:p>4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7" table:style-name="ce1">
            <text:p>267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3" table:style-name="ce4">
            <text:p>6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8" table:style-name="ce1">
            <text:p>267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6" table:style-name="ce4">
            <text:p>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9" table:style-name="ce1">
            <text:p>267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8" table:style-name="ce4">
            <text:p>2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0" table:style-name="ce1">
            <text:p>268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2" table:style-name="ce4">
            <text:p>2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1" table:style-name="ce1">
            <text:p>268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" table:style-name="ce4">
            <text:p>2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2" table:style-name="ce1">
            <text:p>268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5" table:style-name="ce4">
            <text:p>5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3" table:style-name="ce1">
            <text:p>268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" table:style-name="ce4">
            <text:p>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4" table:style-name="ce1">
            <text:p>268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3" table:style-name="ce4">
            <text:p>5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5" table:style-name="ce1">
            <text:p>268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7" table:style-name="ce4">
            <text:p>2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6" table:style-name="ce1">
            <text:p>268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4">
            <text:p>4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7" table:style-name="ce1">
            <text:p>268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" table:style-name="ce4">
            <text:p>4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8" table:style-name="ce1">
            <text:p>268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1" table:style-name="ce4">
            <text:p>9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9" table:style-name="ce1">
            <text:p>268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6" table:style-name="ce4">
            <text:p>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0" table:style-name="ce1">
            <text:p>269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9" table:style-name="ce4">
            <text:p>2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1" table:style-name="ce1">
            <text:p>269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8" table:style-name="ce4">
            <text:p>5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2" table:style-name="ce1">
            <text:p>269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2" table:style-name="ce4">
            <text:p>3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3" table:style-name="ce1">
            <text:p>269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8" table:style-name="ce4">
            <text:p>3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4" table:style-name="ce1">
            <text:p>269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9" table:style-name="ce4">
            <text:p>6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5" table:style-name="ce1">
            <text:p>269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5" table:style-name="ce4">
            <text:p>3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6" table:style-name="ce1">
            <text:p>269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" table:style-name="ce4">
            <text:p>2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7" table:style-name="ce1">
            <text:p>269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4">
            <text:p>5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8" table:style-name="ce1">
            <text:p>269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8" table:style-name="ce4">
            <text:p>6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9" table:style-name="ce1">
            <text:p>269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9" table:style-name="ce4">
            <text:p>3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0" table:style-name="ce1">
            <text:p>270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3" table:style-name="ce4">
            <text:p>7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1" table:style-name="ce1">
            <text:p>270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3" table:style-name="ce4">
            <text:p>3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2" table:style-name="ce1">
            <text:p>2702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03" table:style-name="ce1">
            <text:p>2703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04" table:style-name="ce1">
            <text:p>270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9" table:style-name="ce4">
            <text:p>8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5" table:style-name="ce1">
            <text:p>270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1" table:style-name="ce4">
            <text:p>7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6" table:style-name="ce1">
            <text:p>270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4" table:style-name="ce4">
            <text:p>3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7" table:style-name="ce1">
            <text:p>270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8" table:style-name="ce4">
            <text:p>2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8" table:style-name="ce1">
            <text:p>270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9" table:style-name="ce4">
            <text:p>4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9" table:style-name="ce1">
            <text:p>270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6" table:style-name="ce4">
            <text:p>4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0" table:style-name="ce1">
            <text:p>2710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11" table:style-name="ce1">
            <text:p>271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0" table:style-name="ce4">
            <text:p>4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2" table:style-name="ce1">
            <text:p>271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13" table:style-name="ce1">
            <text:p>2713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14" table:style-name="ce1">
            <text:p>271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9" table:style-name="ce4">
            <text:p>2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5" table:style-name="ce1">
            <text:p>2715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16" table:style-name="ce1">
            <text:p>271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4" table:style-name="ce4">
            <text:p>2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7" table:style-name="ce1">
            <text:p>27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9" table:style-name="ce4">
            <text:p>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8" table:style-name="ce1">
            <text:p>271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9" table:style-name="ce4">
            <text:p>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9" table:style-name="ce1">
            <text:p>271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7" table:style-name="ce4">
            <text:p>2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0" table:style-name="ce1">
            <text:p>272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9" table:style-name="ce4">
            <text:p>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1" table:style-name="ce1">
            <text:p>272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6" table:style-name="ce4">
            <text:p>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2" table:style-name="ce1">
            <text:p>272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5" table:style-name="ce4">
            <text:p>7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3" table:style-name="ce1">
            <text:p>272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4" table:style-name="ce4">
            <text:p>5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4" table:style-name="ce1">
            <text:p>272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6" table:style-name="ce4">
            <text:p>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5" table:style-name="ce1">
            <text:p>272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2" table:style-name="ce4">
            <text:p>3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6" table:style-name="ce1">
            <text:p>272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5" table:style-name="ce4">
            <text:p>2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7" table:style-name="ce1">
            <text:p>272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6" table:style-name="ce4">
            <text:p>1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8" table:style-name="ce1">
            <text:p>272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2" table:style-name="ce4">
            <text:p>7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9" table:style-name="ce1">
            <text:p>27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8" table:style-name="ce4">
            <text:p>7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0" table:style-name="ce1">
            <text:p>273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1" table:style-name="ce4">
            <text:p>6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1" table:style-name="ce1">
            <text:p>273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3" table:style-name="ce4">
            <text:p>4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2" table:style-name="ce1">
            <text:p>273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8" table:style-name="ce4">
            <text:p>3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3" table:style-name="ce1">
            <text:p>273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4" table:style-name="ce4">
            <text:p>7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4" table:style-name="ce1">
            <text:p>273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5" table:style-name="ce4">
            <text:p>4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5" table:style-name="ce1">
            <text:p>27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6" table:style-name="ce4">
            <text:p>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6" table:style-name="ce1">
            <text:p>273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7" table:style-name="ce4">
            <text:p>2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7" table:style-name="ce1">
            <text:p>273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4" table:style-name="ce4">
            <text:p>2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8" table:style-name="ce1">
            <text:p>2738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39" table:style-name="ce1">
            <text:p>273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3" table:style-name="ce4">
            <text:p>4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0" table:style-name="ce1">
            <text:p>274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6" table:style-name="ce4">
            <text:p>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1" table:style-name="ce1">
            <text:p>274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9" table:style-name="ce4">
            <text:p>4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2" table:style-name="ce1">
            <text:p>274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3" table:style-name="ce4">
            <text:p>5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3" table:style-name="ce1">
            <text:p>274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8" table:style-name="ce4">
            <text:p>2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4" table:style-name="ce1">
            <text:p>274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8" table:style-name="ce4">
            <text:p>3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5" table:style-name="ce1">
            <text:p>274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5" table:style-name="ce4">
            <text:p>1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6" table:style-name="ce1">
            <text:p>2746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47" table:style-name="ce1">
            <text:p>274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7" table:style-name="ce4">
            <text:p>5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8" table:style-name="ce1">
            <text:p>274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0" table:style-name="ce4">
            <text:p>8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9" table:style-name="ce1">
            <text:p>2749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50" table:style-name="ce1">
            <text:p>275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4" table:style-name="ce4">
            <text:p>4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1" table:style-name="ce1">
            <text:p>275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8" table:style-name="ce4">
            <text:p>2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2" table:style-name="ce1">
            <text:p>275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0" table:style-name="ce4">
            <text:p>5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3" table:style-name="ce1">
            <text:p>275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7" table:style-name="ce4">
            <text:p>3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4" table:style-name="ce1">
            <text:p>275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55" table:style-name="ce1">
            <text:p>275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8" table:style-name="ce4">
            <text:p>2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6" table:style-name="ce1">
            <text:p>275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6" table:style-name="ce4">
            <text:p>5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7" table:style-name="ce1">
            <text:p>275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7" table:style-name="ce4">
            <text:p>3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8" table:style-name="ce1">
            <text:p>275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2" table:style-name="ce4">
            <text:p>5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9" table:style-name="ce1">
            <text:p>275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0" table:style-name="ce4">
            <text:p>3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0" table:style-name="ce1">
            <text:p>276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4" table:style-name="ce4">
            <text:p>3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1" table:style-name="ce1">
            <text:p>2761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62" table:style-name="ce1">
            <text:p>276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5" table:style-name="ce4">
            <text:p>3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3" table:style-name="ce1">
            <text:p>2763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64" table:style-name="ce1">
            <text:p>276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8" table:style-name="ce4">
            <text:p>3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5" table:style-name="ce1">
            <text:p>276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4" table:style-name="ce4">
            <text:p>4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6" table:style-name="ce1">
            <text:p>276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0" table:style-name="ce4">
            <text:p>3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7" table:style-name="ce1">
            <text:p>276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1" table:style-name="ce4">
            <text:p>2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8" table:style-name="ce1">
            <text:p>276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8" table:style-name="ce4">
            <text:p>4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9" table:style-name="ce1">
            <text:p>2769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70" table:style-name="ce1">
            <text:p>277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1" table:style-name="ce4">
            <text:p>3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1" table:style-name="ce1">
            <text:p>277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" table:style-name="ce4">
            <text:p>2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2" table:style-name="ce1">
            <text:p>277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4" table:style-name="ce4">
            <text:p>3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3" table:style-name="ce1">
            <text:p>277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5" table:style-name="ce4">
            <text:p>2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4" table:style-name="ce1">
            <text:p>2774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75" table:style-name="ce1">
            <text:p>277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6" table:style-name="ce4">
            <text:p>8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6" table:style-name="ce1">
            <text:p>277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91" table:style-name="ce4">
            <text:p>9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7" table:style-name="ce1">
            <text:p>277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7" table:style-name="ce4">
            <text:p>4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8" table:style-name="ce1">
            <text:p>277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6" table:style-name="ce4">
            <text:p>2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9" table:style-name="ce1">
            <text:p>277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7" table:style-name="ce4">
            <text:p>1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0" table:style-name="ce1">
            <text:p>278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8" table:style-name="ce4">
            <text:p>2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1" table:style-name="ce1">
            <text:p>2781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82" table:style-name="ce1">
            <text:p>2782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783" table:style-name="ce1">
            <text:p>278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5" table:style-name="ce4">
            <text:p>3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4" table:style-name="ce1">
            <text:p>278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5" table:style-name="ce4">
            <text:p>2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5" table:style-name="ce1">
            <text:p>278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4" table:style-name="ce4">
            <text:p>2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6" table:style-name="ce1">
            <text:p>278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3" table:style-name="ce4">
            <text:p>8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7" table:style-name="ce1">
            <text:p>278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8" table:style-name="ce4">
            <text:p>3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8" table:style-name="ce1">
            <text:p>278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6" table:style-name="ce4">
            <text:p>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9" table:style-name="ce1">
            <text:p>278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0" table:style-name="ce4">
            <text:p>6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0" table:style-name="ce1">
            <text:p>279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2" table:style-name="ce4">
            <text:p>6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1" table:style-name="ce1">
            <text:p>279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8" table:style-name="ce4">
            <text:p>6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2" table:style-name="ce1">
            <text:p>279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7" table:style-name="ce4">
            <text:p>1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3" table:style-name="ce1">
            <text:p>279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5" table:style-name="ce4">
            <text:p>2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4" table:style-name="ce1">
            <text:p>279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3" table:style-name="ce4">
            <text:p>4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5" table:style-name="ce1">
            <text:p>279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6" table:style-name="ce4">
            <text:p>7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6" table:style-name="ce1">
            <text:p>279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8" table:style-name="ce4">
            <text:p>2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7" table:style-name="ce1">
            <text:p>279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3" table:style-name="ce4">
            <text:p>5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8" table:style-name="ce1">
            <text:p>279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71" table:style-name="ce4">
            <text:p>7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9" table:style-name="ce1">
            <text:p>2799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800" table:style-name="ce1">
            <text:p>2800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801" table:style-name="ce1">
            <text:p>2801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802" table:style-name="ce1">
            <text:p>280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62" table:style-name="ce4">
            <text:p>6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3" table:style-name="ce1">
            <text:p>280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804" table:style-name="ce1">
            <text:p>2804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805" table:style-name="ce1">
            <text:p>280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2" table:style-name="ce4">
            <text:p>4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6" table:style-name="ce1">
            <text:p>280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1" table:style-name="ce4">
            <text:p>4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7" table:style-name="ce1">
            <text:p>280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2" table:style-name="ce4">
            <text:p>4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8" table:style-name="ce1">
            <text:p>280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4" table:style-name="ce4">
            <text:p>5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9" table:style-name="ce1">
            <text:p>280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0" table:style-name="ce4">
            <text:p>3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0" table:style-name="ce1">
            <text:p>281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86" table:style-name="ce4">
            <text:p>8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1" table:style-name="ce1">
            <text:p>281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47" table:style-name="ce4">
            <text:p>4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2" table:style-name="ce1">
            <text:p>281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7" table:style-name="ce4">
            <text:p>5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3" table:style-name="ce1">
            <text:p>281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8" table:style-name="ce4">
            <text:p>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4" table:style-name="ce1">
            <text:p>281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1" table:style-name="ce4">
            <text:p>1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5" table:style-name="ce1">
            <text:p>281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4" table:style-name="ce4">
            <text:p>1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6" table:style-name="ce1">
            <text:p>281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7" table:style-name="ce4">
            <text:p>3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7" table:style-name="ce1">
            <text:p>281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89" table:style-name="ce4">
            <text:p>8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8" table:style-name="ce1">
            <text:p>281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5" table:style-name="ce4">
            <text:p>8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9" table:style-name="ce1">
            <text:p>281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6" table:style-name="ce4">
            <text:p>3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0" table:style-name="ce1">
            <text:p>282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2" table:style-name="ce4">
            <text:p>2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1" table:style-name="ce1">
            <text:p>282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1" table:style-name="ce4">
            <text:p>6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2" table:style-name="ce1">
            <text:p>282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3" table:style-name="ce4">
            <text:p>3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3" table:style-name="ce1">
            <text:p>282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9" table:style-name="ce4">
            <text:p>1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4" table:style-name="ce1">
            <text:p>282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48" table:style-name="ce4">
            <text:p>4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5" table:style-name="ce1">
            <text:p>282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5" table:style-name="ce4">
            <text:p>3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6" table:style-name="ce1">
            <text:p>282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0" table:style-name="ce4">
            <text:p>3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7" table:style-name="ce1">
            <text:p>282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9" table:style-name="ce4">
            <text:p>2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8" table:style-name="ce1">
            <text:p>2828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829" table:style-name="ce1">
            <text:p>282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8" table:style-name="ce4">
            <text:p>3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0" table:style-name="ce1">
            <text:p>283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1" table:style-name="ce4">
            <text:p>4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1" table:style-name="ce1">
            <text:p>283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7" table:style-name="ce4">
            <text:p>1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2" table:style-name="ce1">
            <text:p>283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0" table:style-name="ce4">
            <text:p>5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3" table:style-name="ce1">
            <text:p>2833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834" table:style-name="ce1">
            <text:p>283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5" table:style-name="ce4">
            <text:p>2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5" table:style-name="ce1">
            <text:p>283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3" table:style-name="ce4">
            <text:p>7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6" table:style-name="ce1">
            <text:p>283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4"/>
          <table:table-cell office:value-type="float" office:value="2013" table:formula="of:=2013" table:style-name="ce1">
            <text:p>2013</text:p>
          </table:table-cell>
          <table:table-cell office:value-type="float" office:value="2837" table:style-name="ce1">
            <text:p>283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0" table:style-name="ce4">
            <text:p>20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8" table:style-name="ce1">
            <text:p>283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1" table:style-name="ce4">
            <text:p>3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9" table:style-name="ce1">
            <text:p>283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8" table:style-name="ce4">
            <text:p>1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0" table:style-name="ce1">
            <text:p>284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8" table:style-name="ce4">
            <text:p>3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1" table:style-name="ce1">
            <text:p>284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1" table:style-name="ce4">
            <text:p>2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2" table:style-name="ce1">
            <text:p>284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4">
            <text:p>1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3" table:style-name="ce1">
            <text:p>28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" table:style-name="ce4">
            <text:p>4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4" table:style-name="ce1">
            <text:p>284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5" table:style-name="ce1">
            <text:p>28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4">
            <text:p>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6" table:style-name="ce1">
            <text:p>28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9" table:style-name="ce4">
            <text:p>7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7" table:style-name="ce1">
            <text:p>2847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848" table:style-name="ce1">
            <text:p>284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4">
            <text:p>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9" table:style-name="ce1">
            <text:p>2849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850" table:style-name="ce1">
            <text:p>285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9" table:style-name="ce4">
            <text:p>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1" table:style-name="ce1">
            <text:p>285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4" table:style-name="ce4">
            <text:p>3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2" table:style-name="ce1">
            <text:p>285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4">
            <text:p>3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3" table:style-name="ce1">
            <text:p>285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0" table:style-name="ce4">
            <text:p>8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4" table:style-name="ce1">
            <text:p>285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2" table:style-name="ce4">
            <text:p>7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5" table:style-name="ce1">
            <text:p>285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9" table:style-name="ce4">
            <text:p>2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6" table:style-name="ce1">
            <text:p>285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1" table:style-name="ce4">
            <text:p>7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7" table:style-name="ce1">
            <text:p>285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9" table:style-name="ce4">
            <text:p>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8" table:style-name="ce1">
            <text:p>285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4">
            <text:p>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9" table:style-name="ce1">
            <text:p>28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4" table:style-name="ce4">
            <text:p>7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0" table:style-name="ce1">
            <text:p>286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4">
            <text:p>3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1" table:style-name="ce1">
            <text:p>286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6" table:style-name="ce4">
            <text:p>7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2" table:style-name="ce1">
            <text:p>2862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863" table:style-name="ce1">
            <text:p>286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4">
            <text:p>3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4" table:style-name="ce1">
            <text:p>2864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865" table:style-name="ce1">
            <text:p>286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5" table:style-name="ce4">
            <text:p>6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6" table:style-name="ce1">
            <text:p>286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5" table:style-name="ce4">
            <text:p>3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7" table:style-name="ce1">
            <text:p>286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9" table:style-name="ce4">
            <text:p>3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8" table:style-name="ce1">
            <text:p>286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3" table:style-name="ce4">
            <text:p>6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9" table:style-name="ce1">
            <text:p>286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3" table:style-name="ce4">
            <text:p>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0" table:style-name="ce1">
            <text:p>287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871" table:style-name="ce1">
            <text:p>287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" table:style-name="ce4">
            <text:p>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2" table:style-name="ce1">
            <text:p>287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4">
            <text:p>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3" table:style-name="ce1">
            <text:p>287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4">
            <text:p>2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4" table:style-name="ce1">
            <text:p>287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7" table:style-name="ce4">
            <text:p>5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5" table:style-name="ce1">
            <text:p>287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4">
            <text:p>2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6" table:style-name="ce1">
            <text:p>287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4">
            <text:p>2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7" table:style-name="ce1">
            <text:p>287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1" table:style-name="ce4">
            <text:p>8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8" table:style-name="ce1">
            <text:p>287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3" table:style-name="ce4">
            <text:p>7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9" table:style-name="ce1">
            <text:p>287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6" table:style-name="ce4">
            <text:p>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0" table:style-name="ce1">
            <text:p>288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3" table:style-name="ce4">
            <text:p>6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1" table:style-name="ce1">
            <text:p>288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4">
            <text:p>3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2" table:style-name="ce1">
            <text:p>288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4">
            <text:p>2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3" table:style-name="ce1">
            <text:p>288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4">
            <text:p>2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4" table:style-name="ce1">
            <text:p>28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" table:style-name="ce4">
            <text:p>2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5" table:style-name="ce1">
            <text:p>288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5" table:style-name="ce4">
            <text:p>5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6" table:style-name="ce1">
            <text:p>288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" table:style-name="ce4">
            <text:p>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7" table:style-name="ce1">
            <text:p>288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4" table:style-name="ce4">
            <text:p>5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8" table:style-name="ce1">
            <text:p>288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4">
            <text:p>3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9" table:style-name="ce1">
            <text:p>288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4">
            <text:p>4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0" table:style-name="ce1">
            <text:p>289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6" table:style-name="ce4">
            <text:p>4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1" table:style-name="ce1">
            <text:p>289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2" table:style-name="ce4">
            <text:p>9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2" table:style-name="ce1">
            <text:p>289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4" table:style-name="ce4">
            <text:p>3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3" table:style-name="ce1">
            <text:p>289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2" table:style-name="ce4">
            <text:p>3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4" table:style-name="ce1">
            <text:p>289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8" table:style-name="ce4">
            <text:p>5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5" table:style-name="ce1">
            <text:p>289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7" table:style-name="ce4">
            <text:p>3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6" table:style-name="ce1">
            <text:p>289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9" table:style-name="ce4">
            <text:p>3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7" table:style-name="ce1">
            <text:p>289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0" table:style-name="ce4">
            <text:p>7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8" table:style-name="ce1">
            <text:p>289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3" table:style-name="ce4">
            <text:p>3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9" table:style-name="ce1">
            <text:p>289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" table:style-name="ce4">
            <text:p>1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0" table:style-name="ce1">
            <text:p>290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0" table:style-name="ce4">
            <text:p>6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1" table:style-name="ce1">
            <text:p>290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9" table:style-name="ce4">
            <text:p>6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2" table:style-name="ce1">
            <text:p>290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3" table:style-name="ce4">
            <text:p>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3" table:style-name="ce1">
            <text:p>290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4" table:style-name="ce4">
            <text:p>7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4" table:style-name="ce1">
            <text:p>290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3" table:style-name="ce4">
            <text:p>3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5" table:style-name="ce1">
            <text:p>2905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06" table:style-name="ce1">
            <text:p>2906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07" table:style-name="ce1">
            <text:p>290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9" table:style-name="ce4">
            <text:p>8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8" table:style-name="ce1">
            <text:p>290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" table:style-name="ce4">
            <text:p>6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9" table:style-name="ce1">
            <text:p>290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7" table:style-name="ce4">
            <text:p>3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0" table:style-name="ce1">
            <text:p>291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9" table:style-name="ce4">
            <text:p>2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1" table:style-name="ce1">
            <text:p>291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2" table:style-name="ce4">
            <text:p>5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2" table:style-name="ce1">
            <text:p>291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8" table:style-name="ce4">
            <text:p>4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3" table:style-name="ce1">
            <text:p>2913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14" table:style-name="ce1">
            <text:p>291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3" table:style-name="ce4">
            <text:p>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5" table:style-name="ce1">
            <text:p>29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16" table:style-name="ce1">
            <text:p>2916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17" table:style-name="ce1">
            <text:p>291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2" table:style-name="ce4">
            <text:p>3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8" table:style-name="ce1">
            <text:p>2918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19" table:style-name="ce1">
            <text:p>291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" table:style-name="ce4">
            <text:p>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0" table:style-name="ce1">
            <text:p>292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21" table:style-name="ce1">
            <text:p>292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9" table:style-name="ce4">
            <text:p>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2" table:style-name="ce1">
            <text:p>292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0" table:style-name="ce4">
            <text:p>3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3" table:style-name="ce1">
            <text:p>292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9" table:style-name="ce4">
            <text:p>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4" table:style-name="ce1">
            <text:p>29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9" table:style-name="ce4">
            <text:p>2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5" table:style-name="ce1">
            <text:p>292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4" table:style-name="ce4">
            <text:p>7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6" table:style-name="ce1">
            <text:p>292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4" table:style-name="ce4">
            <text:p>5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7" table:style-name="ce1">
            <text:p>292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8" table:style-name="ce4">
            <text:p>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8" table:style-name="ce1">
            <text:p>292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4" table:style-name="ce4">
            <text:p>3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9" table:style-name="ce1">
            <text:p>292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7" table:style-name="ce4">
            <text:p>2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0" table:style-name="ce1">
            <text:p>293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6" table:style-name="ce4">
            <text:p>1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1" table:style-name="ce1">
            <text:p>293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4" table:style-name="ce4">
            <text:p>7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2" table:style-name="ce1">
            <text:p>293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9" table:style-name="ce4">
            <text:p>7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3" table:style-name="ce1">
            <text:p>293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4">
            <text:p>6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4" table:style-name="ce1">
            <text:p>293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3" table:style-name="ce4">
            <text:p>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5" table:style-name="ce1">
            <text:p>293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8" table:style-name="ce4">
            <text:p>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6" table:style-name="ce1">
            <text:p>293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6" table:style-name="ce4">
            <text:p>7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7" table:style-name="ce1">
            <text:p>293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9" table:style-name="ce4">
            <text:p>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8" table:style-name="ce1">
            <text:p>293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9" table:style-name="ce4">
            <text:p>2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9" table:style-name="ce1">
            <text:p>293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" table:style-name="ce4">
            <text:p>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0" table:style-name="ce1">
            <text:p>294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7" table:style-name="ce4">
            <text:p>2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1" table:style-name="ce1">
            <text:p>2941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42" table:style-name="ce1">
            <text:p>294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4" table:style-name="ce4">
            <text:p>4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3" table:style-name="ce1">
            <text:p>294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" table:style-name="ce4">
            <text:p>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4" table:style-name="ce1">
            <text:p>294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9" table:style-name="ce4">
            <text:p>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5" table:style-name="ce1">
            <text:p>294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5" table:style-name="ce4">
            <text:p>5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6" table:style-name="ce1">
            <text:p>294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7" table:style-name="ce4">
            <text:p>2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7" table:style-name="ce1">
            <text:p>294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7" table:style-name="ce4">
            <text:p>3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8" table:style-name="ce1">
            <text:p>294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8" table:style-name="ce4">
            <text:p>1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9" table:style-name="ce1">
            <text:p>2949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50" table:style-name="ce1">
            <text:p>295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8" table:style-name="ce4">
            <text:p>5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1" table:style-name="ce1">
            <text:p>295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2" table:style-name="ce4">
            <text:p>8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2" table:style-name="ce1">
            <text:p>2952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53" table:style-name="ce1">
            <text:p>295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5" table:style-name="ce4">
            <text:p>4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4" table:style-name="ce1">
            <text:p>295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8" table:style-name="ce4">
            <text:p>2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5" table:style-name="ce1">
            <text:p>295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2" table:style-name="ce4">
            <text:p>5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6" table:style-name="ce1">
            <text:p>295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3" table:style-name="ce4">
            <text:p>3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7" table:style-name="ce1">
            <text:p>295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58" table:style-name="ce1">
            <text:p>295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2" table:style-name="ce4">
            <text:p>3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9" table:style-name="ce1">
            <text:p>295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5" table:style-name="ce4">
            <text:p>5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0" table:style-name="ce1">
            <text:p>296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9" table:style-name="ce4">
            <text:p>3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1" table:style-name="ce1">
            <text:p>296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4" table:style-name="ce4">
            <text:p>5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2" table:style-name="ce1">
            <text:p>296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0" table:style-name="ce4">
            <text:p>3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3" table:style-name="ce1">
            <text:p>296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5" table:style-name="ce4">
            <text:p>3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4" table:style-name="ce1">
            <text:p>2964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65" table:style-name="ce1">
            <text:p>296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5" table:style-name="ce4">
            <text:p>3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6" table:style-name="ce1">
            <text:p>2966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67" table:style-name="ce1">
            <text:p>296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9" table:style-name="ce4">
            <text:p>3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8" table:style-name="ce1">
            <text:p>296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2" table:style-name="ce4">
            <text:p>4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9" table:style-name="ce1">
            <text:p>296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1" table:style-name="ce4">
            <text:p>3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0" table:style-name="ce1">
            <text:p>297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1" table:style-name="ce4">
            <text:p>2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1" table:style-name="ce1">
            <text:p>297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9" table:style-name="ce4">
            <text:p>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2" table:style-name="ce1">
            <text:p>2972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73" table:style-name="ce1">
            <text:p>297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9" table:style-name="ce4">
            <text:p>2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4" table:style-name="ce1">
            <text:p>297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8" table:style-name="ce4">
            <text:p>2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5" table:style-name="ce1">
            <text:p>297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5" table:style-name="ce4">
            <text:p>3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6" table:style-name="ce1">
            <text:p>297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7" table:style-name="ce4">
            <text:p>2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7" table:style-name="ce1">
            <text:p>2977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78" table:style-name="ce1">
            <text:p>297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6" table:style-name="ce4">
            <text:p>8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9" table:style-name="ce1">
            <text:p>297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91" table:style-name="ce4">
            <text:p>9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0" table:style-name="ce1">
            <text:p>298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5" table:style-name="ce4">
            <text:p>4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1" table:style-name="ce1">
            <text:p>298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6" table:style-name="ce4">
            <text:p>2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2" table:style-name="ce1">
            <text:p>298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" table:style-name="ce4">
            <text:p>1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3" table:style-name="ce1">
            <text:p>298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9" table:style-name="ce4">
            <text:p>2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4" table:style-name="ce1">
            <text:p>2984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85" table:style-name="ce1">
            <text:p>2985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2986" table:style-name="ce1">
            <text:p>298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7" table:style-name="ce4">
            <text:p>3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7" table:style-name="ce1">
            <text:p>298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5" table:style-name="ce4">
            <text:p>2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8" table:style-name="ce1">
            <text:p>298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4" table:style-name="ce4">
            <text:p>2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9" table:style-name="ce1">
            <text:p>298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3" table:style-name="ce4">
            <text:p>8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0" table:style-name="ce1">
            <text:p>299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8" table:style-name="ce4">
            <text:p>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1" table:style-name="ce1">
            <text:p>299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8" table:style-name="ce4">
            <text:p>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2" table:style-name="ce1">
            <text:p>299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1" table:style-name="ce4">
            <text:p>6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3" table:style-name="ce1">
            <text:p>299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3" table:style-name="ce4">
            <text:p>6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4" table:style-name="ce1">
            <text:p>299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9" table:style-name="ce4">
            <text:p>6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5" table:style-name="ce1">
            <text:p>299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0" table:style-name="ce4">
            <text:p>2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6" table:style-name="ce1">
            <text:p>299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4" table:style-name="ce4">
            <text:p>2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7" table:style-name="ce1">
            <text:p>299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3" table:style-name="ce4">
            <text:p>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8" table:style-name="ce1">
            <text:p>299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8" table:style-name="ce4">
            <text:p>7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9" table:style-name="ce1">
            <text:p>299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7" table:style-name="ce4">
            <text:p>2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9" table:style-name="ce4">
            <text:p>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1" table:style-name="ce1">
            <text:p>300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71" table:style-name="ce4">
            <text:p>7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2" table:style-name="ce1">
            <text:p>3002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3003" table:style-name="ce1">
            <text:p>3003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3004" table:style-name="ce1">
            <text:p>3004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3005" table:style-name="ce1">
            <text:p>300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62" table:style-name="ce4">
            <text:p>6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6" table:style-name="ce1">
            <text:p>300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3007" table:style-name="ce1">
            <text:p>3007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3008" table:style-name="ce1">
            <text:p>300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2" table:style-name="ce4">
            <text:p>4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9" table:style-name="ce1">
            <text:p>300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3" table:style-name="ce4">
            <text:p>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0" table:style-name="ce1">
            <text:p>301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1" table:style-name="ce4">
            <text:p>4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1" table:style-name="ce1">
            <text:p>301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5" table:style-name="ce4">
            <text:p>5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2" table:style-name="ce1">
            <text:p>301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1" table:style-name="ce4">
            <text:p>3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3" table:style-name="ce1">
            <text:p>301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84" table:style-name="ce4">
            <text:p>8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4" table:style-name="ce1">
            <text:p>301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0" table:style-name="ce4">
            <text:p>5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5" table:style-name="ce1">
            <text:p>301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8" table:style-name="ce4">
            <text:p>5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6" table:style-name="ce1">
            <text:p>301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8" table:style-name="ce4">
            <text:p>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7" table:style-name="ce1">
            <text:p>301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1" table:style-name="ce4">
            <text:p>1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8" table:style-name="ce1">
            <text:p>301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5" table:style-name="ce4">
            <text:p>1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9" table:style-name="ce1">
            <text:p>301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8" table:style-name="ce4">
            <text:p>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0" table:style-name="ce1">
            <text:p>302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87" table:style-name="ce4">
            <text:p>8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1" table:style-name="ce1">
            <text:p>302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6" table:style-name="ce4">
            <text:p>8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2" table:style-name="ce1">
            <text:p>302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6" table:style-name="ce4">
            <text:p>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3" table:style-name="ce1">
            <text:p>302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3" table:style-name="ce4">
            <text:p>2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4" table:style-name="ce1">
            <text:p>302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1" table:style-name="ce4">
            <text:p>6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5" table:style-name="ce1">
            <text:p>302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1" table:style-name="ce4">
            <text:p>3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6" table:style-name="ce1">
            <text:p>302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2" table:style-name="ce4">
            <text:p>2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7" table:style-name="ce1">
            <text:p>302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51" table:style-name="ce4">
            <text:p>5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8" table:style-name="ce1">
            <text:p>302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8" table:style-name="ce4">
            <text:p>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9" table:style-name="ce1">
            <text:p>302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8" table:style-name="ce4">
            <text:p>2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0" table:style-name="ce1">
            <text:p>303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9" table:style-name="ce4">
            <text:p>2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1" table:style-name="ce1">
            <text:p>3031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3032" table:style-name="ce1">
            <text:p>303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8" table:style-name="ce4">
            <text:p>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3" table:style-name="ce1">
            <text:p>303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0" table:style-name="ce4">
            <text:p>40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4" table:style-name="ce1">
            <text:p>303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7" table:style-name="ce4">
            <text:p>1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5" table:style-name="ce1">
            <text:p>303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5" table:style-name="ce4">
            <text:p>4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6" table:style-name="ce1">
            <text:p>3036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3037" table:style-name="ce1">
            <text:p>303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6" table:style-name="ce4">
            <text:p>2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8" table:style-name="ce1">
            <text:p>303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3" table:style-name="ce4">
            <text:p>7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9" table:style-name="ce1">
            <text:p>303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4"/>
          <table:table-cell office:value-type="float" office:value="2014" table:formula="of:=2014" table:style-name="ce1">
            <text:p>2014</text:p>
          </table:table-cell>
          <table:table-cell office:value-type="float" office:value="3040" table:style-name="ce1">
            <text:p>304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9" table:style-name="ce4">
            <text:p>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1" table:style-name="ce1">
            <text:p>304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1" table:style-name="ce4">
            <text:p>3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2" table:style-name="ce1">
            <text:p>304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9" table:style-name="ce4">
            <text:p>1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3" table:style-name="ce1">
            <text:p>304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8" table:style-name="ce4">
            <text:p>3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4" table:style-name="ce1">
            <text:p>304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1" table:style-name="ce4">
            <text:p>2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5" table:style-name="ce1">
            <text:p>30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6" table:style-name="ce1">
            <text:p>30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" table:style-name="ce4">
            <text:p>4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7" table:style-name="ce1">
            <text:p>30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4">
            <text:p>3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8" table:style-name="ce1">
            <text:p>30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4">
            <text:p>3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9" table:style-name="ce1">
            <text:p>30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1" table:style-name="ce4">
            <text:p>8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0" table:style-name="ce1">
            <text:p>3050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051" table:style-name="ce1">
            <text:p>305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4">
            <text:p>1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2" table:style-name="ce1">
            <text:p>3052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053" table:style-name="ce1">
            <text:p>305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2" table:style-name="ce4">
            <text:p>5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4" table:style-name="ce1">
            <text:p>305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2" table:style-name="ce4">
            <text:p>3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5" table:style-name="ce1">
            <text:p>305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4">
            <text:p>3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6" table:style-name="ce1">
            <text:p>305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9" table:style-name="ce4">
            <text:p>7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7" table:style-name="ce1">
            <text:p>305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6" table:style-name="ce4">
            <text:p>7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8" table:style-name="ce1">
            <text:p>305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9" table:style-name="ce4">
            <text:p>2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9" table:style-name="ce1">
            <text:p>305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060" table:style-name="ce1">
            <text:p>306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1" table:style-name="ce4">
            <text:p>5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1" table:style-name="ce1">
            <text:p>306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4">
            <text:p>2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2" table:style-name="ce1">
            <text:p>306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063" table:style-name="ce1">
            <text:p>306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4">
            <text:p>3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4" table:style-name="ce1">
            <text:p>306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7" table:style-name="ce4">
            <text:p>7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5" table:style-name="ce1">
            <text:p>3065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066" table:style-name="ce1">
            <text:p>306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" table:style-name="ce4">
            <text:p>3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7" table:style-name="ce1">
            <text:p>3067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068" table:style-name="ce1">
            <text:p>306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5" table:style-name="ce4">
            <text:p>6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9" table:style-name="ce1">
            <text:p>306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4">
            <text:p>3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0" table:style-name="ce1">
            <text:p>307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8" table:style-name="ce4">
            <text:p>3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1" table:style-name="ce1">
            <text:p>307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3" table:style-name="ce4">
            <text:p>6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2" table:style-name="ce1">
            <text:p>307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8" table:style-name="ce4">
            <text:p>3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3" table:style-name="ce1">
            <text:p>307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074" table:style-name="ce1">
            <text:p>307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1" table:style-name="ce4">
            <text:p>4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5" table:style-name="ce1">
            <text:p>307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4">
            <text:p>3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6" table:style-name="ce1">
            <text:p>307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4">
            <text:p>2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7" table:style-name="ce1">
            <text:p>307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5" table:style-name="ce4">
            <text:p>5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8" table:style-name="ce1">
            <text:p>307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4">
            <text:p>2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9" table:style-name="ce1">
            <text:p>307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4">
            <text:p>2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0" table:style-name="ce1">
            <text:p>308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3" table:style-name="ce4">
            <text:p>8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1" table:style-name="ce1">
            <text:p>308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0" table:style-name="ce4">
            <text:p>7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2" table:style-name="ce1">
            <text:p>308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4">
            <text:p>3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3" table:style-name="ce1">
            <text:p>308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1" table:style-name="ce4">
            <text:p>6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4" table:style-name="ce1">
            <text:p>308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4">
            <text:p>3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5" table:style-name="ce1">
            <text:p>308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4">
            <text:p>2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6" table:style-name="ce1">
            <text:p>308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4">
            <text:p>2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7" table:style-name="ce1">
            <text:p>308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2" table:style-name="ce4">
            <text:p>2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8" table:style-name="ce1">
            <text:p>308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4" table:style-name="ce4">
            <text:p>5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9" table:style-name="ce1">
            <text:p>308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" table:style-name="ce4">
            <text:p>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0" table:style-name="ce1">
            <text:p>309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5" table:style-name="ce4">
            <text:p>5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1" table:style-name="ce1">
            <text:p>309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4">
            <text:p>3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2" table:style-name="ce1">
            <text:p>309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1" table:style-name="ce4">
            <text:p>5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3" table:style-name="ce1">
            <text:p>309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" table:style-name="ce4">
            <text:p>4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4" table:style-name="ce1">
            <text:p>309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1" table:style-name="ce4">
            <text:p>9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5" table:style-name="ce1">
            <text:p>309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4" table:style-name="ce4">
            <text:p>3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6" table:style-name="ce1">
            <text:p>309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3" table:style-name="ce4">
            <text:p>3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7" table:style-name="ce1">
            <text:p>309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098" table:style-name="ce1">
            <text:p>30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6" table:style-name="ce4">
            <text:p>3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9" table:style-name="ce1">
            <text:p>309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9" table:style-name="ce4">
            <text:p>3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0" table:style-name="ce1">
            <text:p>310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0" table:style-name="ce4">
            <text:p>7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1" table:style-name="ce1">
            <text:p>310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2" table:style-name="ce4">
            <text:p>3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2" table:style-name="ce1">
            <text:p>310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" table:style-name="ce4">
            <text:p>1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3" table:style-name="ce1">
            <text:p>310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8" table:style-name="ce4">
            <text:p>5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4" table:style-name="ce1">
            <text:p>310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0" table:style-name="ce4">
            <text:p>7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5" table:style-name="ce1">
            <text:p>310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06" table:style-name="ce1">
            <text:p>310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6" table:style-name="ce4">
            <text:p>7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7" table:style-name="ce1">
            <text:p>310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3" table:style-name="ce4">
            <text:p>3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8" table:style-name="ce1">
            <text:p>3108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09" table:style-name="ce1">
            <text:p>3109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10" table:style-name="ce1">
            <text:p>311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0" table:style-name="ce4">
            <text:p>9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1" table:style-name="ce1">
            <text:p>311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0" table:style-name="ce4">
            <text:p>7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2" table:style-name="ce1">
            <text:p>311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4" table:style-name="ce4">
            <text:p>3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3" table:style-name="ce1">
            <text:p>311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8" table:style-name="ce4">
            <text:p>2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4" table:style-name="ce1">
            <text:p>311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2" table:style-name="ce4">
            <text:p>5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5" table:style-name="ce1">
            <text:p>311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7" table:style-name="ce4">
            <text:p>4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6" table:style-name="ce1">
            <text:p>3116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17" table:style-name="ce1">
            <text:p>311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6" table:style-name="ce4">
            <text:p>4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8" table:style-name="ce1">
            <text:p>311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19" table:style-name="ce1">
            <text:p>3119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20" table:style-name="ce1">
            <text:p>312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8" table:style-name="ce4">
            <text:p>2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1" table:style-name="ce1">
            <text:p>3121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22" table:style-name="ce1">
            <text:p>312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" table:style-name="ce4">
            <text:p>2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3" table:style-name="ce1">
            <text:p>312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24" table:style-name="ce1">
            <text:p>312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7" table:style-name="ce4">
            <text:p>1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5" table:style-name="ce1">
            <text:p>312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9" table:style-name="ce4">
            <text:p>2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6" table:style-name="ce1">
            <text:p>31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7" table:style-name="ce4">
            <text:p>1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7" table:style-name="ce1">
            <text:p>312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1" table:style-name="ce4">
            <text:p>3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8" table:style-name="ce1">
            <text:p>31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5" table:style-name="ce4">
            <text:p>7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9" table:style-name="ce1">
            <text:p>312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1" table:style-name="ce4">
            <text:p>5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0" table:style-name="ce1">
            <text:p>313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8" table:style-name="ce4">
            <text:p>3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1" table:style-name="ce1">
            <text:p>31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6" table:style-name="ce4">
            <text:p>3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2" table:style-name="ce1">
            <text:p>313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7" table:style-name="ce4">
            <text:p>2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3" table:style-name="ce1">
            <text:p>313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6" table:style-name="ce4">
            <text:p>1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4" table:style-name="ce1">
            <text:p>313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5" table:style-name="ce4">
            <text:p>7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5" table:style-name="ce1">
            <text:p>313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9" table:style-name="ce4">
            <text:p>7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6" table:style-name="ce1">
            <text:p>313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1" table:style-name="ce4">
            <text:p>6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7" table:style-name="ce1">
            <text:p>313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4" table:style-name="ce4">
            <text:p>4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8" table:style-name="ce1">
            <text:p>313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1" table:style-name="ce4">
            <text:p>4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9" table:style-name="ce1">
            <text:p>313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5" table:style-name="ce4">
            <text:p>7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0" table:style-name="ce1">
            <text:p>314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3" table:style-name="ce4">
            <text:p>5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1" table:style-name="ce1">
            <text:p>314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8" table:style-name="ce4">
            <text:p>2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2" table:style-name="ce1">
            <text:p>314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" table:style-name="ce4">
            <text:p>2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3" table:style-name="ce1">
            <text:p>31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8" table:style-name="ce4">
            <text:p>2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4" table:style-name="ce1">
            <text:p>3144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45" table:style-name="ce1">
            <text:p>314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9" table:style-name="ce4">
            <text:p>4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6" table:style-name="ce1">
            <text:p>314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" table:style-name="ce4">
            <text:p>2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7" table:style-name="ce1">
            <text:p>314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4" table:style-name="ce4">
            <text:p>4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8" table:style-name="ce1">
            <text:p>314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6" table:style-name="ce4">
            <text:p>5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9" table:style-name="ce1">
            <text:p>314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8" table:style-name="ce4">
            <text:p>2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0" table:style-name="ce1">
            <text:p>315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7" table:style-name="ce4">
            <text:p>3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1" table:style-name="ce1">
            <text:p>315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6" table:style-name="ce4">
            <text:p>1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2" table:style-name="ce1">
            <text:p>3152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53" table:style-name="ce1">
            <text:p>315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9" table:style-name="ce4">
            <text:p>5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4" table:style-name="ce1">
            <text:p>315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5" table:style-name="ce4">
            <text:p>8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5" table:style-name="ce1">
            <text:p>3155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56" table:style-name="ce1">
            <text:p>315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2" table:style-name="ce4">
            <text:p>4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7" table:style-name="ce1">
            <text:p>315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8" table:style-name="ce4">
            <text:p>2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8" table:style-name="ce1">
            <text:p>315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0" table:style-name="ce4">
            <text:p>5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9" table:style-name="ce1">
            <text:p>315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1" table:style-name="ce4">
            <text:p>3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0" table:style-name="ce1">
            <text:p>316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61" table:style-name="ce1">
            <text:p>316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5" table:style-name="ce4">
            <text:p>3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2" table:style-name="ce1">
            <text:p>316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0" table:style-name="ce4">
            <text:p>6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3" table:style-name="ce1">
            <text:p>316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6" table:style-name="ce4">
            <text:p>3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4" table:style-name="ce1">
            <text:p>316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3" table:style-name="ce4">
            <text:p>5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5" table:style-name="ce1">
            <text:p>316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1" table:style-name="ce4">
            <text:p>3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6" table:style-name="ce1">
            <text:p>316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1" table:style-name="ce4">
            <text:p>3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7" table:style-name="ce1">
            <text:p>3167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68" table:style-name="ce1">
            <text:p>316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3" table:style-name="ce4">
            <text:p>3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9" table:style-name="ce1">
            <text:p>3169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70" table:style-name="ce1">
            <text:p>317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9" table:style-name="ce4">
            <text:p>3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1" table:style-name="ce1">
            <text:p>317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4" table:style-name="ce4">
            <text:p>4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2" table:style-name="ce1">
            <text:p>317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1" table:style-name="ce4">
            <text:p>3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3" table:style-name="ce1">
            <text:p>317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2" table:style-name="ce4">
            <text:p>2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4" table:style-name="ce1">
            <text:p>317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3" table:style-name="ce4">
            <text:p>5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5" table:style-name="ce1">
            <text:p>3175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76" table:style-name="ce1">
            <text:p>317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7" table:style-name="ce4">
            <text:p>2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7" table:style-name="ce1">
            <text:p>317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7" table:style-name="ce4">
            <text:p>2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8" table:style-name="ce1">
            <text:p>317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4" table:style-name="ce4">
            <text:p>3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9" table:style-name="ce1">
            <text:p>317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6" table:style-name="ce4">
            <text:p>2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0" table:style-name="ce1">
            <text:p>3180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81" table:style-name="ce1">
            <text:p>318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8" table:style-name="ce4">
            <text:p>8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2" table:style-name="ce1">
            <text:p>318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91" table:style-name="ce4">
            <text:p>9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3" table:style-name="ce1">
            <text:p>318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5" table:style-name="ce4">
            <text:p>4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4" table:style-name="ce1">
            <text:p>318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5" table:style-name="ce4">
            <text:p>2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5" table:style-name="ce1">
            <text:p>318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9" table:style-name="ce4">
            <text:p>1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6" table:style-name="ce1">
            <text:p>318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0" table:style-name="ce4">
            <text:p>3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7" table:style-name="ce1">
            <text:p>3187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88" table:style-name="ce1">
            <text:p>3188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189" table:style-name="ce1">
            <text:p>318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9" table:style-name="ce4">
            <text:p>3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0" table:style-name="ce1">
            <text:p>319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5" table:style-name="ce4">
            <text:p>2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1" table:style-name="ce1">
            <text:p>319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7" table:style-name="ce4">
            <text:p>2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2" table:style-name="ce1">
            <text:p>319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4" table:style-name="ce4">
            <text:p>8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3" table:style-name="ce1">
            <text:p>319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6" table:style-name="ce4">
            <text:p>3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4" table:style-name="ce1">
            <text:p>319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5" table:style-name="ce4">
            <text:p>3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5" table:style-name="ce1">
            <text:p>319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3" table:style-name="ce4">
            <text:p>6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6" table:style-name="ce1">
            <text:p>319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4" table:style-name="ce4">
            <text:p>6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7" table:style-name="ce1">
            <text:p>319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71" table:style-name="ce4">
            <text:p>7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8" table:style-name="ce1">
            <text:p>319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8" table:style-name="ce4">
            <text:p>1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9" table:style-name="ce1">
            <text:p>319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4" table:style-name="ce4">
            <text:p>2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0" table:style-name="ce1">
            <text:p>320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6" table:style-name="ce4">
            <text:p>4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1" table:style-name="ce1">
            <text:p>320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1" table:style-name="ce4">
            <text:p>8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2" table:style-name="ce1">
            <text:p>320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9" table:style-name="ce4">
            <text:p>2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3" table:style-name="ce1">
            <text:p>320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4" table:style-name="ce4">
            <text:p>5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4" table:style-name="ce1">
            <text:p>320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205" table:style-name="ce1">
            <text:p>3205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206" table:style-name="ce1">
            <text:p>3206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207" table:style-name="ce1">
            <text:p>3207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208" table:style-name="ce1">
            <text:p>320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209" table:style-name="ce1">
            <text:p>320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210" table:style-name="ce1">
            <text:p>3210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211" table:style-name="ce1">
            <text:p>321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2" table:style-name="ce4">
            <text:p>4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2" table:style-name="ce1">
            <text:p>321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4" table:style-name="ce4">
            <text:p>4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3" table:style-name="ce1">
            <text:p>321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0" table:style-name="ce4">
            <text:p>4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4" table:style-name="ce1">
            <text:p>321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5" table:style-name="ce4">
            <text:p>5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5" table:style-name="ce1">
            <text:p>321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9" table:style-name="ce4">
            <text:p>2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6" table:style-name="ce1">
            <text:p>321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85" table:style-name="ce4">
            <text:p>8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7" table:style-name="ce1">
            <text:p>321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1" table:style-name="ce4">
            <text:p>5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8" table:style-name="ce1">
            <text:p>321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0" table:style-name="ce4">
            <text:p>6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9" table:style-name="ce1">
            <text:p>321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8" table:style-name="ce4">
            <text:p>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0" table:style-name="ce1">
            <text:p>322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2" table:style-name="ce4">
            <text:p>1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1" table:style-name="ce1">
            <text:p>322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5" table:style-name="ce4">
            <text:p>1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2" table:style-name="ce1">
            <text:p>322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7" table:style-name="ce4">
            <text:p>3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3" table:style-name="ce1">
            <text:p>322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89" table:style-name="ce4">
            <text:p>8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4" table:style-name="ce1">
            <text:p>322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6" table:style-name="ce4">
            <text:p>8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5" table:style-name="ce1">
            <text:p>322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6" table:style-name="ce4">
            <text:p>3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6" table:style-name="ce1">
            <text:p>322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6" table:style-name="ce4">
            <text:p>2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7" table:style-name="ce1">
            <text:p>322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2" table:style-name="ce4">
            <text:p>6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8" table:style-name="ce1">
            <text:p>322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0" table:style-name="ce4">
            <text:p>3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9" table:style-name="ce1">
            <text:p>322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2" table:style-name="ce4">
            <text:p>2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0" table:style-name="ce1">
            <text:p>323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56" table:style-name="ce4">
            <text:p>5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1" table:style-name="ce1">
            <text:p>323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8" table:style-name="ce4">
            <text:p>3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2" table:style-name="ce1">
            <text:p>323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8" table:style-name="ce4">
            <text:p>2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3" table:style-name="ce1">
            <text:p>323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2" table:style-name="ce4">
            <text:p>3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4" table:style-name="ce1">
            <text:p>3234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235" table:style-name="ce1">
            <text:p>323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9" table:style-name="ce4">
            <text:p>3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6" table:style-name="ce1">
            <text:p>323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8" table:style-name="ce4">
            <text:p>3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7" table:style-name="ce1">
            <text:p>323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8" table:style-name="ce4">
            <text:p>1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8" table:style-name="ce1">
            <text:p>323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2" table:style-name="ce4">
            <text:p>4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9" table:style-name="ce1">
            <text:p>3239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240" table:style-name="ce1">
            <text:p>324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7" table:style-name="ce4">
            <text:p>2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1" table:style-name="ce1">
            <text:p>324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4" table:style-name="ce4">
            <text:p>7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2" table:style-name="ce1">
            <text:p>324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4"/>
          <table:table-cell office:value-type="float" office:value="2015" table:formula="of:=2015" table:style-name="ce1">
            <text:p>2015</text:p>
          </table:table-cell>
          <table:table-cell office:value-type="float" office:value="3243" table:style-name="ce1">
            <text:p>324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7" table:style-name="ce4">
            <text:p>1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4" table:style-name="ce1">
            <text:p>324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1" table:style-name="ce4">
            <text:p>3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5" table:style-name="ce1">
            <text:p>324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8" table:style-name="ce4">
            <text:p>1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6" table:style-name="ce1">
            <text:p>324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8" table:style-name="ce4">
            <text:p>3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7" table:style-name="ce1">
            <text:p>324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1" table:style-name="ce4">
            <text:p>2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8" table:style-name="ce1">
            <text:p>32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49" table:style-name="ce1">
            <text:p>32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5" table:style-name="ce4">
            <text:p>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0" table:style-name="ce1">
            <text:p>32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4">
            <text:p>3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1" table:style-name="ce1">
            <text:p>32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4" table:style-name="ce4">
            <text:p>3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2" table:style-name="ce1">
            <text:p>325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1" table:style-name="ce4">
            <text:p>8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3" table:style-name="ce1">
            <text:p>3253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254" table:style-name="ce1">
            <text:p>325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5" table:style-name="ce1">
            <text:p>3255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256" table:style-name="ce1">
            <text:p>325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4">
            <text:p>4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7" table:style-name="ce1">
            <text:p>325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6" table:style-name="ce4">
            <text:p>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8" table:style-name="ce1">
            <text:p>325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" table:style-name="ce4">
            <text:p>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9" table:style-name="ce1">
            <text:p>325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9" table:style-name="ce4">
            <text:p>7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0" table:style-name="ce1">
            <text:p>326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5" table:style-name="ce4">
            <text:p>7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1" table:style-name="ce1">
            <text:p>326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4">
            <text:p>3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2" table:style-name="ce1">
            <text:p>326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6" table:style-name="ce4">
            <text:p>6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3" table:style-name="ce1">
            <text:p>326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" table:style-name="ce4">
            <text:p>4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4" table:style-name="ce1">
            <text:p>326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4">
            <text:p>2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5" table:style-name="ce1">
            <text:p>326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1" table:style-name="ce4">
            <text:p>6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6" table:style-name="ce1">
            <text:p>326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" table:style-name="ce4">
            <text:p>4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7" table:style-name="ce1">
            <text:p>326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7" table:style-name="ce4">
            <text:p>7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8" table:style-name="ce1">
            <text:p>3268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269" table:style-name="ce1">
            <text:p>326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" table:style-name="ce4">
            <text:p>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0" table:style-name="ce1">
            <text:p>3270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271" table:style-name="ce1">
            <text:p>327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5" table:style-name="ce4">
            <text:p>6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2" table:style-name="ce1">
            <text:p>327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4">
            <text:p>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3" table:style-name="ce1">
            <text:p>327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9" table:style-name="ce4">
            <text:p>3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4" table:style-name="ce1">
            <text:p>327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0" table:style-name="ce4">
            <text:p>6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5" table:style-name="ce1">
            <text:p>327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" table:style-name="ce4">
            <text:p>4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6" table:style-name="ce1">
            <text:p>327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8" table:style-name="ce4">
            <text:p>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7" table:style-name="ce1">
            <text:p>327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1" table:style-name="ce4">
            <text:p>4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8" table:style-name="ce1">
            <text:p>327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2" table:style-name="ce4">
            <text:p>4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9" table:style-name="ce1">
            <text:p>327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4">
            <text:p>2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0" table:style-name="ce1">
            <text:p>328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9" table:style-name="ce4">
            <text:p>5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1" table:style-name="ce1">
            <text:p>328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4">
            <text:p>2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2" table:style-name="ce1">
            <text:p>328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6" table:style-name="ce4">
            <text:p>2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3" table:style-name="ce1">
            <text:p>328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2" table:style-name="ce4">
            <text:p>8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4" table:style-name="ce1">
            <text:p>328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6" table:style-name="ce4">
            <text:p>6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5" table:style-name="ce1">
            <text:p>328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0" table:style-name="ce4">
            <text:p>4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6" table:style-name="ce1">
            <text:p>328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5" table:style-name="ce4">
            <text:p>5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7" table:style-name="ce1">
            <text:p>328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4">
            <text:p>3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8" table:style-name="ce1">
            <text:p>328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" table:style-name="ce4">
            <text:p>2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9" table:style-name="ce1">
            <text:p>328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" table:style-name="ce4">
            <text:p>2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0" table:style-name="ce1">
            <text:p>329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" table:style-name="ce4">
            <text:p>2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1" table:style-name="ce1">
            <text:p>329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" table:style-name="ce4">
            <text:p>5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2" table:style-name="ce1">
            <text:p>329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" table:style-name="ce4">
            <text:p>1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3" table:style-name="ce1">
            <text:p>32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8" table:style-name="ce4">
            <text:p>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4" table:style-name="ce1">
            <text:p>329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4" table:style-name="ce4">
            <text:p>3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5" table:style-name="ce1">
            <text:p>329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9" table:style-name="ce4">
            <text:p>4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6" table:style-name="ce1">
            <text:p>329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" table:style-name="ce4">
            <text:p>4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7" table:style-name="ce1">
            <text:p>329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0" table:style-name="ce4">
            <text:p>9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8" table:style-name="ce1">
            <text:p>329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0" table:style-name="ce4">
            <text:p>3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9" table:style-name="ce1">
            <text:p>329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1" table:style-name="ce4">
            <text:p>3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0" table:style-name="ce1">
            <text:p>330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9" table:style-name="ce4">
            <text:p>5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1" table:style-name="ce1">
            <text:p>330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4" table:style-name="ce4">
            <text:p>3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2" table:style-name="ce1">
            <text:p>330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6" table:style-name="ce4">
            <text:p>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3" table:style-name="ce1">
            <text:p>330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6" table:style-name="ce4">
            <text:p>6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4" table:style-name="ce1">
            <text:p>330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1" table:style-name="ce4">
            <text:p>3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5" table:style-name="ce1">
            <text:p>330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" table:style-name="ce4">
            <text:p>1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6" table:style-name="ce1">
            <text:p>330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8" table:style-name="ce4">
            <text:p>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7" table:style-name="ce1">
            <text:p>330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0" table:style-name="ce4">
            <text:p>7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8" table:style-name="ce1">
            <text:p>330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09" table:style-name="ce1">
            <text:p>330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4" table:style-name="ce4">
            <text:p>7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0" table:style-name="ce1">
            <text:p>33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4" table:style-name="ce4">
            <text:p>3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1" table:style-name="ce1">
            <text:p>3311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12" table:style-name="ce1">
            <text:p>3312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13" table:style-name="ce1">
            <text:p>331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9" table:style-name="ce4">
            <text:p>8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4" table:style-name="ce1">
            <text:p>331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" table:style-name="ce4">
            <text:p>6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5" table:style-name="ce1">
            <text:p>33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5" table:style-name="ce4">
            <text:p>3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6" table:style-name="ce1">
            <text:p>33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6" table:style-name="ce4">
            <text:p>2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7" table:style-name="ce1">
            <text:p>331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7" table:style-name="ce4">
            <text:p>5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8" table:style-name="ce1">
            <text:p>331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3" table:style-name="ce4">
            <text:p>4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9" table:style-name="ce1">
            <text:p>3319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20" table:style-name="ce1">
            <text:p>332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4" table:style-name="ce4">
            <text:p>4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1" table:style-name="ce1">
            <text:p>332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6" table:style-name="ce4">
            <text:p>5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2" table:style-name="ce1">
            <text:p>3322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23" table:style-name="ce1">
            <text:p>332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8" table:style-name="ce4">
            <text:p>2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4" table:style-name="ce1">
            <text:p>3324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25" table:style-name="ce1">
            <text:p>332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7" table:style-name="ce4">
            <text:p>2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6" table:style-name="ce1">
            <text:p>332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27" table:style-name="ce1">
            <text:p>332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6" table:style-name="ce4">
            <text:p>1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8" table:style-name="ce1">
            <text:p>332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4" table:style-name="ce4">
            <text:p>3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9" table:style-name="ce1">
            <text:p>332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" table:style-name="ce4">
            <text:p>2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0" table:style-name="ce1">
            <text:p>333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0" table:style-name="ce4">
            <text:p>3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1" table:style-name="ce1">
            <text:p>33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7" table:style-name="ce4">
            <text:p>7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2" table:style-name="ce1">
            <text:p>333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8" table:style-name="ce4">
            <text:p>4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3" table:style-name="ce1">
            <text:p>333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0" table:style-name="ce4">
            <text:p>4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4" table:style-name="ce1">
            <text:p>333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7" table:style-name="ce4">
            <text:p>3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5" table:style-name="ce1">
            <text:p>333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9" table:style-name="ce4">
            <text:p>2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6" table:style-name="ce1">
            <text:p>333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7" table:style-name="ce4">
            <text:p>1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7" table:style-name="ce1">
            <text:p>333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3" table:style-name="ce4">
            <text:p>7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8" table:style-name="ce1">
            <text:p>333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8" table:style-name="ce4">
            <text:p>7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9" table:style-name="ce1">
            <text:p>333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4" table:style-name="ce4">
            <text:p>6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0" table:style-name="ce1">
            <text:p>334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7" table:style-name="ce4">
            <text:p>4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1" table:style-name="ce1">
            <text:p>334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9" table:style-name="ce4">
            <text:p>3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2" table:style-name="ce1">
            <text:p>334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2" table:style-name="ce4">
            <text:p>7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3" table:style-name="ce1">
            <text:p>334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8" table:style-name="ce4">
            <text:p>4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4" table:style-name="ce1">
            <text:p>334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9" table:style-name="ce4">
            <text:p>2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5" table:style-name="ce1">
            <text:p>334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6" table:style-name="ce4">
            <text:p>2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6" table:style-name="ce1">
            <text:p>3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8" table:style-name="ce4">
            <text:p>2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7" table:style-name="ce1">
            <text:p>3347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48" table:style-name="ce1">
            <text:p>334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1" table:style-name="ce4">
            <text:p>4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9" table:style-name="ce1">
            <text:p>334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0" table:style-name="ce4">
            <text:p>3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0" table:style-name="ce1">
            <text:p>335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9" table:style-name="ce4">
            <text:p>3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1" table:style-name="ce1">
            <text:p>335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7" table:style-name="ce4">
            <text:p>5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2" table:style-name="ce1">
            <text:p>335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8" table:style-name="ce4">
            <text:p>2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3" table:style-name="ce1">
            <text:p>335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7" table:style-name="ce4">
            <text:p>3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4" table:style-name="ce1">
            <text:p>335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4" table:style-name="ce4">
            <text:p>1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5" table:style-name="ce1">
            <text:p>3355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56" table:style-name="ce1">
            <text:p>335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9" table:style-name="ce4">
            <text:p>5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7" table:style-name="ce1">
            <text:p>335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1" table:style-name="ce4">
            <text:p>8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8" table:style-name="ce1">
            <text:p>3358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59" table:style-name="ce1">
            <text:p>335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7" table:style-name="ce4">
            <text:p>3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0" table:style-name="ce1">
            <text:p>336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6" table:style-name="ce4">
            <text:p>2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1" table:style-name="ce1">
            <text:p>336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9" table:style-name="ce4">
            <text:p>4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2" table:style-name="ce1">
            <text:p>336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1" table:style-name="ce4">
            <text:p>3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3" table:style-name="ce1">
            <text:p>336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6" table:style-name="ce4">
            <text:p>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4" table:style-name="ce1">
            <text:p>336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2" table:style-name="ce4">
            <text:p>3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5" table:style-name="ce1">
            <text:p>336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5" table:style-name="ce4">
            <text:p>5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6" table:style-name="ce1">
            <text:p>336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7" table:style-name="ce4">
            <text:p>3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7" table:style-name="ce1">
            <text:p>336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4" table:style-name="ce4">
            <text:p>5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8" table:style-name="ce1">
            <text:p>336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7" table:style-name="ce4">
            <text:p>2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9" table:style-name="ce1">
            <text:p>336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0" table:style-name="ce4">
            <text:p>3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0" table:style-name="ce1">
            <text:p>3370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71" table:style-name="ce1">
            <text:p>337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0" table:style-name="ce4">
            <text:p>3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2" table:style-name="ce1">
            <text:p>3372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73" table:style-name="ce1">
            <text:p>337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8" table:style-name="ce4">
            <text:p>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4" table:style-name="ce1">
            <text:p>337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5" table:style-name="ce4">
            <text:p>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5" table:style-name="ce1">
            <text:p>337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7" table:style-name="ce4">
            <text:p>2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6" table:style-name="ce1">
            <text:p>337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8" table:style-name="ce4">
            <text:p>2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7" table:style-name="ce1">
            <text:p>337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2" table:style-name="ce4">
            <text:p>5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8" table:style-name="ce1">
            <text:p>3378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79" table:style-name="ce1">
            <text:p>337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9" table:style-name="ce4">
            <text:p>2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0" table:style-name="ce1">
            <text:p>338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6" table:style-name="ce4">
            <text:p>2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1" table:style-name="ce1">
            <text:p>338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5" table:style-name="ce4">
            <text:p>3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2" table:style-name="ce1">
            <text:p>338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8" table:style-name="ce4">
            <text:p>2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3" table:style-name="ce1">
            <text:p>3383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84" table:style-name="ce1">
            <text:p>338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5" table:style-name="ce4">
            <text:p>8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5" table:style-name="ce1">
            <text:p>338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90" table:style-name="ce4">
            <text:p>9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6" table:style-name="ce1">
            <text:p>338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5" table:style-name="ce4">
            <text:p>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7" table:style-name="ce1">
            <text:p>338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5" table:style-name="ce4">
            <text:p>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8" table:style-name="ce1">
            <text:p>338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1" table:style-name="ce4">
            <text:p>2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9" table:style-name="ce1">
            <text:p>338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2" table:style-name="ce4">
            <text:p>3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0" table:style-name="ce1">
            <text:p>3390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91" table:style-name="ce1">
            <text:p>3391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392" table:style-name="ce1">
            <text:p>339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8" table:style-name="ce4">
            <text:p>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3" table:style-name="ce1">
            <text:p>339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8" table:style-name="ce4">
            <text:p>2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4" table:style-name="ce1">
            <text:p>339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0" table:style-name="ce4">
            <text:p>3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5" table:style-name="ce1">
            <text:p>339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3" table:style-name="ce4">
            <text:p>8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6" table:style-name="ce1">
            <text:p>339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5" table:style-name="ce4">
            <text:p>3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7" table:style-name="ce1">
            <text:p>339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5" table:style-name="ce4">
            <text:p>3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8" table:style-name="ce1">
            <text:p>339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2" table:style-name="ce4">
            <text:p>6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9" table:style-name="ce1">
            <text:p>339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2" table:style-name="ce4">
            <text:p>6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0" table:style-name="ce1">
            <text:p>340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1" table:style-name="ce4">
            <text:p>6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1" table:style-name="ce1">
            <text:p>340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3" table:style-name="ce4">
            <text:p>1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2" table:style-name="ce1">
            <text:p>340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0" table:style-name="ce4">
            <text:p>2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3" table:style-name="ce1">
            <text:p>340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8" table:style-name="ce4">
            <text:p>4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4" table:style-name="ce1">
            <text:p>340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1" table:style-name="ce4">
            <text:p>8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5" table:style-name="ce1">
            <text:p>340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9" table:style-name="ce4">
            <text:p>2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6" table:style-name="ce1">
            <text:p>340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4" table:style-name="ce4">
            <text:p>5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7" table:style-name="ce1">
            <text:p>340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0" table:style-name="ce4">
            <text:p>6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8" table:style-name="ce1">
            <text:p>3408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409" table:style-name="ce1">
            <text:p>3409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410" table:style-name="ce1">
            <text:p>3410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411" table:style-name="ce1">
            <text:p>341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60" table:style-name="ce4">
            <text:p>6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2" table:style-name="ce1">
            <text:p>341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2" table:style-name="ce4">
            <text:p>4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3" table:style-name="ce1">
            <text:p>3413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414" table:style-name="ce1">
            <text:p>341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6" table:style-name="ce4">
            <text:p>4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5" table:style-name="ce1">
            <text:p>341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5" table:style-name="ce4">
            <text:p>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6" table:style-name="ce1">
            <text:p>341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2" table:style-name="ce4">
            <text:p>4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7" table:style-name="ce1">
            <text:p>341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418" table:style-name="ce1">
            <text:p>341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0" table:style-name="ce4">
            <text:p>3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9" table:style-name="ce1">
            <text:p>341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84" table:style-name="ce4">
            <text:p>8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0" table:style-name="ce1">
            <text:p>342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1" table:style-name="ce4">
            <text:p>5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1" table:style-name="ce1">
            <text:p>342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1" table:style-name="ce4">
            <text:p>6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2" table:style-name="ce1">
            <text:p>342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0" table:style-name="ce4">
            <text:p>1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3" table:style-name="ce1">
            <text:p>342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4" table:style-name="ce4">
            <text:p>1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4" table:style-name="ce1">
            <text:p>342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1" table:style-name="ce4">
            <text:p>1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5" table:style-name="ce1">
            <text:p>342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6" table:style-name="ce4">
            <text:p>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6" table:style-name="ce1">
            <text:p>342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88" table:style-name="ce4">
            <text:p>8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7" table:style-name="ce1">
            <text:p>342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6" table:style-name="ce4">
            <text:p>8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8" table:style-name="ce1">
            <text:p>342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5" table:style-name="ce4">
            <text:p>4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9" table:style-name="ce1">
            <text:p>342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5" table:style-name="ce4">
            <text:p>2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0" table:style-name="ce1">
            <text:p>343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1" table:style-name="ce4">
            <text:p>6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1" table:style-name="ce1">
            <text:p>343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2" table:style-name="ce4">
            <text:p>3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2" table:style-name="ce1">
            <text:p>343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0" table:style-name="ce4">
            <text:p>20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3" table:style-name="ce1">
            <text:p>343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55" table:style-name="ce4">
            <text:p>5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4" table:style-name="ce1">
            <text:p>343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5" table:style-name="ce4">
            <text:p>3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5" table:style-name="ce1">
            <text:p>343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5" table:style-name="ce4">
            <text:p>3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6" table:style-name="ce1">
            <text:p>343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2" table:style-name="ce4">
            <text:p>3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7" table:style-name="ce1">
            <text:p>3437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438" table:style-name="ce1">
            <text:p>343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5" table:style-name="ce4">
            <text:p>3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9" table:style-name="ce1">
            <text:p>343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1" table:style-name="ce4">
            <text:p>4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0" table:style-name="ce1">
            <text:p>344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2" table:style-name="ce4">
            <text:p>2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1" table:style-name="ce1">
            <text:p>344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1" table:style-name="ce4">
            <text:p>4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2" table:style-name="ce1">
            <text:p>3442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443" table:style-name="ce1">
            <text:p>344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9" table:style-name="ce4">
            <text:p>2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4" table:style-name="ce1">
            <text:p>344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1" table:style-name="ce4">
            <text:p>7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5" table:style-name="ce1">
            <text:p>344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4"/>
          <table:table-cell office:value-type="float" office:value="2016" table:formula="of:=2016" table:style-name="ce1">
            <text:p>2016</text:p>
          </table:table-cell>
          <table:table-cell office:value-type="float" office:value="3446" table:style-name="ce1">
            <text:p>34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7" table:style-name="ce4">
            <text:p>1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7" table:style-name="ce1">
            <text:p>344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3" table:style-name="ce4">
            <text:p>3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8" table:style-name="ce1">
            <text:p>344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4" table:style-name="ce4">
            <text:p>1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9" table:style-name="ce1">
            <text:p>344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8" table:style-name="ce4">
            <text:p>3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0" table:style-name="ce1">
            <text:p>345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2" table:style-name="ce4">
            <text:p>2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1" table:style-name="ce1">
            <text:p>345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2" table:style-name="ce1">
            <text:p>345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3" table:style-name="ce4">
            <text:p>4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3" table:style-name="ce1">
            <text:p>345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8" table:style-name="ce4">
            <text:p>3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4" table:style-name="ce1">
            <text:p>34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4">
            <text:p>3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5" table:style-name="ce1">
            <text:p>345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1" table:style-name="ce4">
            <text:p>8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6" table:style-name="ce1">
            <text:p>3456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457" table:style-name="ce1">
            <text:p>345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4">
            <text:p>1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8" table:style-name="ce1">
            <text:p>3458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459" table:style-name="ce1">
            <text:p>345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9" table:style-name="ce4">
            <text:p>4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0" table:style-name="ce1">
            <text:p>346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" table:style-name="ce4">
            <text:p>3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1" table:style-name="ce1">
            <text:p>346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4">
            <text:p>3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2" table:style-name="ce1">
            <text:p>346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7" table:style-name="ce4">
            <text:p>7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3" table:style-name="ce1">
            <text:p>346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5" table:style-name="ce4">
            <text:p>7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4" table:style-name="ce1">
            <text:p>346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4">
            <text:p>3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5" table:style-name="ce1">
            <text:p>346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5" table:style-name="ce4">
            <text:p>6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6" table:style-name="ce1">
            <text:p>346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7" table:style-name="ce1">
            <text:p>346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4">
            <text:p>2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8" table:style-name="ce1">
            <text:p>346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" table:style-name="ce4">
            <text:p>6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9" table:style-name="ce1">
            <text:p>34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4">
            <text:p>4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0" table:style-name="ce1">
            <text:p>347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5" table:style-name="ce4">
            <text:p>7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1" table:style-name="ce1">
            <text:p>3471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472" table:style-name="ce1">
            <text:p>347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4">
            <text:p>3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3" table:style-name="ce1">
            <text:p>3473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474" table:style-name="ce1">
            <text:p>347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7" table:style-name="ce4">
            <text:p>6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5" table:style-name="ce1">
            <text:p>347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4">
            <text:p>3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6" table:style-name="ce1">
            <text:p>347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8" table:style-name="ce4">
            <text:p>3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7" table:style-name="ce1">
            <text:p>347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1" table:style-name="ce4">
            <text:p>6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8" table:style-name="ce1">
            <text:p>347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4">
            <text:p>3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9" table:style-name="ce1">
            <text:p>347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2" table:style-name="ce4">
            <text:p>6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0" table:style-name="ce1">
            <text:p>348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" table:style-name="ce4">
            <text:p>4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1" table:style-name="ce1">
            <text:p>348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2" table:style-name="ce4">
            <text:p>4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2" table:style-name="ce1">
            <text:p>348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4">
            <text:p>2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3" table:style-name="ce1">
            <text:p>348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5" table:style-name="ce4">
            <text:p>5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4" table:style-name="ce1">
            <text:p>348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4">
            <text:p>2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5" table:style-name="ce1">
            <text:p>348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5" table:style-name="ce4">
            <text:p>2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6" table:style-name="ce1">
            <text:p>348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2" table:style-name="ce4">
            <text:p>8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7" table:style-name="ce1">
            <text:p>348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7" table:style-name="ce4">
            <text:p>6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8" table:style-name="ce1">
            <text:p>348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1" table:style-name="ce4">
            <text:p>4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9" table:style-name="ce1">
            <text:p>348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7" table:style-name="ce4">
            <text:p>5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0" table:style-name="ce1">
            <text:p>349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4">
            <text:p>3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1" table:style-name="ce1">
            <text:p>349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4">
            <text:p>2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2" table:style-name="ce1">
            <text:p>349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4">
            <text:p>2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3" table:style-name="ce1">
            <text:p>349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" table:style-name="ce4">
            <text:p>2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4" table:style-name="ce1">
            <text:p>34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4" table:style-name="ce4">
            <text:p>5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5" table:style-name="ce1">
            <text:p>349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6" table:style-name="ce1">
            <text:p>349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9" table:style-name="ce4">
            <text:p>5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7" table:style-name="ce1">
            <text:p>349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6" table:style-name="ce4">
            <text:p>3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8" table:style-name="ce1">
            <text:p>349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9" table:style-name="ce4">
            <text:p>4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9" table:style-name="ce1">
            <text:p>349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" table:style-name="ce4">
            <text:p>4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0" table:style-name="ce1">
            <text:p>350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8" table:style-name="ce4">
            <text:p>8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1" table:style-name="ce1">
            <text:p>350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1" table:style-name="ce4">
            <text:p>3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2" table:style-name="ce1">
            <text:p>350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9" table:style-name="ce4">
            <text:p>2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3" table:style-name="ce1">
            <text:p>350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7" table:style-name="ce4">
            <text:p>5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4" table:style-name="ce1">
            <text:p>350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2" table:style-name="ce4">
            <text:p>3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5" table:style-name="ce1">
            <text:p>350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3" table:style-name="ce4">
            <text:p>3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6" table:style-name="ce1">
            <text:p>350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1" table:style-name="ce4">
            <text:p>7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7" table:style-name="ce1">
            <text:p>350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2" table:style-name="ce4">
            <text:p>3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8" table:style-name="ce1">
            <text:p>350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" table:style-name="ce4">
            <text:p>2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9" table:style-name="ce1">
            <text:p>350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7" table:style-name="ce4">
            <text:p>5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0" table:style-name="ce1">
            <text:p>351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1" table:style-name="ce4">
            <text:p>7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1" table:style-name="ce1">
            <text:p>351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9" table:style-name="ce4">
            <text:p>3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2" table:style-name="ce1">
            <text:p>351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5" table:style-name="ce4">
            <text:p>7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3" table:style-name="ce1">
            <text:p>351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5" table:style-name="ce4">
            <text:p>3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4" table:style-name="ce1">
            <text:p>3514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15" table:style-name="ce1">
            <text:p>3515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16" table:style-name="ce1">
            <text:p>351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5" table:style-name="ce4">
            <text:p>8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7" table:style-name="ce1">
            <text:p>351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0" table:style-name="ce4">
            <text:p>7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8" table:style-name="ce1">
            <text:p>351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2" table:style-name="ce4">
            <text:p>3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9" table:style-name="ce1">
            <text:p>351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0" table:style-name="ce4">
            <text:p>3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0" table:style-name="ce1">
            <text:p>352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6" table:style-name="ce4">
            <text:p>5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1" table:style-name="ce1">
            <text:p>352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0" table:style-name="ce4">
            <text:p>4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2" table:style-name="ce1">
            <text:p>3522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23" table:style-name="ce1">
            <text:p>352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8" table:style-name="ce4">
            <text:p>4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4" table:style-name="ce1">
            <text:p>352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2" table:style-name="ce4">
            <text:p>5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5" table:style-name="ce1">
            <text:p>3525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26" table:style-name="ce1">
            <text:p>352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8" table:style-name="ce4">
            <text:p>2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7" table:style-name="ce1">
            <text:p>3527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28" table:style-name="ce1">
            <text:p>352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7" table:style-name="ce4">
            <text:p>2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9" table:style-name="ce1">
            <text:p>352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7" table:style-name="ce4">
            <text:p>1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0" table:style-name="ce1">
            <text:p>353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7" table:style-name="ce4">
            <text:p>1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1" table:style-name="ce1">
            <text:p>353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8" table:style-name="ce4">
            <text:p>3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2" table:style-name="ce1">
            <text:p>353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2" table:style-name="ce4">
            <text:p>2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3" table:style-name="ce1">
            <text:p>35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9" table:style-name="ce4">
            <text:p>2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4" table:style-name="ce1">
            <text:p>353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7" table:style-name="ce4">
            <text:p>7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5" table:style-name="ce1">
            <text:p>353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5" table:style-name="ce4">
            <text:p>4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6" table:style-name="ce1">
            <text:p>353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0" table:style-name="ce4">
            <text:p>4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7" table:style-name="ce1">
            <text:p>353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7" table:style-name="ce4">
            <text:p>3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8" table:style-name="ce1">
            <text:p>35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0" table:style-name="ce4">
            <text:p>3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9" table:style-name="ce1">
            <text:p>353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8" table:style-name="ce4">
            <text:p>1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0" table:style-name="ce1">
            <text:p>354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4" table:style-name="ce4">
            <text:p>7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1" table:style-name="ce1">
            <text:p>354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7" table:style-name="ce4">
            <text:p>7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2" table:style-name="ce1">
            <text:p>354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2" table:style-name="ce4">
            <text:p>6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3" table:style-name="ce1">
            <text:p>354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0" table:style-name="ce4">
            <text:p>5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4" table:style-name="ce1">
            <text:p>354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4">
            <text:p>4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5" table:style-name="ce1">
            <text:p>354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3" table:style-name="ce4">
            <text:p>7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6" table:style-name="ce1">
            <text:p>354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8" table:style-name="ce4">
            <text:p>4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7" table:style-name="ce1">
            <text:p>354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1" table:style-name="ce4">
            <text:p>3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8" table:style-name="ce1">
            <text:p>354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8" table:style-name="ce4">
            <text:p>2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9" table:style-name="ce1">
            <text:p>354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9" table:style-name="ce4">
            <text:p>2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0" table:style-name="ce1">
            <text:p>3550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51" table:style-name="ce1">
            <text:p>355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9" table:style-name="ce4">
            <text:p>3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2" table:style-name="ce1">
            <text:p>355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9" table:style-name="ce4">
            <text:p>2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3" table:style-name="ce1">
            <text:p>355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2" table:style-name="ce4">
            <text:p>4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4" table:style-name="ce1">
            <text:p>355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8" table:style-name="ce4">
            <text:p>5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5" table:style-name="ce1">
            <text:p>355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8" table:style-name="ce4">
            <text:p>2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6" table:style-name="ce1">
            <text:p>355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1" table:style-name="ce4">
            <text:p>3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7" table:style-name="ce1">
            <text:p>355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7" table:style-name="ce4">
            <text:p>1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8" table:style-name="ce1">
            <text:p>3558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59" table:style-name="ce1">
            <text:p>355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9" table:style-name="ce4">
            <text:p>5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0" table:style-name="ce1">
            <text:p>356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2" table:style-name="ce4">
            <text:p>8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1" table:style-name="ce1">
            <text:p>3561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62" table:style-name="ce1">
            <text:p>356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5" table:style-name="ce4">
            <text:p>3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3" table:style-name="ce1">
            <text:p>356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4" table:style-name="ce4">
            <text:p>2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4" table:style-name="ce1">
            <text:p>356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7" table:style-name="ce4">
            <text:p>4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5" table:style-name="ce1">
            <text:p>356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1" table:style-name="ce4">
            <text:p>3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6" table:style-name="ce1">
            <text:p>356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3" table:style-name="ce4">
            <text:p>3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7" table:style-name="ce1">
            <text:p>356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1" table:style-name="ce4">
            <text:p>3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8" table:style-name="ce1">
            <text:p>356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6" table:style-name="ce4">
            <text:p>5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9" table:style-name="ce1">
            <text:p>356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0" table:style-name="ce4">
            <text:p>4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0" table:style-name="ce1">
            <text:p>357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0" table:style-name="ce4">
            <text:p>5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1" table:style-name="ce1">
            <text:p>357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8" table:style-name="ce4">
            <text:p>2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2" table:style-name="ce1">
            <text:p>357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9" table:style-name="ce4">
            <text:p>2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3" table:style-name="ce1">
            <text:p>3573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74" table:style-name="ce1">
            <text:p>357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1" table:style-name="ce4">
            <text:p>3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5" table:style-name="ce1">
            <text:p>3575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76" table:style-name="ce1">
            <text:p>357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6" table:style-name="ce4">
            <text:p>3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7" table:style-name="ce1">
            <text:p>357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6" table:style-name="ce4">
            <text:p>4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8" table:style-name="ce1">
            <text:p>357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5" table:style-name="ce4">
            <text:p>2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9" table:style-name="ce1">
            <text:p>357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0" table:style-name="ce4">
            <text:p>3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0" table:style-name="ce1">
            <text:p>358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1" table:style-name="ce4">
            <text:p>5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1" table:style-name="ce1">
            <text:p>3581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82" table:style-name="ce1">
            <text:p>358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1" table:style-name="ce4">
            <text:p>3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3" table:style-name="ce1">
            <text:p>358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6" table:style-name="ce4">
            <text:p>2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4" table:style-name="ce1">
            <text:p>358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3" table:style-name="ce4">
            <text:p>3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5" table:style-name="ce1">
            <text:p>358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7" table:style-name="ce4">
            <text:p>2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6" table:style-name="ce1">
            <text:p>3586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87" table:style-name="ce1">
            <text:p>358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5" table:style-name="ce4">
            <text:p>8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8" table:style-name="ce1">
            <text:p>358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89" table:style-name="ce4">
            <text:p>8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9" table:style-name="ce1">
            <text:p>358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4" table:style-name="ce4">
            <text:p>4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0" table:style-name="ce1">
            <text:p>359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6" table:style-name="ce4">
            <text:p>2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1" table:style-name="ce1">
            <text:p>359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2" table:style-name="ce4">
            <text:p>2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2" table:style-name="ce1">
            <text:p>359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2" table:style-name="ce4">
            <text:p>3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3" table:style-name="ce1">
            <text:p>3593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94" table:style-name="ce1">
            <text:p>3594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595" table:style-name="ce1">
            <text:p>359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7" table:style-name="ce4">
            <text:p>3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6" table:style-name="ce1">
            <text:p>359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9" table:style-name="ce4">
            <text:p>2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7" table:style-name="ce1">
            <text:p>359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9" table:style-name="ce4">
            <text:p>2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8" table:style-name="ce1">
            <text:p>359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2" table:style-name="ce4">
            <text:p>8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9" table:style-name="ce1">
            <text:p>359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7" table:style-name="ce4">
            <text:p>3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0" table:style-name="ce1">
            <text:p>360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4" table:style-name="ce4">
            <text:p>3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1" table:style-name="ce1">
            <text:p>360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0" table:style-name="ce4">
            <text:p>6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2" table:style-name="ce1">
            <text:p>360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3" table:style-name="ce4">
            <text:p>6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3" table:style-name="ce1">
            <text:p>360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3" table:style-name="ce4">
            <text:p>6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4" table:style-name="ce1">
            <text:p>360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4" table:style-name="ce4">
            <text:p>1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5" table:style-name="ce1">
            <text:p>360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3" table:style-name="ce4">
            <text:p>2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6" table:style-name="ce1">
            <text:p>360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8" table:style-name="ce4">
            <text:p>4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7" table:style-name="ce1">
            <text:p>360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2" table:style-name="ce4">
            <text:p>8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8" table:style-name="ce1">
            <text:p>360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9" table:style-name="ce4">
            <text:p>2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9" table:style-name="ce1">
            <text:p>360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5" table:style-name="ce4">
            <text:p>5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0" table:style-name="ce1">
            <text:p>361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5" table:style-name="ce4">
            <text:p>5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1" table:style-name="ce1">
            <text:p>3611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612" table:style-name="ce1">
            <text:p>3612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613" table:style-name="ce1">
            <text:p>3613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614" table:style-name="ce1">
            <text:p>361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8" table:style-name="ce4">
            <text:p>5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5" table:style-name="ce1">
            <text:p>361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9" table:style-name="ce4">
            <text:p>3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6" table:style-name="ce1">
            <text:p>3616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617" table:style-name="ce1">
            <text:p>361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6" table:style-name="ce4">
            <text:p>4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8" table:style-name="ce1">
            <text:p>361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5" table:style-name="ce4">
            <text:p>4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9" table:style-name="ce1">
            <text:p>361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1" table:style-name="ce4">
            <text:p>4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0" table:style-name="ce1">
            <text:p>362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60" table:style-name="ce4">
            <text:p>6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1" table:style-name="ce1">
            <text:p>362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0" table:style-name="ce4">
            <text:p>3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2" table:style-name="ce1">
            <text:p>362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84" table:style-name="ce4">
            <text:p>8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3" table:style-name="ce1">
            <text:p>362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0" table:style-name="ce4">
            <text:p>5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4" table:style-name="ce1">
            <text:p>362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1" table:style-name="ce4">
            <text:p>6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5" table:style-name="ce1">
            <text:p>362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9" table:style-name="ce4">
            <text:p>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6" table:style-name="ce1">
            <text:p>362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6" table:style-name="ce4">
            <text:p>1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7" table:style-name="ce1">
            <text:p>362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2" table:style-name="ce4">
            <text:p>1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8" table:style-name="ce1">
            <text:p>362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8" table:style-name="ce4">
            <text:p>3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9" table:style-name="ce1">
            <text:p>362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84" table:style-name="ce4">
            <text:p>8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0" table:style-name="ce1">
            <text:p>363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5" table:style-name="ce4">
            <text:p>8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1" table:style-name="ce1">
            <text:p>363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1" table:style-name="ce4">
            <text:p>4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2" table:style-name="ce1">
            <text:p>363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1" table:style-name="ce4">
            <text:p>2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3" table:style-name="ce1">
            <text:p>363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3" table:style-name="ce4">
            <text:p>6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4" table:style-name="ce1">
            <text:p>363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" table:style-name="ce4">
            <text:p>3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5" table:style-name="ce1">
            <text:p>363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0" table:style-name="ce4">
            <text:p>2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6" table:style-name="ce1">
            <text:p>363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57" table:style-name="ce4">
            <text:p>5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7" table:style-name="ce1">
            <text:p>363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7" table:style-name="ce4">
            <text:p>3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8" table:style-name="ce1">
            <text:p>363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8" table:style-name="ce4">
            <text:p>3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9" table:style-name="ce1">
            <text:p>363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2" table:style-name="ce4">
            <text:p>3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0" table:style-name="ce1">
            <text:p>3640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641" table:style-name="ce1">
            <text:p>364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1" table:style-name="ce4">
            <text:p>4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2" table:style-name="ce1">
            <text:p>364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2" table:style-name="ce4">
            <text:p>4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3" table:style-name="ce1">
            <text:p>364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9" table:style-name="ce4">
            <text:p>1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4" table:style-name="ce1">
            <text:p>364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0" table:style-name="ce4">
            <text:p>4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5" table:style-name="ce1">
            <text:p>3645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4"/>
          <table:table-cell office:value-type="float" office:value="2017" table:formula="of:=2017" table:style-name="ce1">
            <text:p>2017</text:p>
          </table:table-cell>
          <table:table-cell office:value-type="float" office:value="3646" table:style-name="ce1">
            <text:p>364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0" table:style-name="ce4">
            <text:p>3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7" table:style-name="ce1">
            <text:p>364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0" table:style-name="ce4">
            <text:p>7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8" table:style-name="ce1">
            <text:p>364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43" table:style-name="ce4">
            <text:p>4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9" table:style-name="ce1">
            <text:p>364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8" table:style-name="ce4">
            <text:p>1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0" table:style-name="ce1">
            <text:p>365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5" table:style-name="ce4">
            <text:p>3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1" table:style-name="ce1">
            <text:p>365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6" table:style-name="ce4">
            <text:p>1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2" table:style-name="ce1">
            <text:p>365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7" table:style-name="ce4">
            <text:p>3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3" table:style-name="ce1">
            <text:p>365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2" table:style-name="ce4">
            <text:p>2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4" table:style-name="ce1">
            <text:p>365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4">
            <text:p>1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5" table:style-name="ce1">
            <text:p>365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3" table:style-name="ce4">
            <text:p>4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6" table:style-name="ce1">
            <text:p>365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4">
            <text:p>3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7" table:style-name="ce1">
            <text:p>365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5" table:style-name="ce4">
            <text:p>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8" table:style-name="ce1">
            <text:p>365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0" table:style-name="ce4">
            <text:p>8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9" table:style-name="ce1">
            <text:p>3659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660" table:style-name="ce1">
            <text:p>366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4">
            <text:p>1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1" table:style-name="ce1">
            <text:p>3661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662" table:style-name="ce1">
            <text:p>366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9" table:style-name="ce4">
            <text:p>4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3" table:style-name="ce1">
            <text:p>366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0" table:style-name="ce4">
            <text:p>4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4" table:style-name="ce1">
            <text:p>366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4">
            <text:p>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5" table:style-name="ce1">
            <text:p>366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7" table:style-name="ce4">
            <text:p>7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6" table:style-name="ce1">
            <text:p>366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6" table:style-name="ce4">
            <text:p>7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7" table:style-name="ce1">
            <text:p>366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4">
            <text:p>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8" table:style-name="ce1">
            <text:p>366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5" table:style-name="ce4">
            <text:p>6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9" table:style-name="ce1">
            <text:p>366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0" table:style-name="ce1">
            <text:p>367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4">
            <text:p>2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1" table:style-name="ce1">
            <text:p>367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" table:style-name="ce4">
            <text:p>6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2" table:style-name="ce1">
            <text:p>367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4">
            <text:p>4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3" table:style-name="ce1">
            <text:p>367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5" table:style-name="ce4">
            <text:p>7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4" table:style-name="ce1">
            <text:p>3674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675" table:style-name="ce1">
            <text:p>36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" table:style-name="ce4">
            <text:p>4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6" table:style-name="ce1">
            <text:p>3676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677" table:style-name="ce1">
            <text:p>367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8" table:style-name="ce4">
            <text:p>6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8" table:style-name="ce1">
            <text:p>367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4">
            <text:p>2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9" table:style-name="ce1">
            <text:p>367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8" table:style-name="ce4">
            <text:p>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0" table:style-name="ce1">
            <text:p>368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1" table:style-name="ce4">
            <text:p>6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1" table:style-name="ce1">
            <text:p>368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5" table:style-name="ce4">
            <text:p>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2" table:style-name="ce1">
            <text:p>368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3" table:style-name="ce4">
            <text:p>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3" table:style-name="ce1">
            <text:p>368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" table:style-name="ce4">
            <text:p>4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4" table:style-name="ce1">
            <text:p>368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1" table:style-name="ce4">
            <text:p>4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5" table:style-name="ce1">
            <text:p>368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4">
            <text:p>1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6" table:style-name="ce1">
            <text:p>368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7" table:style-name="ce4">
            <text:p>5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7" table:style-name="ce1">
            <text:p>368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" table:style-name="ce4">
            <text:p>2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8" table:style-name="ce1">
            <text:p>368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5" table:style-name="ce4">
            <text:p>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9" table:style-name="ce1">
            <text:p>368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1" table:style-name="ce4">
            <text:p>8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0" table:style-name="ce1">
            <text:p>369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7" table:style-name="ce4">
            <text:p>6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1" table:style-name="ce1">
            <text:p>36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2" table:style-name="ce1">
            <text:p>369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9" table:style-name="ce4">
            <text:p>5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3" table:style-name="ce1">
            <text:p>369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6" table:style-name="ce4">
            <text:p>3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4" table:style-name="ce1">
            <text:p>369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4">
            <text:p>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5" table:style-name="ce1">
            <text:p>369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" table:style-name="ce4">
            <text:p>1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6" table:style-name="ce1">
            <text:p>369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" table:style-name="ce4">
            <text:p>2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7" table:style-name="ce1">
            <text:p>369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7" table:style-name="ce4">
            <text:p>5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8" table:style-name="ce1">
            <text:p>369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4">
            <text:p>1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9" table:style-name="ce1">
            <text:p>369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6" table:style-name="ce4">
            <text:p>5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0" table:style-name="ce1">
            <text:p>370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4">
            <text:p>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1" table:style-name="ce1">
            <text:p>370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4">
            <text:p>4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2" table:style-name="ce1">
            <text:p>370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" table:style-name="ce4">
            <text:p>4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3" table:style-name="ce1">
            <text:p>370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8" table:style-name="ce4">
            <text:p>8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4" table:style-name="ce1">
            <text:p>370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1" table:style-name="ce4">
            <text:p>3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5" table:style-name="ce1">
            <text:p>370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0" table:style-name="ce4">
            <text:p>3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6" table:style-name="ce1">
            <text:p>370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7" table:style-name="ce4">
            <text:p>5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7" table:style-name="ce1">
            <text:p>370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5" table:style-name="ce4">
            <text:p>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8" table:style-name="ce1">
            <text:p>370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5" table:style-name="ce4">
            <text:p>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9" table:style-name="ce1">
            <text:p>370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0" table:style-name="ce4">
            <text:p>7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0" table:style-name="ce1">
            <text:p>371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4" table:style-name="ce4">
            <text:p>3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1" table:style-name="ce1">
            <text:p>371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" table:style-name="ce4">
            <text:p>2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2" table:style-name="ce1">
            <text:p>371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8" table:style-name="ce4">
            <text:p>5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3" table:style-name="ce1">
            <text:p>371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3" table:style-name="ce4">
            <text:p>7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4" table:style-name="ce1">
            <text:p>371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8" table:style-name="ce4">
            <text:p>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5" table:style-name="ce1">
            <text:p>371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1" table:style-name="ce4">
            <text:p>7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6" table:style-name="ce1">
            <text:p>371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4" table:style-name="ce4">
            <text:p>3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7" table:style-name="ce1">
            <text:p>3717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18" table:style-name="ce1">
            <text:p>3718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19" table:style-name="ce1">
            <text:p>37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5" table:style-name="ce4">
            <text:p>8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0" table:style-name="ce1">
            <text:p>372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2" table:style-name="ce4">
            <text:p>7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1" table:style-name="ce1">
            <text:p>372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1" table:style-name="ce4">
            <text:p>3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2" table:style-name="ce1">
            <text:p>372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7" table:style-name="ce4">
            <text:p>3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3" table:style-name="ce1">
            <text:p>372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8" table:style-name="ce4">
            <text:p>5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4" table:style-name="ce1">
            <text:p>372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1" table:style-name="ce4">
            <text:p>4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5" table:style-name="ce1">
            <text:p>3725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26" table:style-name="ce1">
            <text:p>372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5" table:style-name="ce4">
            <text:p>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7" table:style-name="ce1">
            <text:p>37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2" table:style-name="ce4">
            <text:p>5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8" table:style-name="ce1">
            <text:p>3728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29" table:style-name="ce1">
            <text:p>372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7" table:style-name="ce4">
            <text:p>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0" table:style-name="ce1">
            <text:p>3730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31" table:style-name="ce1">
            <text:p>373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8" table:style-name="ce4">
            <text:p>2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2" table:style-name="ce1">
            <text:p>373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6" table:style-name="ce4">
            <text:p>1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3" table:style-name="ce1">
            <text:p>373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6" table:style-name="ce4">
            <text:p>1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4" table:style-name="ce1">
            <text:p>373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7" table:style-name="ce4">
            <text:p>3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5" table:style-name="ce1">
            <text:p>37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" table:style-name="ce4">
            <text:p>2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6" table:style-name="ce1">
            <text:p>37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9" table:style-name="ce4">
            <text:p>2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7" table:style-name="ce1">
            <text:p>373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6" table:style-name="ce4">
            <text:p>7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8" table:style-name="ce1">
            <text:p>373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6" table:style-name="ce4">
            <text:p>4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9" table:style-name="ce1">
            <text:p>373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1" table:style-name="ce4">
            <text:p>4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0" table:style-name="ce1">
            <text:p>374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8" table:style-name="ce4">
            <text:p>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1" table:style-name="ce1">
            <text:p>374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8" table:style-name="ce4">
            <text:p>2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2" table:style-name="ce1">
            <text:p>37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8" table:style-name="ce4">
            <text:p>1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3" table:style-name="ce1">
            <text:p>374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3" table:style-name="ce4">
            <text:p>7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4" table:style-name="ce1">
            <text:p>374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6" table:style-name="ce4">
            <text:p>7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5" table:style-name="ce1">
            <text:p>374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1" table:style-name="ce4">
            <text:p>6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6" table:style-name="ce1">
            <text:p>37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2" table:style-name="ce4">
            <text:p>5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7" table:style-name="ce1">
            <text:p>374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4">
            <text:p>4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8" table:style-name="ce1">
            <text:p>37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3" table:style-name="ce4">
            <text:p>7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9" table:style-name="ce1">
            <text:p>374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9" table:style-name="ce4">
            <text:p>4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0" table:style-name="ce1">
            <text:p>375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1" table:style-name="ce4">
            <text:p>3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1" table:style-name="ce1">
            <text:p>375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7" table:style-name="ce4">
            <text:p>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2" table:style-name="ce1">
            <text:p>375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9" table:style-name="ce4">
            <text:p>2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3" table:style-name="ce1">
            <text:p>3753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54" table:style-name="ce1">
            <text:p>375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1" table:style-name="ce4">
            <text:p>4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5" table:style-name="ce1">
            <text:p>375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9" table:style-name="ce4">
            <text:p>2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6" table:style-name="ce1">
            <text:p>375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1" table:style-name="ce4">
            <text:p>4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7" table:style-name="ce1">
            <text:p>375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8" table:style-name="ce4">
            <text:p>5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8" table:style-name="ce1">
            <text:p>375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8" table:style-name="ce4">
            <text:p>2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9" table:style-name="ce1">
            <text:p>375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2" table:style-name="ce4">
            <text:p>3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0" table:style-name="ce1">
            <text:p>376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7" table:style-name="ce4">
            <text:p>1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1" table:style-name="ce1">
            <text:p>3761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62" table:style-name="ce1">
            <text:p>376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9" table:style-name="ce4">
            <text:p>5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3" table:style-name="ce1">
            <text:p>376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1" table:style-name="ce4">
            <text:p>8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4" table:style-name="ce1">
            <text:p>3764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65" table:style-name="ce1">
            <text:p>376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7" table:style-name="ce4">
            <text:p>3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6" table:style-name="ce1">
            <text:p>376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5" table:style-name="ce4">
            <text:p>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7" table:style-name="ce1">
            <text:p>376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7" table:style-name="ce4">
            <text:p>4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8" table:style-name="ce1">
            <text:p>376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2" table:style-name="ce4">
            <text:p>3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9" table:style-name="ce1">
            <text:p>376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1" table:style-name="ce4">
            <text:p>3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0" table:style-name="ce1">
            <text:p>377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2" table:style-name="ce4">
            <text:p>3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1" table:style-name="ce1">
            <text:p>377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4" table:style-name="ce4">
            <text:p>5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2" table:style-name="ce1">
            <text:p>377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3" table:style-name="ce4">
            <text:p>4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3" table:style-name="ce1">
            <text:p>377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1" table:style-name="ce4">
            <text:p>5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4" table:style-name="ce1">
            <text:p>377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7" table:style-name="ce4">
            <text:p>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5" table:style-name="ce1">
            <text:p>377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8" table:style-name="ce4">
            <text:p>2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6" table:style-name="ce1">
            <text:p>3776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77" table:style-name="ce1">
            <text:p>377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3" table:style-name="ce4">
            <text:p>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8" table:style-name="ce1">
            <text:p>3778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79" table:style-name="ce1">
            <text:p>377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7" table:style-name="ce4">
            <text:p>3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0" table:style-name="ce1">
            <text:p>378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5" table:style-name="ce4">
            <text:p>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1" table:style-name="ce1">
            <text:p>378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3" table:style-name="ce4">
            <text:p>2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2" table:style-name="ce1">
            <text:p>378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9" table:style-name="ce4">
            <text:p>2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3" table:style-name="ce1">
            <text:p>378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3" table:style-name="ce4">
            <text:p>5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4" table:style-name="ce1">
            <text:p>3784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85" table:style-name="ce1">
            <text:p>378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1" table:style-name="ce4">
            <text:p>3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6" table:style-name="ce1">
            <text:p>378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5" table:style-name="ce4">
            <text:p>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7" table:style-name="ce1">
            <text:p>378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4" table:style-name="ce4">
            <text:p>3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8" table:style-name="ce1">
            <text:p>378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7" table:style-name="ce4">
            <text:p>2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9" table:style-name="ce1">
            <text:p>3789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90" table:style-name="ce1">
            <text:p>379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4" table:style-name="ce4">
            <text:p>8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1" table:style-name="ce1">
            <text:p>379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87" table:style-name="ce4">
            <text:p>8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2" table:style-name="ce1">
            <text:p>379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2" table:style-name="ce4">
            <text:p>5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3" table:style-name="ce1">
            <text:p>379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6" table:style-name="ce4">
            <text:p>2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4" table:style-name="ce1">
            <text:p>379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3" table:style-name="ce4">
            <text:p>2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5" table:style-name="ce1">
            <text:p>379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3" table:style-name="ce4">
            <text:p>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6" table:style-name="ce1">
            <text:p>3796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97" table:style-name="ce1">
            <text:p>3797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798" table:style-name="ce1">
            <text:p>379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7" table:style-name="ce4">
            <text:p>3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9" table:style-name="ce1">
            <text:p>379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8" table:style-name="ce4">
            <text:p>2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0" table:style-name="ce1">
            <text:p>380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9" table:style-name="ce4">
            <text:p>2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1" table:style-name="ce1">
            <text:p>380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2" table:style-name="ce4">
            <text:p>8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2" table:style-name="ce1">
            <text:p>380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5" table:style-name="ce4">
            <text:p>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3" table:style-name="ce1">
            <text:p>380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6" table:style-name="ce4">
            <text:p>3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4" table:style-name="ce1">
            <text:p>380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0" table:style-name="ce4">
            <text:p>6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5" table:style-name="ce1">
            <text:p>380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4" table:style-name="ce4">
            <text:p>6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6" table:style-name="ce1">
            <text:p>380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2" table:style-name="ce4">
            <text:p>6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7" table:style-name="ce1">
            <text:p>380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3" table:style-name="ce4">
            <text:p>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8" table:style-name="ce1">
            <text:p>380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6" table:style-name="ce4">
            <text:p>2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9" table:style-name="ce1">
            <text:p>380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7" table:style-name="ce4">
            <text:p>4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0" table:style-name="ce1">
            <text:p>381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0" table:style-name="ce4">
            <text:p>8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1" table:style-name="ce1">
            <text:p>381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8" table:style-name="ce4">
            <text:p>2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2" table:style-name="ce1">
            <text:p>381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6" table:style-name="ce4">
            <text:p>5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3" table:style-name="ce1">
            <text:p>381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5" table:style-name="ce4">
            <text:p>5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4" table:style-name="ce1">
            <text:p>3814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815" table:style-name="ce1">
            <text:p>3815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816" table:style-name="ce1">
            <text:p>3816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817" table:style-name="ce1">
            <text:p>381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8" table:style-name="ce4">
            <text:p>5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8" table:style-name="ce1">
            <text:p>381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4" table:style-name="ce4">
            <text:p>4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9" table:style-name="ce1">
            <text:p>3819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820" table:style-name="ce1">
            <text:p>382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6" table:style-name="ce4">
            <text:p>4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1" table:style-name="ce1">
            <text:p>382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5" table:style-name="ce4">
            <text:p>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2" table:style-name="ce1">
            <text:p>382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9" table:style-name="ce4">
            <text:p>3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3" table:style-name="ce1">
            <text:p>382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66" table:style-name="ce4">
            <text:p>6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4" table:style-name="ce1">
            <text:p>382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0" table:style-name="ce4">
            <text:p>3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5" table:style-name="ce1">
            <text:p>382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85" table:style-name="ce4">
            <text:p>8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6" table:style-name="ce1">
            <text:p>382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0" table:style-name="ce4">
            <text:p>5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7" table:style-name="ce1">
            <text:p>382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0" table:style-name="ce4">
            <text:p>6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8" table:style-name="ce1">
            <text:p>382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0" table:style-name="ce4">
            <text:p>1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9" table:style-name="ce1">
            <text:p>382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6" table:style-name="ce4">
            <text:p>1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0" table:style-name="ce1">
            <text:p>383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3" table:style-name="ce4">
            <text:p>1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1" table:style-name="ce1">
            <text:p>383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8" table:style-name="ce4">
            <text:p>3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2" table:style-name="ce1">
            <text:p>383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85" table:style-name="ce4">
            <text:p>8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3" table:style-name="ce1">
            <text:p>383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5" table:style-name="ce4">
            <text:p>8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4" table:style-name="ce1">
            <text:p>383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3" table:style-name="ce4">
            <text:p>4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5" table:style-name="ce1">
            <text:p>383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5" table:style-name="ce4">
            <text:p>2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6" table:style-name="ce1">
            <text:p>383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3" table:style-name="ce4">
            <text:p>6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7" table:style-name="ce1">
            <text:p>383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" table:style-name="ce4">
            <text:p>3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8" table:style-name="ce1">
            <text:p>383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9" table:style-name="ce4">
            <text:p>1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9" table:style-name="ce1">
            <text:p>383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59" table:style-name="ce4">
            <text:p>5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0" table:style-name="ce1">
            <text:p>384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6" table:style-name="ce4">
            <text:p>3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1" table:style-name="ce1">
            <text:p>384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5" table:style-name="ce4">
            <text:p>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2" table:style-name="ce1">
            <text:p>384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0" table:style-name="ce4">
            <text:p>3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3" table:style-name="ce1">
            <text:p>3843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844" table:style-name="ce1">
            <text:p>384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1" table:style-name="ce4">
            <text:p>4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5" table:style-name="ce1">
            <text:p>384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3" table:style-name="ce4">
            <text:p>4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6" table:style-name="ce1">
            <text:p>384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0" table:style-name="ce4">
            <text:p>2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7" table:style-name="ce1">
            <text:p>384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1" table:style-name="ce4">
            <text:p>4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8" table:style-name="ce1">
            <text:p>3848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4"/>
          <table:table-cell office:value-type="float" office:value="2018" table:formula="of:=2018" table:style-name="ce1">
            <text:p>2018</text:p>
          </table:table-cell>
          <table:table-cell office:value-type="float" office:value="3849" table:style-name="ce1">
            <text:p>384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2" table:style-name="ce4">
            <text:p>3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0" table:style-name="ce1">
            <text:p>385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0" table:style-name="ce4">
            <text:p>7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1" table:style-name="ce1">
            <text:p>385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46" table:style-name="ce4">
            <text:p>4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2" table:style-name="ce1">
            <text:p>385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8" table:style-name="ce4">
            <text:p>1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3" table:style-name="ce1">
            <text:p>385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3" table:style-name="ce4">
            <text:p>3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4" table:style-name="ce1">
            <text:p>385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4" table:style-name="ce4">
            <text:p>1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5" table:style-name="ce1">
            <text:p>385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5" table:style-name="ce4">
            <text:p>3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6" table:style-name="ce1">
            <text:p>385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2" table:style-name="ce4">
            <text:p>2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7" table:style-name="ce1">
            <text:p>385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4">
            <text:p>1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58" table:style-name="ce1">
            <text:p>385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" table:style-name="ce4">
            <text:p>4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59" table:style-name="ce1">
            <text:p>385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5" table:style-name="ce4">
            <text:p>3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0" table:style-name="ce1">
            <text:p>386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5" table:style-name="ce4">
            <text:p>3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1" table:style-name="ce1">
            <text:p>386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0" table:style-name="ce4">
            <text:p>8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2" table:style-name="ce1">
            <text:p>3862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863" table:style-name="ce1">
            <text:p>386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4">
            <text:p>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4" table:style-name="ce1">
            <text:p>3864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865" table:style-name="ce1">
            <text:p>386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3" table:style-name="ce4">
            <text:p>5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6" table:style-name="ce1">
            <text:p>386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" table:style-name="ce4">
            <text:p>4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7" table:style-name="ce1">
            <text:p>386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" table:style-name="ce4">
            <text:p>4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8" table:style-name="ce1">
            <text:p>386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7" table:style-name="ce4">
            <text:p>7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9" table:style-name="ce1">
            <text:p>386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7" table:style-name="ce4">
            <text:p>7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0" table:style-name="ce1">
            <text:p>387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4">
            <text:p>3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1" table:style-name="ce1">
            <text:p>387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4" table:style-name="ce4">
            <text:p>6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2" table:style-name="ce1">
            <text:p>387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2" table:style-name="ce4">
            <text:p>4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3" table:style-name="ce1">
            <text:p>387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4">
            <text:p>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4" table:style-name="ce1">
            <text:p>387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2" table:style-name="ce4">
            <text:p>6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5" table:style-name="ce1">
            <text:p>387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5" table:style-name="ce4">
            <text:p>4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6" table:style-name="ce1">
            <text:p>387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5" table:style-name="ce4">
            <text:p>7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7" table:style-name="ce1">
            <text:p>3877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878" table:style-name="ce1">
            <text:p>387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" table:style-name="ce4">
            <text:p>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9" table:style-name="ce1">
            <text:p>3879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880" table:style-name="ce1">
            <text:p>388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8" table:style-name="ce4">
            <text:p>6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1" table:style-name="ce1">
            <text:p>388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4">
            <text:p>3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2" table:style-name="ce1">
            <text:p>388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" table:style-name="ce4">
            <text:p>3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3" table:style-name="ce1">
            <text:p>388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1" table:style-name="ce4">
            <text:p>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4" table:style-name="ce1">
            <text:p>388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5" table:style-name="ce4">
            <text:p>3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5" table:style-name="ce1">
            <text:p>388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0" table:style-name="ce4">
            <text:p>6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6" table:style-name="ce1">
            <text:p>388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" table:style-name="ce4">
            <text:p>4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7" table:style-name="ce1">
            <text:p>388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" table:style-name="ce4">
            <text:p>4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8" table:style-name="ce1">
            <text:p>388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4">
            <text:p>1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9" table:style-name="ce1">
            <text:p>388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8" table:style-name="ce4">
            <text:p>5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0" table:style-name="ce1">
            <text:p>389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" table:style-name="ce4">
            <text:p>2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1" table:style-name="ce1">
            <text:p>389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5" table:style-name="ce4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2" table:style-name="ce1">
            <text:p>389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7" table:style-name="ce4">
            <text:p>7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3" table:style-name="ce1">
            <text:p>389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7" table:style-name="ce4">
            <text:p>6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4" table:style-name="ce1">
            <text:p>389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1" table:style-name="ce4">
            <text:p>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5" table:style-name="ce1">
            <text:p>389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8" table:style-name="ce4">
            <text:p>5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6" table:style-name="ce1">
            <text:p>389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4">
            <text:p>3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7" table:style-name="ce1">
            <text:p>389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5" table:style-name="ce4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8" table:style-name="ce1">
            <text:p>389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" table:style-name="ce4">
            <text:p>1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9" table:style-name="ce1">
            <text:p>389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8" table:style-name="ce4">
            <text:p>1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0" table:style-name="ce1">
            <text:p>390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9" table:style-name="ce4">
            <text:p>5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1" table:style-name="ce1">
            <text:p>390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2" table:style-name="ce1">
            <text:p>390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6" table:style-name="ce4">
            <text:p>5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3" table:style-name="ce1">
            <text:p>390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4">
            <text:p>3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4" table:style-name="ce1">
            <text:p>390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7" table:style-name="ce4">
            <text:p>4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5" table:style-name="ce1">
            <text:p>390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4">
            <text:p>4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6" table:style-name="ce1">
            <text:p>390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7" table:style-name="ce4">
            <text:p>8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7" table:style-name="ce1">
            <text:p>390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0" table:style-name="ce4">
            <text:p>3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8" table:style-name="ce1">
            <text:p>390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8" table:style-name="ce4">
            <text:p>2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9" table:style-name="ce1">
            <text:p>390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5" table:style-name="ce4">
            <text:p>5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0" table:style-name="ce1">
            <text:p>391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5" table:style-name="ce4">
            <text:p>3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1" table:style-name="ce1">
            <text:p>391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4" table:style-name="ce4">
            <text:p>3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2" table:style-name="ce1">
            <text:p>391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1" table:style-name="ce4">
            <text:p>7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3" table:style-name="ce1">
            <text:p>39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8" table:style-name="ce4">
            <text:p>3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4" table:style-name="ce1">
            <text:p>391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3" table:style-name="ce4">
            <text:p>2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5" table:style-name="ce1">
            <text:p>391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2" table:style-name="ce4">
            <text:p>6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6" table:style-name="ce1">
            <text:p>391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4" table:style-name="ce4">
            <text:p>7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7" table:style-name="ce1">
            <text:p>391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4" table:style-name="ce4">
            <text:p>3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8" table:style-name="ce1">
            <text:p>391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" table:style-name="ce4">
            <text:p>6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9" table:style-name="ce1">
            <text:p>391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7" table:style-name="ce4">
            <text:p>3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0" table:style-name="ce1">
            <text:p>3920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921" table:style-name="ce1">
            <text:p>3921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922" table:style-name="ce1">
            <text:p>392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6" table:style-name="ce4">
            <text:p>8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3" table:style-name="ce1">
            <text:p>392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" table:style-name="ce4">
            <text:p>6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4" table:style-name="ce1">
            <text:p>392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1" table:style-name="ce4">
            <text:p>3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5" table:style-name="ce1">
            <text:p>392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7" table:style-name="ce4">
            <text:p>3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6" table:style-name="ce1">
            <text:p>392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6" table:style-name="ce4">
            <text:p>5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7" table:style-name="ce1">
            <text:p>392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1" table:style-name="ce4">
            <text:p>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8" table:style-name="ce1">
            <text:p>3928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929" table:style-name="ce1">
            <text:p>392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8" table:style-name="ce4">
            <text:p>4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0" table:style-name="ce1">
            <text:p>393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3" table:style-name="ce4">
            <text:p>5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1" table:style-name="ce1">
            <text:p>3931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932" table:style-name="ce1">
            <text:p>393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6" table:style-name="ce4">
            <text:p>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3" table:style-name="ce1">
            <text:p>3933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934" table:style-name="ce1">
            <text:p>39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9" table:style-name="ce4">
            <text:p>2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5" table:style-name="ce1">
            <text:p>393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6" table:style-name="ce4">
            <text:p>1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6" table:style-name="ce1">
            <text:p>393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8" table:style-name="ce4">
            <text:p>1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7" table:style-name="ce1">
            <text:p>393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0" table:style-name="ce4">
            <text:p>4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8" table:style-name="ce1">
            <text:p>393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8" table:style-name="ce4">
            <text:p>1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9" table:style-name="ce1">
            <text:p>393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6" table:style-name="ce4">
            <text:p>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0" table:style-name="ce1">
            <text:p>394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6" table:style-name="ce4">
            <text:p>7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1" table:style-name="ce1">
            <text:p>394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4" table:style-name="ce4">
            <text:p>4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2" table:style-name="ce1">
            <text:p>394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1" table:style-name="ce4">
            <text:p>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3" table:style-name="ce1">
            <text:p>394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0" table:style-name="ce4">
            <text:p>4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4" table:style-name="ce1">
            <text:p>394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6" table:style-name="ce4">
            <text:p>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5" table:style-name="ce1">
            <text:p>394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" table:style-name="ce4">
            <text:p>2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6" table:style-name="ce1">
            <text:p>39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4" table:style-name="ce4">
            <text:p>7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7" table:style-name="ce1">
            <text:p>394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8" table:style-name="ce4">
            <text:p>7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8" table:style-name="ce1">
            <text:p>394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4">
            <text:p>6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9" table:style-name="ce1">
            <text:p>394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3" table:style-name="ce4">
            <text:p>5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0" table:style-name="ce1">
            <text:p>395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3" table:style-name="ce4">
            <text:p>4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1" table:style-name="ce1">
            <text:p>395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3" table:style-name="ce4">
            <text:p>7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2" table:style-name="ce1">
            <text:p>395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8" table:style-name="ce4">
            <text:p>4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3" table:style-name="ce1">
            <text:p>395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4" table:style-name="ce4">
            <text:p>3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4" table:style-name="ce1">
            <text:p>395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8" table:style-name="ce4">
            <text:p>2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5" table:style-name="ce1">
            <text:p>395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0" table:style-name="ce4">
            <text:p>3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6" table:style-name="ce1">
            <text:p>3956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957" table:style-name="ce1">
            <text:p>395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0" table:style-name="ce4">
            <text:p>4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8" table:style-name="ce1">
            <text:p>395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9" table:style-name="ce4">
            <text:p>2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9" table:style-name="ce1">
            <text:p>395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0" table:style-name="ce4">
            <text:p>4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0" table:style-name="ce1">
            <text:p>396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6" table:style-name="ce4">
            <text:p>5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1" table:style-name="ce1">
            <text:p>396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8" table:style-name="ce4">
            <text:p>2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2" table:style-name="ce1">
            <text:p>396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8" table:style-name="ce4">
            <text:p>2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3" table:style-name="ce1">
            <text:p>396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8" table:style-name="ce4">
            <text:p>1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4" table:style-name="ce1">
            <text:p>3964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965" table:style-name="ce1">
            <text:p>396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0" table:style-name="ce4">
            <text:p>6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6" table:style-name="ce1">
            <text:p>396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0" table:style-name="ce4">
            <text:p>8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7" table:style-name="ce1">
            <text:p>3967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968" table:style-name="ce1">
            <text:p>396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5" table:style-name="ce4">
            <text:p>3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9" table:style-name="ce1">
            <text:p>396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4" table:style-name="ce4">
            <text:p>2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0" table:style-name="ce1">
            <text:p>397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3" table:style-name="ce4">
            <text:p>5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1" table:style-name="ce1">
            <text:p>397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1" table:style-name="ce4">
            <text:p>3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2" table:style-name="ce1">
            <text:p>397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9" table:style-name="ce4">
            <text:p>2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3" table:style-name="ce1">
            <text:p>397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9" table:style-name="ce4">
            <text:p>2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4" table:style-name="ce1">
            <text:p>397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4" table:style-name="ce4">
            <text:p>5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5" table:style-name="ce1">
            <text:p>397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1" table:style-name="ce4">
            <text:p>4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6" table:style-name="ce1">
            <text:p>397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2" table:style-name="ce4">
            <text:p>5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7" table:style-name="ce1">
            <text:p>397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8" table:style-name="ce4">
            <text:p>2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8" table:style-name="ce1">
            <text:p>397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9" table:style-name="ce4">
            <text:p>2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9" table:style-name="ce1">
            <text:p>3979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980" table:style-name="ce1">
            <text:p>398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2" table:style-name="ce4">
            <text:p>3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1" table:style-name="ce1">
            <text:p>3981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982" table:style-name="ce1">
            <text:p>398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5" table:style-name="ce4">
            <text:p>3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3" table:style-name="ce1">
            <text:p>398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5" table:style-name="ce4">
            <text:p>4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4" table:style-name="ce1">
            <text:p>398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6" table:style-name="ce4">
            <text:p>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5" table:style-name="ce1">
            <text:p>398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9" table:style-name="ce4">
            <text:p>2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6" table:style-name="ce1">
            <text:p>398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2" table:style-name="ce4">
            <text:p>5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7" table:style-name="ce1">
            <text:p>3987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988" table:style-name="ce1">
            <text:p>398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4" table:style-name="ce4">
            <text:p>3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9" table:style-name="ce1">
            <text:p>398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2" table:style-name="ce4">
            <text:p>2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0" table:style-name="ce1">
            <text:p>399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2" table:style-name="ce4">
            <text:p>3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1" table:style-name="ce1">
            <text:p>399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6" table:style-name="ce4">
            <text:p>2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2" table:style-name="ce1">
            <text:p>3992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3993" table:style-name="ce1">
            <text:p>399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4" table:style-name="ce4">
            <text:p>8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4" table:style-name="ce1">
            <text:p>399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87" table:style-name="ce4">
            <text:p>8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5" table:style-name="ce1">
            <text:p>399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2" table:style-name="ce4">
            <text:p>5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6" table:style-name="ce1">
            <text:p>399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8" table:style-name="ce4">
            <text:p>2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7" table:style-name="ce1">
            <text:p>399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5" table:style-name="ce4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8" table:style-name="ce1">
            <text:p>399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2" table:style-name="ce4">
            <text:p>3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9" table:style-name="ce1">
            <text:p>3999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4001" table:style-name="ce1">
            <text:p>400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6" table:style-name="ce4">
            <text:p>3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2" table:style-name="ce1">
            <text:p>400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8" table:style-name="ce4">
            <text:p>2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3" table:style-name="ce1">
            <text:p>400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8" table:style-name="ce4">
            <text:p>2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4" table:style-name="ce1">
            <text:p>400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2" table:style-name="ce4">
            <text:p>8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5" table:style-name="ce1">
            <text:p>400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6" table:style-name="ce4">
            <text:p>3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6" table:style-name="ce1">
            <text:p>400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4" table:style-name="ce4">
            <text:p>3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7" table:style-name="ce1">
            <text:p>400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8" table:style-name="ce4">
            <text:p>5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8" table:style-name="ce1">
            <text:p>400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2" table:style-name="ce4">
            <text:p>6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9" table:style-name="ce1">
            <text:p>400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2" table:style-name="ce4">
            <text:p>6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0" table:style-name="ce1">
            <text:p>401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3" table:style-name="ce4">
            <text:p>1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1" table:style-name="ce1">
            <text:p>401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5" table:style-name="ce4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2" table:style-name="ce1">
            <text:p>401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4" table:style-name="ce4">
            <text:p>4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3" table:style-name="ce1">
            <text:p>401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7" table:style-name="ce4">
            <text:p>7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4" table:style-name="ce1">
            <text:p>401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8" table:style-name="ce4">
            <text:p>2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5" table:style-name="ce1">
            <text:p>401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3" table:style-name="ce4">
            <text:p>5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6" table:style-name="ce1">
            <text:p>401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5" table:style-name="ce4">
            <text:p>5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7" table:style-name="ce1">
            <text:p>4017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4018" table:style-name="ce1">
            <text:p>4018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4019" table:style-name="ce1">
            <text:p>4019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4020" table:style-name="ce1">
            <text:p>402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9" table:style-name="ce4">
            <text:p>5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1" table:style-name="ce1">
            <text:p>402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2" table:style-name="ce4">
            <text:p>4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2" table:style-name="ce1">
            <text:p>4022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4023" table:style-name="ce1">
            <text:p>402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6" table:style-name="ce4">
            <text:p>4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4" table:style-name="ce1">
            <text:p>402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5" table:style-name="ce4">
            <text:p>4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5" table:style-name="ce1">
            <text:p>402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9" table:style-name="ce4">
            <text:p>3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6" table:style-name="ce1">
            <text:p>402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66" table:style-name="ce4">
            <text:p>6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7" table:style-name="ce1">
            <text:p>402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3" table:style-name="ce4">
            <text:p>3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8" table:style-name="ce1">
            <text:p>402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85" table:style-name="ce4">
            <text:p>8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9" table:style-name="ce1">
            <text:p>402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0" table:style-name="ce4">
            <text:p>5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0" table:style-name="ce1">
            <text:p>403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0" table:style-name="ce4">
            <text:p>6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1" table:style-name="ce1">
            <text:p>403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9" table:style-name="ce4">
            <text:p>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2" table:style-name="ce1">
            <text:p>403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6" table:style-name="ce4">
            <text:p>1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3" table:style-name="ce1">
            <text:p>403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2" table:style-name="ce4">
            <text:p>1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4" table:style-name="ce1">
            <text:p>403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8" table:style-name="ce4">
            <text:p>3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5" table:style-name="ce1">
            <text:p>403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85" table:style-name="ce4">
            <text:p>8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6" table:style-name="ce1">
            <text:p>403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5" table:style-name="ce4">
            <text:p>8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7" table:style-name="ce1">
            <text:p>403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4" table:style-name="ce4">
            <text:p>4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8" table:style-name="ce1">
            <text:p>403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5" table:style-name="ce4">
            <text:p>2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9" table:style-name="ce1">
            <text:p>403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5" table:style-name="ce4">
            <text:p>6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0" table:style-name="ce1">
            <text:p>404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7" table:style-name="ce4">
            <text:p>3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1" table:style-name="ce1">
            <text:p>404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0" table:style-name="ce4">
            <text:p>2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2" table:style-name="ce1">
            <text:p>404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56" table:style-name="ce4">
            <text:p>5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3" table:style-name="ce1">
            <text:p>404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6" table:style-name="ce4">
            <text:p>3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4" table:style-name="ce1">
            <text:p>404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8" table:style-name="ce4">
            <text:p>3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5" table:style-name="ce1">
            <text:p>404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9" table:style-name="ce4">
            <text:p>2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6" table:style-name="ce1">
            <text:p>4046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4047" table:style-name="ce1">
            <text:p>404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0" table:style-name="ce4">
            <text:p>4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8" table:style-name="ce1">
            <text:p>404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3" table:style-name="ce4">
            <text:p>4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9" table:style-name="ce1">
            <text:p>404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9" table:style-name="ce4">
            <text:p>1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0" table:style-name="ce1">
            <text:p>405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9" table:style-name="ce4">
            <text:p>3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1" table:style-name="ce1">
            <text:p>4051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5"/>
          <table:table-cell office:value-type="float" office:value="2019" table:formula="of:=2019" table:style-name="ce1">
            <text:p>2019</text:p>
          </table:table-cell>
          <table:table-cell office:value-type="float" office:value="4052" table:style-name="ce1">
            <text:p>405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0" table:style-name="ce4">
            <text:p>3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3" table:style-name="ce1">
            <text:p>405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1" table:style-name="ce4">
            <text:p>7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4" table:style-name="ce1">
            <text:p>405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46" table:style-name="ce4">
            <text:p>4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5" table:style-name="ce1">
            <text:p>405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6" table:style-name="ce4">
            <text:p>1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6" table:style-name="ce1">
            <text:p>405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7" table:style-name="ce4">
            <text:p>3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7" table:style-name="ce1">
            <text:p>405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5" table:style-name="ce4">
            <text:p>1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8" table:style-name="ce1">
            <text:p>405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4" table:style-name="ce4">
            <text:p>3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9" table:style-name="ce1">
            <text:p>405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4" table:style-name="ce4">
            <text:p>2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60" table:style-name="ce1">
            <text:p>406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1" table:style-name="ce1">
            <text:p>406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" table:style-name="ce4">
            <text:p>4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2" table:style-name="ce1">
            <text:p>406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6" table:style-name="ce4">
            <text:p>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3" table:style-name="ce1">
            <text:p>406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4">
            <text:p>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4" table:style-name="ce1">
            <text:p>406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0" table:style-name="ce4">
            <text:p>8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5" table:style-name="ce1">
            <text:p>4065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66" table:style-name="ce1">
            <text:p>406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7" table:style-name="ce4">
            <text:p>2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7" table:style-name="ce1">
            <text:p>4067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68" table:style-name="ce1">
            <text:p>406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3" table:style-name="ce4">
            <text:p>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69" table:style-name="ce1">
            <text:p>406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" table:style-name="ce4">
            <text:p>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0" table:style-name="ce1">
            <text:p>407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9" table:style-name="ce4">
            <text:p>4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1" table:style-name="ce1">
            <text:p>407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7" table:style-name="ce4">
            <text:p>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2" table:style-name="ce1">
            <text:p>407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6" table:style-name="ce4">
            <text:p>7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3" table:style-name="ce1">
            <text:p>407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4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4" table:style-name="ce1">
            <text:p>407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3" table:style-name="ce4">
            <text:p>6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5" table:style-name="ce1">
            <text:p>407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2" table:style-name="ce4">
            <text:p>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6" table:style-name="ce1">
            <text:p>407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4">
            <text:p>2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7" table:style-name="ce1">
            <text:p>40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4" table:style-name="ce4">
            <text:p>6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8" table:style-name="ce1">
            <text:p>407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4">
            <text:p>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79" table:style-name="ce1">
            <text:p>407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6" table:style-name="ce4">
            <text:p>7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0" table:style-name="ce1">
            <text:p>4080</text:p>
          </table:table-cell>
          <table:table-cell table:number-columns-repeated="16380"/>
        </table:table-row>
        <table:table-row table:style-name="ro1">
          <table:table-cell office:value-type="float" office:value="21" table:style-name="ce3">
            <text:p>21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81" table:style-name="ce1">
            <text:p>408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" table:style-name="ce4">
            <text:p>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2" table:style-name="ce1">
            <text:p>4082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083" table:style-name="ce1">
            <text:p>408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8" table:style-name="ce4">
            <text:p>6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4" table:style-name="ce1">
            <text:p>408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4">
            <text:p>3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5" table:style-name="ce1">
            <text:p>408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5" table:style-name="ce4">
            <text:p>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6" table:style-name="ce1">
            <text:p>408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0" table:style-name="ce4">
            <text:p>6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7" table:style-name="ce1">
            <text:p>408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8" table:style-name="ce4">
            <text:p>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8" table:style-name="ce1">
            <text:p>408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0" table:style-name="ce4">
            <text:p>6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89" table:style-name="ce1">
            <text:p>408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" table:style-name="ce4">
            <text:p>4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0" table:style-name="ce1">
            <text:p>409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" table:style-name="ce4">
            <text:p>4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1" table:style-name="ce1">
            <text:p>409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4">
            <text:p>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2" table:style-name="ce1">
            <text:p>409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8" table:style-name="ce4">
            <text:p>5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3" table:style-name="ce1">
            <text:p>409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4">
            <text:p>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4" table:style-name="ce1">
            <text:p>409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5" table:style-name="ce4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5" table:style-name="ce1">
            <text:p>409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7" table:style-name="ce4">
            <text:p>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6" table:style-name="ce1">
            <text:p>40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7" table:style-name="ce4">
            <text:p>6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7" table:style-name="ce1">
            <text:p>409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2" table:style-name="ce4">
            <text:p>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8" table:style-name="ce1">
            <text:p>409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7" table:style-name="ce4">
            <text:p>5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099" table:style-name="ce1">
            <text:p>409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9" table:style-name="ce4">
            <text:p>3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0" table:style-name="ce1">
            <text:p>410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1" table:style-name="ce4">
            <text:p>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1" table:style-name="ce1">
            <text:p>410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" table:style-name="ce4">
            <text:p>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2" table:style-name="ce1">
            <text:p>410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8" table:style-name="ce4">
            <text:p>1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3" table:style-name="ce1">
            <text:p>410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1" table:style-name="ce4">
            <text:p>6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4" table:style-name="ce1">
            <text:p>410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4">
            <text:p>1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5" table:style-name="ce1">
            <text:p>410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7" table:style-name="ce4">
            <text:p>5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6" table:style-name="ce1">
            <text:p>410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6" table:style-name="ce4">
            <text:p>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7" table:style-name="ce1">
            <text:p>410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7" table:style-name="ce4">
            <text:p>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8" table:style-name="ce1">
            <text:p>410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" table:style-name="ce4">
            <text:p>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09" table:style-name="ce1">
            <text:p>410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8" table:style-name="ce4">
            <text:p>8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0" table:style-name="ce1">
            <text:p>411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7" table:style-name="ce4">
            <text:p>2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1" table:style-name="ce1">
            <text:p>411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8" table:style-name="ce4">
            <text:p>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2" table:style-name="ce1">
            <text:p>411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5" table:style-name="ce4">
            <text:p>5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3" table:style-name="ce1">
            <text:p>411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3" table:style-name="ce4">
            <text:p>3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4" table:style-name="ce1">
            <text:p>411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6" table:style-name="ce4">
            <text:p>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5" table:style-name="ce1">
            <text:p>411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1" table:style-name="ce4">
            <text:p>7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6" table:style-name="ce1">
            <text:p>411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9" table:style-name="ce4">
            <text:p>3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7" table:style-name="ce1">
            <text:p>411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1" table:style-name="ce4">
            <text:p>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8" table:style-name="ce1">
            <text:p>41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2" table:style-name="ce4">
            <text:p>6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19" table:style-name="ce1">
            <text:p>411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5" table:style-name="ce4">
            <text:p>7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0" table:style-name="ce1">
            <text:p>41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3" table:style-name="ce4">
            <text:p>3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1" table:style-name="ce1">
            <text:p>412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7" table:style-name="ce4">
            <text:p>6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2" table:style-name="ce1">
            <text:p>412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8" table:style-name="ce4">
            <text:p>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3" table:style-name="ce1">
            <text:p>4123</text:p>
          </table:table-cell>
          <table:table-cell table:number-columns-repeated="16380"/>
        </table:table-row>
        <table:table-row table:style-name="ro1">
          <table:table-cell office:value-type="float" office:value="64" table:style-name="ce3">
            <text:p>64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24" table:style-name="ce1">
            <text:p>4124</text:p>
          </table:table-cell>
          <table:table-cell table:number-columns-repeated="16380"/>
        </table:table-row>
        <table:table-row table:style-name="ro1">
          <table:table-cell office:value-type="float" office:value="65" table:style-name="ce3">
            <text:p>65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25" table:style-name="ce1">
            <text:p>412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5" table:style-name="ce4">
            <text:p>8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6" table:style-name="ce1">
            <text:p>41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" table:style-name="ce4">
            <text:p>6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7" table:style-name="ce1">
            <text:p>412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0" table:style-name="ce4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8" table:style-name="ce1">
            <text:p>412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7" table:style-name="ce4">
            <text:p>3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29" table:style-name="ce1">
            <text:p>412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6" table:style-name="ce4">
            <text:p>5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0" table:style-name="ce1">
            <text:p>413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3" table:style-name="ce4">
            <text:p>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1" table:style-name="ce1">
            <text:p>4131</text:p>
          </table:table-cell>
          <table:table-cell table:number-columns-repeated="16380"/>
        </table:table-row>
        <table:table-row table:style-name="ro1">
          <table:table-cell office:value-type="float" office:value="72" table:style-name="ce3">
            <text:p>72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32" table:style-name="ce1">
            <text:p>413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0" table:style-name="ce4">
            <text:p>5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3" table:style-name="ce1">
            <text:p>413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3" table:style-name="ce4">
            <text:p>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4" table:style-name="ce1">
            <text:p>4134</text:p>
          </table:table-cell>
          <table:table-cell table:number-columns-repeated="16380"/>
        </table:table-row>
        <table:table-row table:style-name="ro1">
          <table:table-cell office:value-type="float" office:value="75" table:style-name="ce3">
            <text:p>75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35" table:style-name="ce1">
            <text:p>413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5" table:style-name="ce4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6" table:style-name="ce1">
            <text:p>4136</text:p>
          </table:table-cell>
          <table:table-cell table:number-columns-repeated="16380"/>
        </table:table-row>
        <table:table-row table:style-name="ro1">
          <table:table-cell office:value-type="float" office:value="77" table:style-name="ce3">
            <text:p>77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37" table:style-name="ce1">
            <text:p>413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8" table:style-name="ce4">
            <text:p>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8" table:style-name="ce1">
            <text:p>413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6" table:style-name="ce4">
            <text:p>1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39" table:style-name="ce1">
            <text:p>413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9" table:style-name="ce4">
            <text:p>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0" table:style-name="ce1">
            <text:p>414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1" table:style-name="ce4">
            <text:p>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1" table:style-name="ce1">
            <text:p>414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8" table:style-name="ce4">
            <text:p>1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2" table:style-name="ce1">
            <text:p>414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4" table:style-name="ce4">
            <text:p>2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3" table:style-name="ce1">
            <text:p>414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7" table:style-name="ce4">
            <text:p>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4" table:style-name="ce1">
            <text:p>41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4" table:style-name="ce4">
            <text:p>4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5" table:style-name="ce1">
            <text:p>414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0" table:style-name="ce4">
            <text:p>4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6" table:style-name="ce1">
            <text:p>41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7" table:style-name="ce4">
            <text:p>3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7" table:style-name="ce1">
            <text:p>414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5" table:style-name="ce4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8" table:style-name="ce1">
            <text:p>414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1" table:style-name="ce4">
            <text:p>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49" table:style-name="ce1">
            <text:p>414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2" table:style-name="ce4">
            <text:p>7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0" table:style-name="ce1">
            <text:p>415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5" table:style-name="ce4">
            <text:p>7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1" table:style-name="ce1">
            <text:p>415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0" table:style-name="ce4">
            <text:p>6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2" table:style-name="ce1">
            <text:p>41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3" table:style-name="ce4">
            <text:p>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3" table:style-name="ce1">
            <text:p>41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4">
            <text:p>4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4" table:style-name="ce1">
            <text:p>415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4" table:style-name="ce4">
            <text:p>7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5" table:style-name="ce1">
            <text:p>415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9" table:style-name="ce4">
            <text:p>4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6" table:style-name="ce1">
            <text:p>415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8" table:style-name="ce4">
            <text:p>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7" table:style-name="ce1">
            <text:p>415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1" table:style-name="ce4">
            <text:p>3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8" table:style-name="ce1">
            <text:p>415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1" table:style-name="ce4">
            <text:p>3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59" table:style-name="ce1">
            <text:p>4159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60" table:style-name="ce1">
            <text:p>416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2" table:style-name="ce4">
            <text:p>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1" table:style-name="ce1">
            <text:p>416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9" table:style-name="ce4">
            <text:p>2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2" table:style-name="ce1">
            <text:p>416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1" table:style-name="ce4">
            <text:p>4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3" table:style-name="ce1">
            <text:p>416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7" table:style-name="ce4">
            <text:p>5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4" table:style-name="ce1">
            <text:p>416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5" table:style-name="ce4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5" table:style-name="ce1">
            <text:p>416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8" table:style-name="ce4">
            <text:p>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6" table:style-name="ce1">
            <text:p>416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7" table:style-name="ce4">
            <text:p>1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7" table:style-name="ce1">
            <text:p>4167</text:p>
          </table:table-cell>
          <table:table-cell table:number-columns-repeated="16380"/>
        </table:table-row>
        <table:table-row table:style-name="ro1">
          <table:table-cell office:value-type="float" office:value="108" table:style-name="ce3">
            <text:p>108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68" table:style-name="ce1">
            <text:p>416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0" table:style-name="ce4">
            <text:p>6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69" table:style-name="ce1">
            <text:p>416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80" table:style-name="ce4">
            <text:p>8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0" table:style-name="ce1">
            <text:p>4170</text:p>
          </table:table-cell>
          <table:table-cell table:number-columns-repeated="16380"/>
        </table:table-row>
        <table:table-row table:style-name="ro1">
          <table:table-cell office:value-type="float" office:value="111" table:style-name="ce3">
            <text:p>111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71" table:style-name="ce1">
            <text:p>417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5" table:style-name="ce4">
            <text:p>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2" table:style-name="ce1">
            <text:p>417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5" table:style-name="ce4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3" table:style-name="ce1">
            <text:p>417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1" table:style-name="ce4">
            <text:p>5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4" table:style-name="ce1">
            <text:p>417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0" table:style-name="ce4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5" table:style-name="ce1">
            <text:p>417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3" table:style-name="ce4">
            <text:p>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6" table:style-name="ce1">
            <text:p>417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0" table:style-name="ce4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7" table:style-name="ce1">
            <text:p>417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3" table:style-name="ce4">
            <text:p>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8" table:style-name="ce1">
            <text:p>417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0" table:style-name="ce4">
            <text:p>4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79" table:style-name="ce1">
            <text:p>417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3" table:style-name="ce4">
            <text:p>5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0" table:style-name="ce1">
            <text:p>418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9" table:style-name="ce4">
            <text:p>2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1" table:style-name="ce1">
            <text:p>418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1" table:style-name="ce4">
            <text:p>3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2" table:style-name="ce1">
            <text:p>4182</text:p>
          </table:table-cell>
          <table:table-cell table:number-columns-repeated="16380"/>
        </table:table-row>
        <table:table-row table:style-name="ro1">
          <table:table-cell office:value-type="float" office:value="123" table:style-name="ce3">
            <text:p>123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83" table:style-name="ce1">
            <text:p>418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4" table:style-name="ce4">
            <text:p>3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4" table:style-name="ce1">
            <text:p>4184</text:p>
          </table:table-cell>
          <table:table-cell table:number-columns-repeated="16380"/>
        </table:table-row>
        <table:table-row table:style-name="ro1">
          <table:table-cell office:value-type="float" office:value="125" table:style-name="ce3">
            <text:p>125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85" table:style-name="ce1">
            <text:p>418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5" table:style-name="ce4">
            <text:p>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6" table:style-name="ce1">
            <text:p>418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5" table:style-name="ce4">
            <text:p>4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7" table:style-name="ce1">
            <text:p>418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5" table:style-name="ce4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8" table:style-name="ce1">
            <text:p>418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8" table:style-name="ce4">
            <text:p>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89" table:style-name="ce1">
            <text:p>418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1" table:style-name="ce4">
            <text:p>5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0" table:style-name="ce1">
            <text:p>4190</text:p>
          </table:table-cell>
          <table:table-cell table:number-columns-repeated="16380"/>
        </table:table-row>
        <table:table-row table:style-name="ro1">
          <table:table-cell office:value-type="float" office:value="131" table:style-name="ce3">
            <text:p>131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91" table:style-name="ce1">
            <text:p>419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3" table:style-name="ce4">
            <text:p>3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2" table:style-name="ce1">
            <text:p>419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2" table:style-name="ce4">
            <text:p>2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3" table:style-name="ce1">
            <text:p>419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2" table:style-name="ce4">
            <text:p>3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4" table:style-name="ce1">
            <text:p>419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5" table:style-name="ce4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5" table:style-name="ce1">
            <text:p>4195</text:p>
          </table:table-cell>
          <table:table-cell table:number-columns-repeated="16380"/>
        </table:table-row>
        <table:table-row table:style-name="ro1">
          <table:table-cell office:value-type="float" office:value="136" table:style-name="ce3">
            <text:p>136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196" table:style-name="ce1">
            <text:p>419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84" table:style-name="ce4">
            <text:p>8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7" table:style-name="ce1">
            <text:p>419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88" table:style-name="ce4">
            <text:p>8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8" table:style-name="ce1">
            <text:p>419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4" table:style-name="ce4">
            <text:p>5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199" table:style-name="ce1">
            <text:p>419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7" table:style-name="ce4">
            <text:p>2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0" table:style-name="ce1">
            <text:p>420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6" table:style-name="ce4">
            <text:p>2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1" table:style-name="ce1">
            <text:p>420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1" table:style-name="ce4">
            <text:p>3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2" table:style-name="ce1">
            <text:p>4202</text:p>
          </table:table-cell>
          <table:table-cell table:number-columns-repeated="16380"/>
        </table:table-row>
        <table:table-row table:style-name="ro1">
          <table:table-cell office:value-type="float" office:value="143" table:style-name="ce3">
            <text:p>143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03" table:style-name="ce1">
            <text:p>4203</text:p>
          </table:table-cell>
          <table:table-cell table:number-columns-repeated="16380"/>
        </table:table-row>
        <table:table-row table:style-name="ro1">
          <table:table-cell office:value-type="float" office:value="144" table:style-name="ce3">
            <text:p>144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04" table:style-name="ce1">
            <text:p>420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5" table:style-name="ce4">
            <text:p>3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5" table:style-name="ce1">
            <text:p>420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7" table:style-name="ce4">
            <text:p>2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6" table:style-name="ce1">
            <text:p>420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8" table:style-name="ce4">
            <text:p>2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7" table:style-name="ce1">
            <text:p>420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2" table:style-name="ce4">
            <text:p>8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8" table:style-name="ce1">
            <text:p>420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8" table:style-name="ce4">
            <text:p>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09" table:style-name="ce1">
            <text:p>420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4" table:style-name="ce4">
            <text:p>3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0" table:style-name="ce1">
            <text:p>421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6" table:style-name="ce4">
            <text:p>5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1" table:style-name="ce1">
            <text:p>421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61" table:style-name="ce4">
            <text:p>6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2" table:style-name="ce1">
            <text:p>421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3" table:style-name="ce4">
            <text:p>6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3" table:style-name="ce1">
            <text:p>421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4" table:style-name="ce4">
            <text:p>1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4" table:style-name="ce1">
            <text:p>421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6" table:style-name="ce4">
            <text:p>2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5" table:style-name="ce1">
            <text:p>421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4" table:style-name="ce4">
            <text:p>4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6" table:style-name="ce1">
            <text:p>421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7" table:style-name="ce4">
            <text:p>7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7" table:style-name="ce1">
            <text:p>421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0" table:style-name="ce4">
            <text:p>3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8" table:style-name="ce1">
            <text:p>421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4" table:style-name="ce4">
            <text:p>5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19" table:style-name="ce1">
            <text:p>421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6" table:style-name="ce4">
            <text:p>5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0" table:style-name="ce1">
            <text:p>4220</text:p>
          </table:table-cell>
          <table:table-cell table:number-columns-repeated="16380"/>
        </table:table-row>
        <table:table-row table:style-name="ro1">
          <table:table-cell office:value-type="float" office:value="161" table:style-name="ce3">
            <text:p>161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21" table:style-name="ce1">
            <text:p>4221</text:p>
          </table:table-cell>
          <table:table-cell table:number-columns-repeated="16380"/>
        </table:table-row>
        <table:table-row table:style-name="ro1">
          <table:table-cell office:value-type="float" office:value="162" table:style-name="ce3">
            <text:p>162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22" table:style-name="ce1">
            <text:p>4222</text:p>
          </table:table-cell>
          <table:table-cell table:number-columns-repeated="16380"/>
        </table:table-row>
        <table:table-row table:style-name="ro1">
          <table:table-cell office:value-type="float" office:value="163" table:style-name="ce3">
            <text:p>163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23" table:style-name="ce1">
            <text:p>422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9" table:style-name="ce4">
            <text:p>5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4" table:style-name="ce1">
            <text:p>422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2" table:style-name="ce4">
            <text:p>4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5" table:style-name="ce1">
            <text:p>4225</text:p>
          </table:table-cell>
          <table:table-cell table:number-columns-repeated="16380"/>
        </table:table-row>
        <table:table-row table:style-name="ro1">
          <table:table-cell office:value-type="float" office:value="166" table:style-name="ce3">
            <text:p>166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26" table:style-name="ce1">
            <text:p>422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7" table:style-name="ce4">
            <text:p>47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7" table:style-name="ce1">
            <text:p>422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5" table:style-name="ce4">
            <text:p>4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8" table:style-name="ce1">
            <text:p>422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8" table:style-name="ce4">
            <text:p>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29" table:style-name="ce1">
            <text:p>422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66" table:style-name="ce4">
            <text:p>6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0" table:style-name="ce1">
            <text:p>423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3" table:style-name="ce4">
            <text:p>3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1" table:style-name="ce1">
            <text:p>423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85" table:style-name="ce4">
            <text:p>8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2" table:style-name="ce1">
            <text:p>423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49" table:style-name="ce4">
            <text:p>4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3" table:style-name="ce1">
            <text:p>423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0" table:style-name="ce4">
            <text:p>6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4" table:style-name="ce1">
            <text:p>423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2" table:style-name="ce4">
            <text:p>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5" table:style-name="ce1">
            <text:p>423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6" table:style-name="ce4">
            <text:p>1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6" table:style-name="ce1">
            <text:p>423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2" table:style-name="ce4">
            <text:p>12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7" table:style-name="ce1">
            <text:p>423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8" table:style-name="ce4">
            <text:p>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8" table:style-name="ce1">
            <text:p>423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85" table:style-name="ce4">
            <text:p>8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39" table:style-name="ce1">
            <text:p>423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5" table:style-name="ce4">
            <text:p>8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0" table:style-name="ce1">
            <text:p>424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8" table:style-name="ce4">
            <text:p>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1" table:style-name="ce1">
            <text:p>424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5" table:style-name="ce4">
            <text:p>2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2" table:style-name="ce1">
            <text:p>424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5" table:style-name="ce4">
            <text:p>6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3" table:style-name="ce1">
            <text:p>424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8" table:style-name="ce4">
            <text:p>38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4" table:style-name="ce1">
            <text:p>424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1" table:style-name="ce4">
            <text:p>2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5" table:style-name="ce1">
            <text:p>424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54" table:style-name="ce4">
            <text:p>5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6" table:style-name="ce1">
            <text:p>424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6" table:style-name="ce4">
            <text:p>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7" table:style-name="ce1">
            <text:p>424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0" table:style-name="ce4">
            <text:p>4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8" table:style-name="ce1">
            <text:p>424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9" table:style-name="ce4">
            <text:p>2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49" table:style-name="ce1">
            <text:p>4249</text:p>
          </table:table-cell>
          <table:table-cell table:number-columns-repeated="16380"/>
        </table:table-row>
        <table:table-row table:style-name="ro1">
          <table:table-cell office:value-type="float" office:value="190" table:style-name="ce3">
            <text:p>190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50" table:style-name="ce1">
            <text:p>425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0" table:style-name="ce4">
            <text:p>4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1" table:style-name="ce1">
            <text:p>425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4" table:style-name="ce4">
            <text:p>4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2" table:style-name="ce1">
            <text:p>425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9" table:style-name="ce4">
            <text:p>19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3" table:style-name="ce1">
            <text:p>425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0" table:style-name="ce4">
            <text:p>40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4" table:style-name="ce1">
            <text:p>4254</text:p>
          </table:table-cell>
          <table:table-cell table:number-columns-repeated="16380"/>
        </table:table-row>
        <table:table-row table:style-name="ro1">
          <table:table-cell office:value-type="float" office:value="195" table:style-name="ce3">
            <text:p>195</text:p>
          </table:table-cell>
          <table:table-cell table:style-name="ce3"/>
          <table:table-cell office:value-type="float" office:value="2020" table:formula="of:=2020" table:style-name="ce1">
            <text:p>2020</text:p>
          </table:table-cell>
          <table:table-cell office:value-type="float" office:value="4255" table:style-name="ce1">
            <text:p>425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3" table:style-name="ce4">
            <text:p>3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6" table:style-name="ce1">
            <text:p>425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1" table:style-name="ce4">
            <text:p>71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7" table:style-name="ce1">
            <text:p>425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43" table:style-name="ce4">
            <text:p>4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8" table:style-name="ce1">
            <text:p>425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5" table:style-name="ce4">
            <text:p>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59" table:style-name="ce1">
            <text:p>425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6" table:style-name="ce4">
            <text:p>36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0" table:style-name="ce1">
            <text:p>426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5" table:style-name="ce4">
            <text:p>15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1" table:style-name="ce1">
            <text:p>426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3" table:style-name="ce4">
            <text:p>33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2" table:style-name="ce1">
            <text:p>426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4" table:style-name="ce4">
            <text:p>24</text:p>
          </table:table-cell>
          <table:table-cell office:value-type="float" office:value="2020" table:formula="of:=2020" table:style-name="ce1">
            <text:p>2020</text:p>
          </table:table-cell>
          <table:table-cell office:value-type="float" office:value="4263" table:style-name="ce1">
            <text:p>4263</text:p>
          </table:table-cell>
          <table:table-cell table:number-columns-repeated="16380"/>
        </table:table-row>
        <table:table-row table:number-rows-repeated="1044312" table:style-name="ro2">
          <table:table-cell table:number-columns-repeated="16384"/>
        </table:table-row>
      </table:table>
      <table:database-ranges>
        <table:database-range table:target-range-address="IndCorruption.A1:IndCorruption.D1048576" table:name="__Anonymous_Sheet_DB__1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libri Light" svg:font-family="&quot;Calibri Light&quot;"/>
    <style:font-face style:name="Liberation Sans1" svg:font-family="&quot;Liberation Sans1&quot;"/>
    <style:font-face style:name="Helvetica" svg:font-family="Helvetica"/>
  </office:font-face-decls>
  <office:styles>
    <number:number-style style:name="N0">
      <number:number number:min-integer-digits="1"/>
    </number:number-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C6EFCE"/>
      <style:text-properties fo:color="#0061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DAE3F3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BE5D6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DEDED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FFF2CC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EEBF7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E2F0D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4C7E7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8CBAD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FFE699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BDD7EE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8FAADC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4B183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9C9C9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FFD966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9DC3E6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A9D18E"/>
    </style:style>
    <style:style style:name="Excel_32_Built-in_32_Accent1" style:display-name="Excel Built-in Accent1" style:family="table-cell" style:data-style-name="N0">
      <style:table-cell-properties style:vertical-align="automatic" fo:background-color="#4472C4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ED7D31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A5A5A5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FFC00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5B9BD5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eading_32_1" style:display-name="Excel Built-in Heading 1" style:family="table-cell" style:data-style-name="N0">
      <style:table-cell-properties fo:border-top="none" fo:border-bottom="2pt solid #4472C4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A1B8E1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8FAADC" fo:border-left="none" fo:border-right="none" style:vertical-align="automatic" fo:background-color="transparent"/>
      <style:text-properties fo:color="#44546A" fo:font-size="11pt" style:font-size-asian="11pt" style:font-size-complex="11pt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44546A" fo:font-size="11pt" style:font-size-asian="11pt" style:font-size-complex="11pt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A7D00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5700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Excel_32_Built-in_32_Total" style:display-name="Excel Built-in Total" style:family="table-cell" style:data-style-name="N0">
      <style:table-cell-properties fo:border-top="thin solid #4472C4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Roberto Martinez B. Kukutschka</meta:initial-creator>
    <dc:creator>Clément Calia</dc:creator>
    <meta:creation-date>2020-11-01T16:45:37Z</meta:creation-date>
    <dc:date>2022-03-21T19:36:21Z</dc:date>
    <meta:editing-cycles>5</meta:editing-cycles>
    <meta:editing-duration>PT5358S</meta:editing-duration>
  </office:meta>
</office:document-meta>
</file>